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sci">
            <text:p>sci</text:p>
          </table:table-cell>
          <table:table-cell table:style-name="pd1" office:value-type="string" office:string-value="floraveg">
            <text:p>floraveg</text:p>
          </table:table-cell>
          <table:table-cell table:style-name="pd1" office:value-type="string" office:string-value="MBG">
            <text:p>MBG</text:p>
          </table:table-cell>
          <table:table-cell table:style-name="pd1" office:value-type="string" office:string-value="floraweb">
            <text:p>floraweb</text:p>
          </table:table-cell>
          <table:table-cell table:style-name="pd1" office:value-type="string" office:string-value="infoflora">
            <text:p>infoflora</text:p>
          </table:table-cell>
          <table:table-cell table:style-name="pd1" office:value-type="string" office:string-value="pfaf">
            <text:p>pfaf</text:p>
          </table:table-cell>
          <table:table-cell table:style-name="pd1" office:value-type="string" office:string-value="greeninfo">
            <text:p>greeninfo</text:p>
          </table:table-cell>
        </table:table-row>
        <table:table-row>
          <table:table-cell office:value-type="string" office:string-value="Asteriscus maritimus">
            <text:p>Asteriscus maritim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194">
            <text:p>https://www.missouribotanicalgarden.org/PlantFinder/PlantFinderDetails.aspx?kempercode=c19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ucus carota">
            <text:p>Daucus carota</text:p>
          </table:table-cell>
          <table:table-cell office:value-type="string" office:string-value="https://floraveg.eu/taxon/overview/Daucus%20carota">
            <text:p>https://floraveg.eu/taxon/overview/Daucus%20carota</text:p>
          </table:table-cell>
          <table:table-cell office:value-type="string" office:string-value="https://www.missouribotanicalgarden.org/PlantFinder/PlantFinderDetails.aspx?taxonid=276043&amp;isprofile=1&amp;basic=carrot">
            <text:p>https://www.missouribotanicalgarden.org/PlantFinder/PlantFinderDetails.aspx?taxonid=276043&amp;isprofile=1&amp;basic=carrot</text:p>
          </table:table-cell>
          <table:table-cell office:value-type="string" office:string-value="https://www.floraweb.de/php/taxonomie.php?taxon-id=1886">
            <text:p>https://www.floraweb.de/php/taxonomie.php?taxon-id=1886</text:p>
          </table:table-cell>
          <table:table-cell office:value-type="string" office:string-value="https://www.infoflora.ch/en/flora/daucus-carota.html">
            <text:p>https://www.infoflora.ch/en/flora/daucus-carota.html</text:p>
          </table:table-cell>
          <table:table-cell office:value-type="string" office:string-value="https://pfaf.org/user/Plant.aspx?LatinName=Daucus+carota">
            <text:p>https://pfaf.org/user/Plant.aspx?LatinName=Daucus+carot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apanthus africanus">
            <text:p>Agapanthus africanus</text:p>
          </table:table-cell>
          <table:table-cell office:value-type="string" office:string-value="https://floraveg.eu/taxon/overview/Agapanthus%20africanus">
            <text:p>https://floraveg.eu/taxon/overview/Agapanthus%20africanus</text:p>
          </table:table-cell>
          <table:table-cell office:value-type="string" office:string-value="http://www.missouribotanicalgarden.org/PlantFinder/PlantFinderDetails.aspx?kempercode=a433">
            <text:p>http://www.missouribotanicalgarden.org/PlantFinder/PlantFinderDetails.aspx?kempercode=a43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Agapanthus+africanus">
            <text:p>https://pfaf.org/user/Plant.aspx?LatinName=Agapanthus+african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ougainvillea spectabilis">
            <text:p>Bougainvillea spectabilis</text:p>
          </table:table-cell>
          <table:table-cell office:value-type="string" office:string-value="https://floraveg.eu/taxon/overview/Bougainvillea%20spectabilis">
            <text:p>https://floraveg.eu/taxon/overview/Bougainvillea%20spectabilis</text:p>
          </table:table-cell>
          <table:table-cell office:value-type="string" office:string-value="https://www.missouribotanicalgarden.org/PlantFinder/PlantFinderDetails.aspx?taxonid=264583">
            <text:p>https://www.missouribotanicalgarden.org/PlantFinder/PlantFinderDetails.aspx?taxonid=26458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ellia japonica">
            <text:p>Camelli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331">
            <text:p>https://www.missouribotanicalgarden.org/PlantFinder/PlantFinderDetails.aspx?taxonid=287331</text:p>
          </table:table-cell>
          <table:table-cell office:value-type="string" office:string-value="no">
            <text:p>no</text:p>
          </table:table-cell>
          <table:table-cell office:value-type="string" office:string-value="https://www.infoflora.ch/en/flora/camellia-japonica.html">
            <text:p>https://www.infoflora.ch/en/flora/camellia-japonica.html</text:p>
          </table:table-cell>
          <table:table-cell office:value-type="string" office:string-value="https://pfaf.org/user/Plant.aspx?LatinName=Camellia+japonica">
            <text:p>https://pfaf.org/user/Plant.aspx?LatinName=Camelli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bera jamesonii">
            <text:p>Gerbera jamesonii</text:p>
          </table:table-cell>
          <table:table-cell office:value-type="string" office:string-value="https://floraveg.eu/taxon/overview/Gerbera%20jamesonii">
            <text:p>https://floraveg.eu/taxon/overview/Gerbera%20jamesonii</text:p>
          </table:table-cell>
          <table:table-cell office:value-type="string" office:string-value="https://www.missouribotanicalgarden.org/PlantFinder/PlantFinderDetails.aspx?kempercode=a518">
            <text:p>https://www.missouribotanicalgarden.org/PlantFinder/PlantFinderDetails.aspx?kempercode=a518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phorbia pulcherrima">
            <text:p>Euphorbia pulcherrim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0089&amp;isprofile=1&amp;basic=poinsettia">
            <text:p>https://www.missouribotanicalgarden.org/PlantFinder/PlantFinderDetails.aspx?taxonid=280089&amp;isprofile=1&amp;basic=poinsett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zania">
            <text:p>Gaza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17">
            <text:p>https://www.missouribotanicalgarden.org/PlantFinder/PlantFinderDetails.aspx?kempercode=a517</text:p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ium maculatum">
            <text:p>Lamium maculatum</text:p>
          </table:table-cell>
          <table:table-cell office:value-type="string" office:string-value="https://floraveg.eu/taxon/overview/Lamium%20maculatum">
            <text:p>https://floraveg.eu/taxon/overview/Lamium%20maculatum</text:p>
          </table:table-cell>
          <table:table-cell office:value-type="string" office:string-value="https://www.missouribotanicalgarden.org/PlantFinder/PlantFinderDetails.aspx?kempercode=d720">
            <text:p>https://www.missouribotanicalgarden.org/PlantFinder/PlantFinderDetails.aspx?kempercode=d720</text:p>
          </table:table-cell>
          <table:table-cell office:value-type="string" office:string-value="https://www.floraweb.de/php/taxonomie.php?taxon-id=3263">
            <text:p>https://www.floraweb.de/php/taxonomie.php?taxon-id=3263</text:p>
          </table:table-cell>
          <table:table-cell office:value-type="string" office:string-value="https://www.infoflora.ch/en/flora/lamium-maculatum.html">
            <text:p>https://www.infoflora.ch/en/flora/lamium-maculat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orenia fournieri">
            <text:p>Torenia fournieri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a613">
            <text:p>https://www.missouribotanicalgarden.org/PlantFinder/PlantFinderDetails.aspx?kempercode=a613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iraea japonica">
            <text:p>Spiraea japonica</text:p>
          </table:table-cell>
          <table:table-cell office:value-type="string" office:string-value="https://floraveg.eu/taxon/overview/Spiraea%20japonica">
            <text:p>https://floraveg.eu/taxon/overview/Spiraea%20japonica</text:p>
          </table:table-cell>
          <table:table-cell office:value-type="string" office:string-value="https://www.missouribotanicalgarden.org/PlantFinder/PlantFinderDetails.aspx?taxonid=286473">
            <text:p>https://www.missouribotanicalgarden.org/PlantFinder/PlantFinderDetails.aspx?taxonid=286473</text:p>
          </table:table-cell>
          <table:table-cell office:value-type="string" office:string-value="https://www.floraweb.de/php/taxonomie.php?taxon-id=7042">
            <text:p>https://www.floraweb.de/php/taxonomie.php?taxon-id=7042</text:p>
          </table:table-cell>
          <table:table-cell office:value-type="string" office:string-value="https://www.infoflora.ch/en/flora/spiraea-japonica.html">
            <text:p>https://www.infoflora.ch/en/flora/spiraea-japonica.html</text:p>
          </table:table-cell>
          <table:table-cell office:value-type="string" office:string-value="https://pfaf.org/user/Plant.aspx?LatinName=Spiraea+japonica">
            <text:p>https://pfaf.org/user/Plant.aspx?LatinName=Spirae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tinaca sativa">
            <text:p>Pastinaca sativa</text:p>
          </table:table-cell>
          <table:table-cell office:value-type="string" office:string-value="https://floraveg.eu/taxon/overview/Pastinaca%20sativa">
            <text:p>https://floraveg.eu/taxon/overview/Pastinaca%20sativa</text:p>
          </table:table-cell>
          <table:table-cell office:value-type="string" office:string-value="http://www.mobot.org/mobot/latindict/keyDetail.aspx?keyWord=dauciformis">
            <text:p>http://www.mobot.org/mobot/latindict/keyDetail.aspx?keyWord=dauciformis</text:p>
          </table:table-cell>
          <table:table-cell office:value-type="string" office:string-value="https://www.floraweb.de/php/taxonomie.php?taxon-id=4136">
            <text:p>https://www.floraweb.de/php/taxonomie.php?taxon-id=4136</text:p>
          </table:table-cell>
          <table:table-cell office:value-type="string" office:string-value="https://www.infoflora.ch/en/flora/pastinaca-sativa.html">
            <text:p>https://www.infoflora.ch/en/flora/pastinaca-sativa.html</text:p>
          </table:table-cell>
          <table:table-cell office:value-type="string" office:string-value="https://pfaf.org/user/Plant.aspx?LatinName=Pastinaca+sativa">
            <text:p>https://pfaf.org/user/Plant.aspx?LatinName=Pastinaca+sati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">
            <text:p>Al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192">
            <text:p>https://www.missouribotanicalgarden.org/PlantFinder/PlantFinderDetails.aspx?taxonid=28219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ursinum">
            <text:p>Allium ursinum</text:p>
          </table:table-cell>
          <table:table-cell office:value-type="string" office:string-value="https://floraveg.eu/taxon/overview/Allium%20ursinum">
            <text:p>https://floraveg.eu/taxon/overview/Allium%20ursinum</text:p>
          </table:table-cell>
          <table:table-cell office:value-type="string" office:string-value="https://www.missouribotanicalgarden.org/PlantFinder/PlantFinderDetails.aspx?taxonid=281739">
            <text:p>https://www.missouribotanicalgarden.org/PlantFinder/PlantFinderDetails.aspx?taxonid=281739</text:p>
          </table:table-cell>
          <table:table-cell office:value-type="string" office:string-value="https://www.floraweb.de/php/taxonomie.php?taxon-id=320">
            <text:p>https://www.floraweb.de/php/taxonomie.php?taxon-id=320</text:p>
          </table:table-cell>
          <table:table-cell office:value-type="string" office:string-value="https://www.infoflora.ch/en/flora/allium-ursinum.html">
            <text:p>https://www.infoflora.ch/en/flora/allium-ursinum.html</text:p>
          </table:table-cell>
          <table:table-cell office:value-type="string" office:string-value="https://pfaf.org/user/Plant.aspx?LatinName=Allium+ursinum">
            <text:p>https://pfaf.org/user/Plant.aspx?LatinName=Allium+ursi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tuberosum">
            <text:p>Allium tuberosum</text:p>
          </table:table-cell>
          <table:table-cell office:value-type="string" office:string-value="https://floraveg.eu/taxon/overview/Allium%20tuberosum">
            <text:p>https://floraveg.eu/taxon/overview/Allium%20tuberosum</text:p>
          </table:table-cell>
          <table:table-cell office:value-type="string" office:string-value="https://www.missouribotanicalgarden.org/PlantFinder/PlantFinderDetails.aspx?kempercode=u770">
            <text:p>https://www.missouribotanicalgarden.org/PlantFinder/PlantFinderDetails.aspx?kempercode=u770</text:p>
          </table:table-cell>
          <table:table-cell office:value-type="string" office:string-value="https://www.floraweb.de/php/taxonomie.php?taxon-id=11924">
            <text:p>https://www.floraweb.de/php/taxonomie.php?taxon-id=1192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llium+tuberosum">
            <text:p>https://pfaf.org/user/Plant.aspx?LatinName=Allium+tuberos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angulosum">
            <text:p>Allium angulosum</text:p>
          </table:table-cell>
          <table:table-cell office:value-type="string" office:string-value="https://floraveg.eu/taxon/overview/Allium%20angulosum">
            <text:p>https://floraveg.eu/taxon/overview/Allium%20angulosum</text:p>
          </table:table-cell>
          <table:table-cell office:value-type="string" office:string-value="http://www.mobot.org/mobot/research/leguide/collections/100/1524.html">
            <text:p>http://www.mobot.org/mobot/research/leguide/collections/100/1524.html</text:p>
          </table:table-cell>
          <table:table-cell office:value-type="string" office:string-value="https://www.floraweb.de/php/taxonomie.php?taxon-id=284">
            <text:p>https://www.floraweb.de/php/taxonomie.php?taxon-id=284</text:p>
          </table:table-cell>
          <table:table-cell office:value-type="string" office:string-value="https://www.infoflora.ch/en/flora/allium-angulosum.html">
            <text:p>https://www.infoflora.ch/en/flora/allium-angulosum.html</text:p>
          </table:table-cell>
          <table:table-cell office:value-type="string" office:string-value="https://pfaf.org/user/Plant.aspx?LatinName=Allium+angulosum">
            <text:p>https://pfaf.org/user/Plant.aspx?LatinName=Allium+angulos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lium unifolium">
            <text:p>Allium unifolium</text:p>
          </table:table-cell>
          <table:table-cell office:value-type="string" office:string-value="https://floraveg.eu/taxon/overview/Allium%20unifolium">
            <text:p>https://floraveg.eu/taxon/overview/Allium%20unifolium</text:p>
          </table:table-cell>
          <table:table-cell office:value-type="string" office:string-value="http://www.mobot.org/mobot/bloom/2000/2000-05-26d.html">
            <text:p>http://www.mobot.org/mobot/bloom/2000/2000-05-26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llium+unifolium">
            <text:p>https://pfaf.org/user/Plant.aspx?LatinName=Allium+unifoli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assia">
            <text:p>Camas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q550">
            <text:p>https://www.missouribotanicalgarden.org/PlantFinder/PlantFinderDetails.aspx?kempercode=q5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lobularia">
            <text:p>Globul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9836&amp;isprofile=0&amp;pt=8">
            <text:p>https://www.missouribotanicalgarden.org/PlantFinder/PlantFinderDetails.aspx?taxonid=299836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itillaria">
            <text:p>Fritill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768&amp;isprofile=1&amp;basic=Fritillaria">
            <text:p>https://www.missouribotanicalgarden.org/PlantFinder/PlantFinderDetails.aspx?taxonid=281768&amp;isprofile=1&amp;basic=Fritilla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matis">
            <text:p>Clemat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300">
            <text:p>https://www.missouribotanicalgarden.org/PlantFinder/PlantFinderDetails.aspx?kempercode=a3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lematis montana">
            <text:p>Clematis montana</text:p>
          </table:table-cell>
          <table:table-cell office:value-type="string" office:string-value="https://floraveg.eu/taxon/overview/Clematis%20montana">
            <text:p>https://floraveg.eu/taxon/overview/Clematis%20montana</text:p>
          </table:table-cell>
          <table:table-cell office:value-type="string" office:string-value="https://www.missouribotanicalgarden.org/PlantFinder/PlantFinderDetails.aspx?taxonid=244362&amp;isprofile=0&amp;pt=16">
            <text:p>https://www.missouribotanicalgarden.org/PlantFinder/PlantFinderDetails.aspx?taxonid=244362&amp;isprofile=0&amp;pt=16</text:p>
          </table:table-cell>
          <table:table-cell office:value-type="string" office:string-value="https://www.floraweb.de/php/taxonomie.php?taxon-id=30724">
            <text:p>https://www.floraweb.de/php/taxonomie.php?taxon-id=3072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">
            <text:p>Wister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 sinensis">
            <text:p>Wisteria sinensis</text:p>
          </table:table-cell>
          <table:table-cell office:value-type="string" office:string-value="https://floraveg.eu/taxon/overview/Wisteria%20sinensis">
            <text:p>https://floraveg.eu/taxon/overview/Wisteria%20sinensis</text:p>
          </table:table-cell>
          <table:table-cell office:value-type="string" office:string-value="http://www.missouribotanicalgarden.org/plantfinder/PlantFinderDetails.aspx?taxonid=280632">
            <text:p>http://www.missouribotanicalgarden.org/plantfinder/PlantFinderDetails.aspx?taxonid=280632</text:p>
          </table:table-cell>
          <table:table-cell office:value-type="string" office:string-value="https://www.floraweb.de/php/taxonomie.php?taxon-id=27273">
            <text:p>https://www.floraweb.de/php/taxonomie.php?taxon-id=27273</text:p>
          </table:table-cell>
          <table:table-cell office:value-type="string" office:string-value="https://www.infoflora.ch/en/flora/wisteria-sinensis.html">
            <text:p>https://www.infoflora.ch/en/flora/wisteria-sinensis.html</text:p>
          </table:table-cell>
          <table:table-cell office:value-type="string" office:string-value="https://pfaf.org/user/Plant.aspx?LatinName=Wisteria+sinensis">
            <text:p>https://pfaf.org/user/Plant.aspx?LatinName=Wisteria+sin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isteria frutescens">
            <text:p>Wisteria frutescen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80631">
            <text:p>http://www.missouribotanicalgarden.org/plantfinder/PlantFinderDetails.aspx?taxonid=2806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Wisteria+frutescens">
            <text:p>https://pfaf.org/user/Plant.aspx?LatinName=Wisteria+frutesc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rium oleander">
            <text:p>Nerium oleander</text:p>
          </table:table-cell>
          <table:table-cell office:value-type="string" office:string-value="https://floraveg.eu/taxon/overview/Nerium%20oleander">
            <text:p>https://floraveg.eu/taxon/overview/Nerium%20oleander</text:p>
          </table:table-cell>
          <table:table-cell office:value-type="string" office:string-value="https://www.missouribotanicalgarden.org/PlantFinder/PlantFinderDetails.aspx?kempercode=a532">
            <text:p>https://www.missouribotanicalgarden.org/PlantFinder/PlantFinderDetails.aspx?kempercode=a532</text:p>
          </table:table-cell>
          <table:table-cell office:value-type="string" office:string-value="https://www.floraweb.de/php/taxonomie.php?taxon-id=3844">
            <text:p>https://www.floraweb.de/php/taxonomie.php?taxon-id=3844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Nerium+oleander">
            <text:p>https://pfaf.org/user/Plant.aspx?LatinName=Nerium+oleander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rbus">
            <text:p>Sorb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370">
            <text:p>https://www.missouribotanicalgarden.org/PlantFinder/PlantFinderDetails.aspx?taxonid=286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hododendron">
            <text:p>Rhododendr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5576&amp;isprofile=0&amp;">
            <text:p>https://www.missouribotanicalgarden.org/PlantFinder/PlantFinderDetails.aspx?taxonid=265576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ulipa">
            <text:p>Tulip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252">
            <text:p>https://www.missouribotanicalgarden.org/PlantFinder/PlantFinderDetails.aspx?kempercode=c25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rdenia">
            <text:p>Garde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555">
            <text:p>https://www.missouribotanicalgarden.org/PlantFinder/PlantFinderDetails.aspx?kempercode=b5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gnolia">
            <text:p>Magno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422">
            <text:p>https://www.missouribotanicalgarden.org/PlantFinder/PlantFinderDetails.aspx?kempercode=d4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eucanthemum vulgare">
            <text:p>Leucanthemum vulgare</text:p>
          </table:table-cell>
          <table:table-cell office:value-type="string" office:string-value="https://floraveg.eu/taxon/overview/Leucanthemum%20vulgare">
            <text:p>https://floraveg.eu/taxon/overview/Leucanthemum%20vulgare</text:p>
          </table:table-cell>
          <table:table-cell office:value-type="string" office:string-value="https://www.missouribotanicalgarden.org/PlantFinder/PlantFinderDetails.aspx?taxonid=250182&amp;isprofile=0&amp;">
            <text:p>https://www.missouribotanicalgarden.org/PlantFinder/PlantFinderDetails.aspx?taxonid=250182&amp;isprofile=0&amp;</text:p>
          </table:table-cell>
          <table:table-cell office:value-type="string" office:string-value="https://www.floraweb.de/php/taxonomie.php?taxon-id=3384">
            <text:p>https://www.floraweb.de/php/taxonomie.php?taxon-id=3384</text:p>
          </table:table-cell>
          <table:table-cell office:value-type="string" office:string-value="https://www.infoflora.ch/en/flora/leucanthemum-vulgare.html">
            <text:p>https://www.infoflora.ch/en/flora/leucanthemum-vulgare.html</text:p>
          </table:table-cell>
          <table:table-cell office:value-type="string" office:string-value="https://pfaf.org/user/Plant.aspx?LatinName=Leucanthemum+vulgare">
            <text:p>https://pfaf.org/user/Plant.aspx?LatinName=Leucanthemum+vulgar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ahlia">
            <text:p>Dah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45">
            <text:p>https://www.missouribotanicalgarden.org/PlantFinder/PlantFinderDetails.aspx?kempercode=a4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acea">
            <text:p>Echina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acea purpurea">
            <text:p>Echinacea purpurea</text:p>
          </table:table-cell>
          <table:table-cell office:value-type="string" office:string-value="https://floraveg.eu/taxon/overview/Echinacea%20purpurea">
            <text:p>https://floraveg.eu/taxon/overview/Echinacea%20purpurea</text:p>
          </table:table-cell>
          <table:table-cell office:value-type="string" office:string-value="https://www.missouribotanicalgarden.org/PlantFinder/PlantFinderDetails.aspx?kempercode=c580">
            <text:p>https://www.missouribotanicalgarden.org/PlantFinder/PlantFinderDetails.aspx?kempercode=c580</text:p>
          </table:table-cell>
          <table:table-cell office:value-type="string" office:string-value="https://www.floraweb.de/php/taxonomie.php?taxon-id=30791">
            <text:p>https://www.floraweb.de/php/taxonomie.php?taxon-id=30791</text:p>
          </table:table-cell>
          <table:table-cell office:value-type="string" office:string-value="https://www.infoflora.ch/en/flora/asteraceae.html">
            <text:p>https://www.infoflora.ch/en/flora/asteraceae.html</text:p>
          </table:table-cell>
          <table:table-cell office:value-type="string" office:string-value="https://pfaf.org/user/Plant.aspx?LatinName=Echinacea+purpurea">
            <text:p>https://pfaf.org/user/Plant.aspx?LatinName=Echinacea+purpur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omphrena">
            <text:p>Gomphr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115">
            <text:p>https://www.missouribotanicalgarden.org/PlantFinder/PlantFinderDetails.aspx?kempercode=a1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hrysanthemum">
            <text:p>Chrysanthe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512&amp;isprofile=0&amp;cv=5">
            <text:p>https://www.missouribotanicalgarden.org/PlantFinder/PlantFinderDetails.aspx?taxonid=272512&amp;isprofile=0&amp;cv=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steospermum">
            <text:p>Osteosper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25">
            <text:p>https://www.missouribotanicalgarden.org/PlantFinder/PlantFinderDetails.aspx?kempercode=b72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">
            <text:p>Ro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e834">
            <text:p>https://www.missouribotanicalgarden.org/PlantFinder/PlantFinderDetails.aspx?kempercode=e8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canina">
            <text:p>Rosa canina</text:p>
          </table:table-cell>
          <table:table-cell office:value-type="string" office:string-value="https://floraveg.eu/taxon/overview/Rosa%20canina">
            <text:p>https://floraveg.eu/taxon/overview/Rosa%20canina</text:p>
          </table:table-cell>
          <table:table-cell office:value-type="string" office:string-value="https://www.missouribotanicalgarden.org/PlantFinder/PlantFinderDetails.aspx?kempercode=f370">
            <text:p>https://www.missouribotanicalgarden.org/PlantFinder/PlantFinderDetails.aspx?kempercode=f370</text:p>
          </table:table-cell>
          <table:table-cell office:value-type="string" office:string-value="https://www.floraweb.de/php/taxonomie.php?taxon-id=26665">
            <text:p>https://www.floraweb.de/php/taxonomie.php?taxon-id=26665</text:p>
          </table:table-cell>
          <table:table-cell office:value-type="string" office:string-value="https://www.infoflora.ch/en/flora/rosa-canina.html">
            <text:p>https://www.infoflora.ch/en/flora/rosa-canina.html</text:p>
          </table:table-cell>
          <table:table-cell office:value-type="string" office:string-value="https://pfaf.org/user/Plant.aspx?LatinName=Rosa+canina">
            <text:p>https://pfaf.org/user/Plant.aspx?LatinName=Rosa+cani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rugosa">
            <text:p>Rosa rugosa</text:p>
          </table:table-cell>
          <table:table-cell office:value-type="string" office:string-value="https://floraveg.eu/taxon/overview/Rosa%20rugosa">
            <text:p>https://floraveg.eu/taxon/overview/Rosa%20rugosa</text:p>
          </table:table-cell>
          <table:table-cell office:value-type="string" office:string-value="https://www.missouribotanicalgarden.org/PlantFinder/PlantFinderDetails.aspx?taxonid=286364">
            <text:p>https://www.missouribotanicalgarden.org/PlantFinder/PlantFinderDetails.aspx?taxonid=286364</text:p>
          </table:table-cell>
          <table:table-cell office:value-type="string" office:string-value="https://www.floraweb.de/php/taxonomie.php?taxon-id=4903">
            <text:p>https://www.floraweb.de/php/taxonomie.php?taxon-id=4903</text:p>
          </table:table-cell>
          <table:table-cell office:value-type="string" office:string-value="https://www.infoflora.ch/en/flora/rosa-rugosa.html">
            <text:p>https://www.infoflora.ch/en/flora/rosa-rugosa.html</text:p>
          </table:table-cell>
          <table:table-cell office:value-type="string" office:string-value="https://pfaf.org/user/Plant.aspx?LatinName=Rosa+rugosa">
            <text:p>https://pfaf.org/user/Plant.aspx?LatinName=Rosa+rug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damascena">
            <text:p>Rosa damasce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52188&amp;isprofile=0&amp;gen=Rosa">
            <text:p>https://www.missouribotanicalgarden.org/PlantFinder/PlantFinderDetails.aspx?taxonid=252188&amp;isprofile=0&amp;gen=Rosa</text:p>
          </table:table-cell>
          <table:table-cell office:value-type="string" office:string-value="https://www.floraweb.de/php/taxonomie.php?taxon-id=10851">
            <text:p>https://www.floraweb.de/php/taxonomie.php?taxon-id=108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multiflora">
            <text:p>Rosa multiflora</text:p>
          </table:table-cell>
          <table:table-cell office:value-type="string" office:string-value="https://floraveg.eu/taxon/overview/Rosa%20multiflora">
            <text:p>https://floraveg.eu/taxon/overview/Rosa%20multiflora</text:p>
          </table:table-cell>
          <table:table-cell office:value-type="string" office:string-value="https://www.missouribotanicalgarden.org/PlantFinder/PlantFinderDetails.aspx?kempercode=b514">
            <text:p>https://www.missouribotanicalgarden.org/PlantFinder/PlantFinderDetails.aspx?kempercode=b514</text:p>
          </table:table-cell>
          <table:table-cell office:value-type="string" office:string-value="https://www.floraweb.de/php/taxonomie.php?taxon-id=6973">
            <text:p>https://www.floraweb.de/php/taxonomie.php?taxon-id=6973</text:p>
          </table:table-cell>
          <table:table-cell office:value-type="string" office:string-value="https://www.infoflora.ch/en/flora/rosa-multiflora.html">
            <text:p>https://www.infoflora.ch/en/flora/rosa-multiflora.html</text:p>
          </table:table-cell>
          <table:table-cell office:value-type="string" office:string-value="https://pfaf.org/user/Plant.aspx?LatinName=Rosa+multiflora">
            <text:p>https://pfaf.org/user/Plant.aspx?LatinName=Rosa+multiflo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moyesii">
            <text:p>Rosa moyesii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52297">
            <text:p>http://www.missouribotanicalgarden.org/PlantFinder/PlantFinderDetails.aspx?taxonid=2522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Rosa+moyesii">
            <text:p>https://pfaf.org/user/Plant.aspx?LatinName=Rosa+moyesii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sa glauca">
            <text:p>Rosa glauca</text:p>
          </table:table-cell>
          <table:table-cell office:value-type="string" office:string-value="https://floraveg.eu/taxon/overview/Rosa%20glauca">
            <text:p>https://floraveg.eu/taxon/overview/Rosa%20glauca</text:p>
          </table:table-cell>
          <table:table-cell office:value-type="string" office:string-value="https://www.missouribotanicalgarden.org/PlantFinder/PlantFinderDetails.aspx?taxonid=286362">
            <text:p>https://www.missouribotanicalgarden.org/PlantFinder/PlantFinderDetails.aspx?taxonid=286362</text:p>
          </table:table-cell>
          <table:table-cell office:value-type="string" office:string-value="https://www.floraweb.de/php/taxonomie.php?taxon-id=23610">
            <text:p>https://www.floraweb.de/php/taxonomie.php?taxon-id=23610</text:p>
          </table:table-cell>
          <table:table-cell office:value-type="string" office:string-value="https://www.infoflora.ch/en/flora/rosa-glauca.html">
            <text:p>https://www.infoflora.ch/en/flora/rosa-glauca.html</text:p>
          </table:table-cell>
          <table:table-cell office:value-type="string" office:string-value="https://pfaf.org/user/Plant.aspx?LatinName=Rosa+glauca">
            <text:p>https://pfaf.org/user/Plant.aspx?LatinName=Rosa+glau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uzmania lingulata">
            <text:p>Guzmania lingulat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b556">
            <text:p>https://www.missouribotanicalgarden.org/PlantFinder/PlantFinderDetails.aspx?kempercode=b556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paver">
            <text:p>Papave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2337&amp;isprofile=1&amp;basic=Papaver%20orientale">
            <text:p>https://www.missouribotanicalgarden.org/PlantFinder/PlantFinderDetails.aspx?taxonid=262337&amp;isprofile=1&amp;basic=Papaver%20oriental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paver rhoeas">
            <text:p>Papaver rhoeas</text:p>
          </table:table-cell>
          <table:table-cell office:value-type="string" office:string-value="https://floraveg.eu/taxon/overview/Papaver%20rhoeas">
            <text:p>https://floraveg.eu/taxon/overview/Papaver%20rhoeas</text:p>
          </table:table-cell>
          <table:table-cell office:value-type="string" office:string-value="https://www.missouribotanicalgarden.org/PlantFinder/PlantFinderDetails.aspx?taxonid=284850">
            <text:p>https://www.missouribotanicalgarden.org/PlantFinder/PlantFinderDetails.aspx?taxonid=284850</text:p>
          </table:table-cell>
          <table:table-cell office:value-type="string" office:string-value="https://www.floraweb.de/php/taxonomie.php?taxon-id=4115">
            <text:p>https://www.floraweb.de/php/taxonomie.php?taxon-id=4115</text:p>
          </table:table-cell>
          <table:table-cell office:value-type="string" office:string-value="https://www.infoflora.ch/en/flora/papaver-rhoeas.html">
            <text:p>https://www.infoflora.ch/en/flora/papaver-rhoeas.html</text:p>
          </table:table-cell>
          <table:table-cell office:value-type="string" office:string-value="https://pfaf.org/user/Plant.aspx?LatinName=Papaver+rhoeas">
            <text:p>https://pfaf.org/user/Plant.aspx?LatinName=Papaver+rhoea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trosideros excelsa">
            <text:p>Metrosideros excelsa</text:p>
          </table:table-cell>
          <table:table-cell office:value-type="string" office:string-value="https://floraveg.eu/taxon/overview/Metrosideros%20excelsa">
            <text:p>https://floraveg.eu/taxon/overview/Metrosideros%20excelsa</text:p>
          </table:table-cell>
          <table:table-cell office:value-type="string" office:string-value="https://www.mobot.org/mobot/research/apweb/top/referencest_z.html">
            <text:p>https://www.mobot.org/mobot/research/apweb/top/referencest_z.html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Metrosideros+excelsa">
            <text:p>https://pfaf.org/user/Plant.aspx?LatinName=Metrosideros+excel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lium">
            <text:p>Li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880">
            <text:p>https://www.missouribotanicalgarden.org/PlantFinder/PlantFinderDetails.aspx?kempercode=d8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">
            <text:p>Hemerocal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 citrina">
            <text:p>Hemerocallis citri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2265&amp;isprofile=0&amp;pt=8">
            <text:p>https://www.missouribotanicalgarden.org/PlantFinder/PlantFinderDetails.aspx?taxonid=282265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merocallis+citrina">
            <text:p>https://pfaf.org/user/Plant.aspx?LatinName=Hemerocallis+citri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merocallis fulva">
            <text:p>Hemerocallis fulva</text:p>
          </table:table-cell>
          <table:table-cell office:value-type="string" office:string-value="https://floraveg.eu/taxon/overview/Hemerocallis%20fulva">
            <text:p>https://floraveg.eu/taxon/overview/Hemerocallis%20fulva</text:p>
          </table:table-cell>
          <table:table-cell office:value-type="string" office:string-value="https://www.missouribotanicalgarden.org/PlantFinder/PlantFinderDetails.aspx?kempercode=k430">
            <text:p>https://www.missouribotanicalgarden.org/PlantFinder/PlantFinderDetails.aspx?kempercode=k430</text:p>
          </table:table-cell>
          <table:table-cell office:value-type="string" office:string-value="https://www.floraweb.de/php/taxonomie.php?taxon-id=2813">
            <text:p>https://www.floraweb.de/php/taxonomie.php?taxon-id=2813</text:p>
          </table:table-cell>
          <table:table-cell office:value-type="string" office:string-value="https://www.infoflora.ch/en/flora/hemerocallis-fulva.html">
            <text:p>https://www.infoflora.ch/en/flora/hemerocallis-fulva.html</text:p>
          </table:table-cell>
          <table:table-cell office:value-type="string" office:string-value="https://pfaf.org/user/Plant.aspx?LatinName=Hemerocallis+fulva">
            <text:p>https://pfaf.org/user/Plant.aspx?LatinName=Hemerocallis+ful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menocallis littoralis">
            <text:p>Hymenocallis littorali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4/2004-01-23d.html">
            <text:p>http://www.mobot.org/mobot/bloom/2004/2004-01-23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pleurospermum">
            <text:p>Tripleurospermum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ortals/0/wlbc/PDF's/ApplequistCV.pdf">
            <text:p>http://www.missouribotanicalgarden.org/Portals/0/wlbc/PDF's/ApplequistCV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opsis helianthoides">
            <text:p>Heliopsis helianthoides</text:p>
          </table:table-cell>
          <table:table-cell office:value-type="string" office:string-value="https://floraveg.eu/taxon/overview/Heliopsis%20helianthoides">
            <text:p>https://floraveg.eu/taxon/overview/Heliopsis%20helianthoides</text:p>
          </table:table-cell>
          <table:table-cell office:value-type="string" office:string-value="https://www.missouribotanicalgarden.org/PlantFinder/PlantFinderDetails.aspx?kempercode=g520">
            <text:p>https://www.missouribotanicalgarden.org/PlantFinder/PlantFinderDetails.aspx?kempercode=g520</text:p>
          </table:table-cell>
          <table:table-cell office:value-type="string" office:string-value="https://www.floraweb.de/php/taxonomie.php?taxon-id=6809">
            <text:p>https://www.floraweb.de/php/taxonomie.php?taxon-id=6809</text:p>
          </table:table-cell>
          <table:table-cell office:value-type="string" office:string-value="https://www.infoflora.ch/en/flora/heliopsis-helianthoides.html">
            <text:p>https://www.infoflora.ch/en/flora/heliopsis-helianthoides.html</text:p>
          </table:table-cell>
          <table:table-cell office:value-type="string" office:string-value="https://pfaf.org/user/Plant.aspx?LatinName=Heliopsis+helianthoides">
            <text:p>https://pfaf.org/user/Plant.aspx?LatinName=Heliopsis+helianth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eopsis">
            <text:p>Coreops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n870">
            <text:p>https://www.missouribotanicalgarden.org/PlantFinder/PlantFinderDetails.aspx?kempercode=n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anthus">
            <text:p>Di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909">
            <text:p>https://www.missouribotanicalgarden.org/PlantFinder/PlantFinderDetails.aspx?taxonid=27290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anthus barbatus">
            <text:p>Dianthus barbatus</text:p>
          </table:table-cell>
          <table:table-cell office:value-type="string" office:string-value="https://floraveg.eu/taxon/overview/Dianthus%20barbatus">
            <text:p>https://floraveg.eu/taxon/overview/Dianthus%20barbatus</text:p>
          </table:table-cell>
          <table:table-cell office:value-type="string" office:string-value="http://www.missouribotanicalgarden.org/plantfinder/PlantFinderDetails.aspx?taxonid=279027">
            <text:p>http://www.missouribotanicalgarden.org/plantfinder/PlantFinderDetails.aspx?taxonid=279027</text:p>
          </table:table-cell>
          <table:table-cell office:value-type="string" office:string-value="https://www.floraweb.de/php/taxonomie.php?taxon-id=1915">
            <text:p>https://www.floraweb.de/php/taxonomie.php?taxon-id=1915</text:p>
          </table:table-cell>
          <table:table-cell office:value-type="string" office:string-value="https://www.infoflora.ch/en/flora/dianthus-barbatus.html">
            <text:p>https://www.infoflora.ch/en/flora/dianthus-barbatus.html</text:p>
          </table:table-cell>
          <table:table-cell office:value-type="string" office:string-value="https://pfaf.org/user/Plant.aspx?LatinName=Dianthus+barbatus">
            <text:p>https://pfaf.org/user/Plant.aspx?LatinName=Dianthus+barb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butilon">
            <text:p>Abutil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793">
            <text:p>https://www.missouribotanicalgarden.org/PlantFinder/PlantFinderDetails.aspx?taxonid=2917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sevieria">
            <text:p>Sansevie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549&amp;isprofile=0&amp;">
            <text:p>https://www.missouribotanicalgarden.org/PlantFinder/PlantFinderDetails.aspx?taxonid=443549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anas comosus">
            <text:p>Ananas comosus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kempercode=d168">
            <text:p>http://www.missouribotanicalgarden.org/PlantFinder/PlantFinderDetails.aspx?kempercode=d1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Ananas+comosus">
            <text:p>https://pfaf.org/user/Plant.aspx?LatinName=Ananas+como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Yucca">
            <text:p>Yuc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184">
            <text:p>https://www.missouribotanicalgarden.org/PlantFinder/PlantFinderDetails.aspx?kempercode=d18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eonia">
            <text:p>Pae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086">
            <text:p>https://www.missouribotanicalgarden.org/PlantFinder/PlantFinderDetails.aspx?taxonid=28608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">
            <text:p>Anemon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330">
            <text:p>https://www.missouribotanicalgarden.org/PlantFinder/PlantFinderDetails.aspx?kempercode=b3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coronaria">
            <text:p>Anemone coronaria</text:p>
          </table:table-cell>
          <table:table-cell office:value-type="string" office:string-value="https://floraveg.eu/taxon/overview/Anemone%20coronaria">
            <text:p>https://floraveg.eu/taxon/overview/Anemone%20coronaria</text:p>
          </table:table-cell>
          <table:table-cell office:value-type="string" office:string-value="https://www.missouribotanicalgarden.org/PlantFinder/PlantFinderDetails.aspx?taxonid=286104">
            <text:p>https://www.missouribotanicalgarden.org/PlantFinder/PlantFinderDetails.aspx?taxonid=286104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anemone.html">
            <text:p>https://www.infoflora.ch/en/flora/anemone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nemorosa">
            <text:p>Anemone nemorosa</text:p>
          </table:table-cell>
          <table:table-cell office:value-type="string" office:string-value="https://floraveg.eu/taxon/overview/Anemone%20nemorosa">
            <text:p>https://floraveg.eu/taxon/overview/Anemone%20nemorosa</text:p>
          </table:table-cell>
          <table:table-cell office:value-type="string" office:string-value="https://www.missouribotanicalgarden.org/PlantFinder/PlantFinderDetails.aspx?taxonid=286193&amp;isprofile=1&amp;basic=Anemone%20nemorosa">
            <text:p>https://www.missouribotanicalgarden.org/PlantFinder/PlantFinderDetails.aspx?taxonid=286193&amp;isprofile=1&amp;basic=Anemone%20nemorosa</text:p>
          </table:table-cell>
          <table:table-cell office:value-type="string" office:string-value="https://www.floraweb.de/php/taxonomie.php?taxon-id=435">
            <text:p>https://www.floraweb.de/php/taxonomie.php?taxon-id=435</text:p>
          </table:table-cell>
          <table:table-cell office:value-type="string" office:string-value="https://www.infoflora.ch/en/flora/anemone-nemorosa.html">
            <text:p>https://www.infoflora.ch/en/flora/anemone-nemorosa.html</text:p>
          </table:table-cell>
          <table:table-cell office:value-type="string" office:string-value="https://pfaf.org/user/Plant.aspx?LatinName=Anemone+nemorosa">
            <text:p>https://pfaf.org/user/Plant.aspx?LatinName=Anemone+nemor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mone blanda">
            <text:p>Anemone blanda</text:p>
          </table:table-cell>
          <table:table-cell office:value-type="string" office:string-value="https://floraveg.eu/taxon/overview/Anemone%20blanda">
            <text:p>https://floraveg.eu/taxon/overview/Anemone%20blanda</text:p>
          </table:table-cell>
          <table:table-cell office:value-type="string" office:string-value="http://www.missouribotanicalgarden.org/plantfinder/PlantFinderDetails.aspx?taxonid=286103">
            <text:p>http://www.missouribotanicalgarden.org/plantfinder/PlantFinderDetails.aspx?taxonid=286103</text:p>
          </table:table-cell>
          <table:table-cell office:value-type="string" office:string-value="https://www.floraweb.de/php/taxonomie.php?taxon-id=26302">
            <text:p>https://www.floraweb.de/php/taxonomie.php?taxon-id=26302</text:p>
          </table:table-cell>
          <table:table-cell office:value-type="string" office:string-value="https://www.infoflora.ch/en/flora/anemone-blanda.html">
            <text:p>https://www.infoflora.ch/en/flora/anemone-bland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listemon">
            <text:p>Callistemo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871">
            <text:p>https://www.missouribotanicalgarden.org/PlantFinder/PlantFinderDetails.aspx?taxonid=2828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yrtus">
            <text:p>Myrt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870">
            <text:p>https://www.missouribotanicalgarden.org/PlantFinder/PlantFinderDetails.aspx?taxonid=2828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caranda mimosifolia">
            <text:p>Jacaranda mimosifolia</text:p>
          </table:table-cell>
          <table:table-cell office:value-type="string" office:string-value="https://floraveg.eu/taxon/overview/Jacaranda%20mimosifolia">
            <text:p>https://floraveg.eu/taxon/overview/Jacaranda%20mimosifolia</text:p>
          </table:table-cell>
          <table:table-cell office:value-type="string" office:string-value="https://www.missouribotanicalgarden.org/PlantFinder/PlantFinderDetails.aspx?kempercode=a873">
            <text:p>https://www.missouribotanicalgarden.org/PlantFinder/PlantFinderDetails.aspx?kempercode=a8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nica granatum">
            <text:p>Punica granatum</text:p>
          </table:table-cell>
          <table:table-cell office:value-type="string" office:string-value="https://floraveg.eu/taxon/overview/Punica%20granatum">
            <text:p>https://floraveg.eu/taxon/overview/Punica%20granatum</text:p>
          </table:table-cell>
          <table:table-cell office:value-type="string" office:string-value="https://www.missouribotanicalgarden.org/PlantFinder/PlantFinderDetails.aspx?taxonid=286059">
            <text:p>https://www.missouribotanicalgarden.org/PlantFinder/PlantFinderDetails.aspx?taxonid=286059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unica-granatum.html">
            <text:p>https://www.infoflora.ch/en/flora/punica-granatum.html</text:p>
          </table:table-cell>
          <table:table-cell office:value-type="string" office:string-value="https://pfaf.org/user/Plant.aspx?LatinName=Punica+granatum">
            <text:p>https://pfaf.org/user/Plant.aspx?LatinName=Punica+gran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ttosporum tobira">
            <text:p>Pittosporum tobira</text:p>
          </table:table-cell>
          <table:table-cell office:value-type="string" office:string-value="https://floraveg.eu/taxon/overview/Pittosporum%20tobira">
            <text:p>https://floraveg.eu/taxon/overview/Pittosporum%20tobira</text:p>
          </table:table-cell>
          <table:table-cell office:value-type="string" office:string-value="https://www.missouribotanicalgarden.org/PlantFinder/PlantFinderDetails.aspx?taxonid=285126&amp;isprofile=0&amp;pt=2">
            <text:p>https://www.missouribotanicalgarden.org/PlantFinder/PlantFinderDetails.aspx?taxonid=285126&amp;isprofile=0&amp;pt=2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ittosporum-tobira.html">
            <text:p>https://www.infoflora.ch/en/flora/pittosporum-tobira.html</text:p>
          </table:table-cell>
          <table:table-cell office:value-type="string" office:string-value="https://pfaf.org/user/Plant.aspx?LatinName=Pittosporum+tobira">
            <text:p>https://pfaf.org/user/Plant.aspx?LatinName=Pittosporum+tobi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abiosa atropurpurea (syn. Sixalix)">
            <text:p>Scabiosa atropurpurea (syn. Sixalix)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ntana">
            <text:p>Lanta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23">
            <text:p>https://www.missouribotanicalgarden.org/PlantFinder/PlantFinderDetails.aspx?kempercode=a5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ibiscus">
            <text:p>Hibisc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9953&amp;n=1">
            <text:p>https://www.missouribotanicalgarden.org/PlantFinder/PlantFinderDetails.aspx?taxonid=299953&amp;n=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obinia pseudoacacia">
            <text:p>Robinia pseudoacacia</text:p>
          </table:table-cell>
          <table:table-cell office:value-type="string" office:string-value="https://floraveg.eu/taxon/overview/Robinia%20pseudoacacia">
            <text:p>https://floraveg.eu/taxon/overview/Robinia%20pseudoacacia</text:p>
          </table:table-cell>
          <table:table-cell office:value-type="string" office:string-value="https://www.missouribotanicalgarden.org/PlantFinder/PlantFinderDetails.aspx?kempercode=c143%22">
            <text:p>https://www.missouribotanicalgarden.org/PlantFinder/PlantFinderDetails.aspx?kempercode=c143%22</text:p>
          </table:table-cell>
          <table:table-cell office:value-type="string" office:string-value="https://www.floraweb.de/php/taxonomie.php?taxon-id=4855">
            <text:p>https://www.floraweb.de/php/taxonomie.php?taxon-id=4855</text:p>
          </table:table-cell>
          <table:table-cell office:value-type="string" office:string-value="https://www.infoflora.ch/en/flora/robinia-pseudoacacia.html">
            <text:p>https://www.infoflora.ch/en/flora/robinia-pseudoacacia.html</text:p>
          </table:table-cell>
          <table:table-cell office:value-type="string" office:string-value="https://pfaf.org/user/Plant.aspx?LatinName=Robinia+pseudoacacia">
            <text:p>https://pfaf.org/user/Plant.aspx?LatinName=Robinia+pseudoacac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888">
            <text:p>https://www.missouribotanicalgarden.org/PlantFinder/PlantFinderDetails.aspx?kempercode=a8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haranthus roseus (syn. Vinca rosea)">
            <text:p>Catharanthus roseus (syn. Vinca rosea)</text:p>
          </table:table-cell>
          <table:table-cell office:value-type="string" office:string-value="https://floraveg.eu/taxon/overview/Catharanthus%20roseus">
            <text:p>https://floraveg.eu/taxon/overview/Catharanthus%20roseus</text:p>
          </table:table-cell>
          <table:table-cell office:value-type="string" office:string-value="http://www.missouribotanicalgarden.org/PlantFinder/PlantFinderProfileResults.aspx?basic=Catharanthus%20roseus">
            <text:p>http://www.missouribotanicalgarden.org/PlantFinder/PlantFinderProfileResults.aspx?basic=Catharanthus%20ros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taegus">
            <text:p>Crataeg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03&amp;isprofile=0&amp;">
            <text:p>https://www.missouribotanicalgarden.org/PlantFinder/PlantFinderDetails.aspx?taxonid=264503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locereus">
            <text:p>Hylocereus</text:p>
          </table:table-cell>
          <table:table-cell office:value-type="string" office:string-value="">
            <text:p/>
          </table:table-cell>
          <table:table-cell office:value-type="string" office:string-value="http://www.mobot.org/mobot/gentry/123/samerica/AMOTAPE.xls">
            <text:p>http://www.mobot.org/mobot/gentry/123/samerica/AMOTAPE.xl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hefflera">
            <text:p>Scheffl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615">
            <text:p>https://www.missouribotanicalgarden.org/PlantFinder/PlantFinderDetails.aspx?taxonid=2766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lus">
            <text:p>Ma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q240">
            <text:p>https://www.missouribotanicalgarden.org/PlantFinder/PlantFinderDetails.aspx?kempercode=q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ea mays">
            <text:p>Zea mays</text:p>
          </table:table-cell>
          <table:table-cell office:value-type="string" office:string-value="https://floraveg.eu/taxon/overview/Zea%20mays">
            <text:p>https://floraveg.eu/taxon/overview/Zea%20mays</text:p>
          </table:table-cell>
          <table:table-cell office:value-type="string" office:string-value="https://www.missouribotanicalgarden.org/PlantFinder/PlantFinderDetails.aspx?taxonid=285225&amp;isprofile=1&amp;basic=zea%20mays">
            <text:p>https://www.missouribotanicalgarden.org/PlantFinder/PlantFinderDetails.aspx?taxonid=285225&amp;isprofile=1&amp;basic=zea%20mays</text:p>
          </table:table-cell>
          <table:table-cell office:value-type="string" office:string-value="https://www.floraweb.de/php/taxonomie.php?taxon-id=11313">
            <text:p>https://www.floraweb.de/php/taxonomie.php?taxon-id=11313</text:p>
          </table:table-cell>
          <table:table-cell office:value-type="string" office:string-value="https://www.infoflora.ch/en/flora/zea-mays.html">
            <text:p>https://www.infoflora.ch/en/flora/zea-mays.html</text:p>
          </table:table-cell>
          <table:table-cell office:value-type="string" office:string-value="https://pfaf.org/user/Plant.aspx?LatinName=Zea+mays">
            <text:p>https://pfaf.org/user/Plant.aspx?LatinName=Zea+may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bena">
            <text:p>Verben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z370">
            <text:p>https://www.missouribotanicalgarden.org/PlantFinder/PlantFinderDetails.aspx?kempercode=z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yosotis">
            <text:p>Myosot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005">
            <text:p>https://www.missouribotanicalgarden.org/PlantFinder/PlantFinderDetails.aspx?taxonid=2780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ntha">
            <text:p>Menth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400">
            <text:p>https://www.missouribotanicalgarden.org/PlantFinder/PlantFinderDetails.aspx?taxonid=2814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entha suaveolens">
            <text:p>Mentha suaveolens</text:p>
          </table:table-cell>
          <table:table-cell office:value-type="string" office:string-value="https://floraveg.eu/taxon/overview/Mentha%20suaveolens">
            <text:p>https://floraveg.eu/taxon/overview/Mentha%20suaveolens</text:p>
          </table:table-cell>
          <table:table-cell office:value-type="string" office:string-value="https://www.missouribotanicalgarden.org/PlantFinder/PlantFinderDetails.aspx?taxonid=281542&amp;isprofile=0&amp;basic=Mentha%20suaveolens">
            <text:p>https://www.missouribotanicalgarden.org/PlantFinder/PlantFinderDetails.aspx?taxonid=281542&amp;isprofile=0&amp;basic=Mentha%20suaveolens</text:p>
          </table:table-cell>
          <table:table-cell office:value-type="string" office:string-value="https://www.floraweb.de/php/taxonomie.php?taxon-id=3680">
            <text:p>https://www.floraweb.de/php/taxonomie.php?taxon-id=3680</text:p>
          </table:table-cell>
          <table:table-cell office:value-type="string" office:string-value="https://www.infoflora.ch/en/flora/mentha-suaveolens.html">
            <text:p>https://www.infoflora.ch/en/flora/mentha-suaveolens.html</text:p>
          </table:table-cell>
          <table:table-cell office:value-type="string" office:string-value="https://pfaf.org/user/Plant.aspx?LatinName=Mentha+suaveolens">
            <text:p>https://pfaf.org/user/Plant.aspx?LatinName=Mentha+suaveol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tera">
            <text:p>Lavater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2600">
            <text:p>http://www.missouribotanicalgarden.org/plantfinder/PlantFinderDetails.aspx?taxonid=28260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">
            <text:p>Lavand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393&amp;isprofile=1&amp;gen=Lavandula">
            <text:p>https://www.missouribotanicalgarden.org/PlantFinder/PlantFinderDetails.aspx?taxonid=281393&amp;isprofile=1&amp;gen=Lavand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 angustifolia">
            <text:p>Lavandula angustifolia</text:p>
          </table:table-cell>
          <table:table-cell office:value-type="string" office:string-value="https://floraveg.eu/taxon/overview/Lavandula%20angustifolia">
            <text:p>https://floraveg.eu/taxon/overview/Lavandula%20angustifolia</text:p>
          </table:table-cell>
          <table:table-cell office:value-type="string" office:string-value="https://www.missouribotanicalgarden.org/PlantFinder/PlantFinderDetails.aspx?taxonid=281393&amp;isprofile=0&amp;basic=Lavandula%20angustifolia">
            <text:p>https://www.missouribotanicalgarden.org/PlantFinder/PlantFinderDetails.aspx?taxonid=281393&amp;isprofile=0&amp;basic=Lavandula%20angustifolia</text:p>
          </table:table-cell>
          <table:table-cell office:value-type="string" office:string-value="https://www.floraweb.de/php/taxonomie.php?taxon-id=3322">
            <text:p>https://www.floraweb.de/php/taxonomie.php?taxon-id=3322</text:p>
          </table:table-cell>
          <table:table-cell office:value-type="string" office:string-value="https://www.infoflora.ch/en/flora/lavandula-angustifolia.html">
            <text:p>https://www.infoflora.ch/en/flora/lavandula-angustifolia.html</text:p>
          </table:table-cell>
          <table:table-cell office:value-type="string" office:string-value="https://pfaf.org/user/Plant.aspx?LatinName=Lavandula+angustifolia">
            <text:p>https://pfaf.org/user/Plant.aspx?LatinName=Lavandula+angust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vandula × intermedia">
            <text:p>Lavandula × intermedia</text:p>
          </table:table-cell>
          <table:table-cell office:value-type="string" office:string-value="https://floraveg.eu/taxon/overview/Lavandula%20x%20intermedia">
            <text:p>https://floraveg.eu/taxon/overview/Lavandula%20x%20intermedia</text:p>
          </table:table-cell>
          <table:table-cell office:value-type="string" office:string-value="https://www.missouribotanicalgarden.org/PlantFinder/PlantFinderDetails.aspx?taxonid=264393&amp;isprofile=0&amp;basic=Lavandula%20%C3%97%20intermedia">
            <text:p>https://www.missouribotanicalgarden.org/PlantFinder/PlantFinderDetails.aspx?taxonid=264393&amp;isprofile=0&amp;basic=Lavandula%20%C3%97%20interme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stoma">
            <text:p>Eusto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810">
            <text:p>https://www.missouribotanicalgarden.org/PlantFinder/PlantFinderDetails.aspx?taxonid=2808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ysalis">
            <text:p>Physa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13">
            <text:p>https://www.missouribotanicalgarden.org/PlantFinder/PlantFinderDetails.aspx?kempercode=b71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esculus">
            <text:p>Aesc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1051&amp;isprofile=0&amp;basic=Aesculus">
            <text:p>https://www.missouribotanicalgarden.org/PlantFinder/PlantFinderDetails.aspx?taxonid=281051&amp;isprofile=0&amp;basic=Aesc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ctium">
            <text:p>Arctium</text:p>
          </table:table-cell>
          <table:table-cell office:value-type="string" office:string-value="">
            <text:p/>
          </table:table-cell>
          <table:table-cell office:value-type="string" office:string-value="http://www.mobot.org/mobot/latindict/keyDetail.aspx?keyWord=bur">
            <text:p>http://www.mobot.org/mobot/latindict/keyDetail.aspx?keyWord=bu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er">
            <text:p>Aster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376&amp;isprofile=0&amp;basic=Aster">
            <text:p>https://www.missouribotanicalgarden.org/PlantFinder/PlantFinderDetails.aspx?taxonid=275376&amp;isprofile=0&amp;basic=Ast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er amellus">
            <text:p>Aster amellus</text:p>
          </table:table-cell>
          <table:table-cell office:value-type="string" office:string-value="https://floraveg.eu/taxon/overview/Aster%20amellus">
            <text:p>https://floraveg.eu/taxon/overview/Aster%20amellus</text:p>
          </table:table-cell>
          <table:table-cell office:value-type="string" office:string-value="https://www.missouribotanicalgarden.org/PlantFinder/PlantFinderDetails.aspx?taxonid=241958&amp;isprofile=0&amp;basic=Aster%20amellus">
            <text:p>https://www.missouribotanicalgarden.org/PlantFinder/PlantFinderDetails.aspx?taxonid=241958&amp;isprofile=0&amp;basic=Aster%20amellus</text:p>
          </table:table-cell>
          <table:table-cell office:value-type="string" office:string-value="https://www.floraweb.de/php/taxonomie.php?taxon-id=685">
            <text:p>https://www.floraweb.de/php/taxonomie.php?taxon-id=685</text:p>
          </table:table-cell>
          <table:table-cell office:value-type="string" office:string-value="https://www.infoflora.ch/en/flora/aster-amellus.html">
            <text:p>https://www.infoflora.ch/en/flora/aster-amellus.html</text:p>
          </table:table-cell>
          <table:table-cell office:value-type="string" office:string-value="https://pfaf.org/user/Plant.aspx?LatinName=Aster+amellus">
            <text:p>https://pfaf.org/user/Plant.aspx?LatinName=Aster+ame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lox">
            <text:p>Phlox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679&amp;isprofile=0&amp;basic=Phlox">
            <text:p>https://www.missouribotanicalgarden.org/PlantFinder/PlantFinderDetails.aspx?taxonid=273679&amp;isprofile=0&amp;basic=Phlo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yringa">
            <text:p>Syring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1613&amp;isprofile=0&amp;basic=Syringa">
            <text:p>https://www.missouribotanicalgarden.org/PlantFinder/PlantFinderDetails.aspx?taxonid=261613&amp;isprofile=0&amp;basic=Syring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tunia">
            <text:p>Petu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85&amp;isprofile=0&amp;basic=Petunia">
            <text:p>https://www.missouribotanicalgarden.org/PlantFinder/PlantFinderDetails.aspx?taxonid=264585&amp;isprofile=0&amp;basic=Petu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hodomyrtus">
            <text:p>Rhodomyrtus</text:p>
          </table:table-cell>
          <table:table-cell office:value-type="string" office:string-value="">
            <text:p/>
          </table:table-cell>
          <table:table-cell office:value-type="string" office:string-value="http://www.mobot.org/mobot/latindict/keyDetail.aspx?keyWord=rhod">
            <text:p>http://www.mobot.org/mobot/latindict/keyDetail.aspx?keyWord=rho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ycianthes (Solanum) rantonnetii">
            <text:p>Lycianthes (Solanum) rantonnet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umbago">
            <text:p>Plumbago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5165&amp;isprofile=0&amp;basic=Plumbago">
            <text:p>https://www.missouribotanicalgarden.org/PlantFinder/PlantFinderDetails.aspx?taxonid=285165&amp;isprofile=0&amp;basic=Plumbag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adium bicolor">
            <text:p>Caladium bicolor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330&amp;isprofile=0&amp;basic=Caladium%20bicolor">
            <text:p>https://www.missouribotanicalgarden.org/PlantFinder/PlantFinderDetails.aspx?taxonid=276330&amp;isprofile=0&amp;basic=Caladium%20bicolo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osta">
            <text:p>Host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4636&amp;isprofile=0&amp;basic=Hosta">
            <text:p>https://www.missouribotanicalgarden.org/PlantFinder/PlantFinderDetails.aspx?taxonid=244636&amp;isprofile=0&amp;basic=Hos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">
            <text:p>Vio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965&amp;isprofile=0&amp;basic=Viola">
            <text:p>https://www.missouribotanicalgarden.org/PlantFinder/PlantFinderDetails.aspx?taxonid=275965&amp;isprofile=0&amp;basic=Vio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tricolor var. hortensis">
            <text:p>Viola tricolor var. hortensi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1/2001-06-15d.html">
            <text:p>http://www.mobot.org/mobot/bloom/2001/2001-06-15d.html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viola-tricolor.html">
            <text:p>https://www.infoflora.ch/en/flora/viola-tricolor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ola sororia">
            <text:p>Viola sororia</text:p>
          </table:table-cell>
          <table:table-cell office:value-type="string" office:string-value="https://floraveg.eu/taxon/overview/Viola%20sororia">
            <text:p>https://floraveg.eu/taxon/overview/Viola%20sororia</text:p>
          </table:table-cell>
          <table:table-cell office:value-type="string" office:string-value="https://www.missouribotanicalgarden.org/PlantFinder/PlantFinderDetails.aspx?taxonid=287524&amp;isprofile=0&amp;basic=Viola%20Sororia">
            <text:p>https://www.missouribotanicalgarden.org/PlantFinder/PlantFinderDetails.aspx?taxonid=287524&amp;isprofile=0&amp;basic=Viola%20Soror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Viola+Sororia">
            <text:p>https://pfaf.org/user/Plant.aspx?LatinName=Viola+Soror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">
            <text:p>Campan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797&amp;isprofile=0&amp;basic=Campanula">
            <text:p>https://www.missouribotanicalgarden.org/PlantFinder/PlantFinderDetails.aspx?taxonid=278797&amp;isprofile=0&amp;basic=Campan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rotundifolia">
            <text:p>Campanula rotundifolia</text:p>
          </table:table-cell>
          <table:table-cell office:value-type="string" office:string-value="https://floraveg.eu/taxon/overview/Campanula%20rotundifolia">
            <text:p>https://floraveg.eu/taxon/overview/Campanula%20rotundifolia</text:p>
          </table:table-cell>
          <table:table-cell office:value-type="string" office:string-value="https://www.missouribotanicalgarden.org/PlantFinder/PlantFinderDetails.aspx?taxonid=278849&amp;isprofile=0&amp;basic=Campanula%20rotundifolia">
            <text:p>https://www.missouribotanicalgarden.org/PlantFinder/PlantFinderDetails.aspx?taxonid=278849&amp;isprofile=0&amp;basic=Campanula%20rotundifolia</text:p>
          </table:table-cell>
          <table:table-cell office:value-type="string" office:string-value="https://www.floraweb.de/php/taxonomie.php?taxon-id=1066">
            <text:p>https://www.floraweb.de/php/taxonomie.php?taxon-id=1066</text:p>
          </table:table-cell>
          <table:table-cell office:value-type="string" office:string-value="https://www.infoflora.ch/en/flora/campanula-rotundifolia.html">
            <text:p>https://www.infoflora.ch/en/flora/campanula-rotundifolia.html</text:p>
          </table:table-cell>
          <table:table-cell office:value-type="string" office:string-value="https://pfaf.org/user/Plant.aspx?LatinName=Campanula+rotundifolia">
            <text:p>https://pfaf.org/user/Plant.aspx?LatinName=Campanula+rotund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portenschlagiana">
            <text:p>Campanula portenschlagiana</text:p>
          </table:table-cell>
          <table:table-cell office:value-type="string" office:string-value="https://floraveg.eu/taxon/overview/Campanula%20portenschlagiana">
            <text:p>https://floraveg.eu/taxon/overview/Campanula%20portenschlagiana</text:p>
          </table:table-cell>
          <table:table-cell office:value-type="string" office:string-value="https://www.missouribotanicalgarden.org/PlantFinder/PlantFinderDetails.aspx?taxonid=244585">
            <text:p>https://www.missouribotanicalgarden.org/PlantFinder/PlantFinderDetails.aspx?taxonid=244585</text:p>
          </table:table-cell>
          <table:table-cell office:value-type="string" office:string-value="https://www.floraweb.de/php/taxonomie.php?taxon-id=30239">
            <text:p>https://www.floraweb.de/php/taxonomie.php?taxon-id=30239</text:p>
          </table:table-cell>
          <table:table-cell office:value-type="string" office:string-value="https://www.infoflora.ch/en/flora/campanula-portenschlagiana.html">
            <text:p>https://www.infoflora.ch/en/flora/campanula-portenschlagiana.html</text:p>
          </table:table-cell>
          <table:table-cell office:value-type="string" office:string-value="https://pfaf.org/user/Plant.aspx?LatinName=Campanula+portenschlagiana">
            <text:p>https://pfaf.org/user/Plant.aspx?LatinName=Campanula+portenschlagi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mpanula poscharskyana">
            <text:p>Campanula poscharskya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8835&amp;isprofile=0&amp;basic=Campanula%20poscharskyana">
            <text:p>https://www.missouribotanicalgarden.org/PlantFinder/PlantFinderDetails.aspx?taxonid=278835&amp;isprofile=0&amp;basic=Campanula%20poscharskyana</text:p>
          </table:table-cell>
          <table:table-cell office:value-type="string" office:string-value="https://www.floraweb.de/php/taxonomie.php?taxon-id=30238">
            <text:p>https://www.floraweb.de/php/taxonomie.php?taxon-id=30238</text:p>
          </table:table-cell>
          <table:table-cell office:value-type="string" office:string-value="https://www.infoflora.ch/en/flora/campanula-poscharskyana.html">
            <text:p>https://www.infoflora.ch/en/flora/campanula-poscharskyana.html</text:p>
          </table:table-cell>
          <table:table-cell office:value-type="string" office:string-value="https://pfaf.org/user/Plant.aspx?LatinName=Campanula+poscharskyana">
            <text:p>https://pfaf.org/user/Plant.aspx?LatinName=Campanula+poscharskya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rassica oleracea Gongylodes Group">
            <text:p>Brassica oleracea Gongylodes Group</text:p>
          </table:table-cell>
          <table:table-cell office:value-type="string" office:string-value="https://floraveg.eu/taxon/overview/Brassica%20oleracea">
            <text:p>https://floraveg.eu/taxon/overview/Brassica%20oleracea</text:p>
          </table:table-cell>
          <table:table-cell office:value-type="string" office:string-value="https://www.missouribotanicalgarden.org/PlantFinder/PlantFinderDetails.aspx?taxonid=257407&amp;isprofile=0">
            <text:p>https://www.missouribotanicalgarden.org/PlantFinder/PlantFinderDetails.aspx?taxonid=257407&amp;isprofile=0</text:p>
          </table:table-cell>
          <table:table-cell office:value-type="string" office:string-value="https://www.floraweb.de/php/artenhome.php?name-use-id=876">
            <text:p>https://www.floraweb.de/php/artenhome.php?name-use-id=876</text:p>
          </table:table-cell>
          <table:table-cell office:value-type="string" office:string-value="https://www.infoflora.ch/en/flora/brassica-oleracea.html">
            <text:p>https://www.infoflora.ch/en/flora/brassica-oleracea.html</text:p>
          </table:table-cell>
          <table:table-cell office:value-type="string" office:string-value="https://pfaf.org/user/plant.aspx?latinname=Brassica+oleracea">
            <text:p>https://pfaf.org/user/plant.aspx?latinname=Brassica+olerac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uddleja davidii">
            <text:p>Buddleja davidii</text:p>
          </table:table-cell>
          <table:table-cell office:value-type="string" office:string-value="https://floraveg.eu/taxon/overview/Buddleja%20davidii">
            <text:p>https://floraveg.eu/taxon/overview/Buddleja%20davidii</text:p>
          </table:table-cell>
          <table:table-cell office:value-type="string" office:string-value="https://www.missouribotanicalgarden.org/PlantFinder/PlantFinderDetails.aspx?taxonid=271488&amp;isprofile=0&amp;basic=Buddleja%20davidii">
            <text:p>https://www.missouribotanicalgarden.org/PlantFinder/PlantFinderDetails.aspx?taxonid=271488&amp;isprofile=0&amp;basic=Buddleja%20davidii</text:p>
          </table:table-cell>
          <table:table-cell office:value-type="string" office:string-value="https://www.floraweb.de/php/taxonomie.php?taxon-id=926">
            <text:p>https://www.floraweb.de/php/taxonomie.php?taxon-id=926</text:p>
          </table:table-cell>
          <table:table-cell office:value-type="string" office:string-value="https://www.infoflora.ch/en/flora/buddleja-davidii.html">
            <text:p>https://www.infoflora.ch/en/flora/buddleja-davidii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umeria">
            <text:p>Plume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10&amp;isprofile=0&amp;basic=Plumeria">
            <text:p>https://www.missouribotanicalgarden.org/PlantFinder/PlantFinderDetails.aspx?taxonid=276110&amp;isprofile=0&amp;basic=Plume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lumbo nucifera">
            <text:p>Nelumbo nucifera</text:p>
          </table:table-cell>
          <table:table-cell office:value-type="string" office:string-value="https://floraveg.eu/taxon/overview/Nelumbo%20nucifera">
            <text:p>https://floraveg.eu/taxon/overview/Nelumbo%20nucifera</text:p>
          </table:table-cell>
          <table:table-cell office:value-type="string" office:string-value="https://www.missouribotanicalgarden.org/PlantFinder/PlantFinderDetails.aspx?taxonid=282911&amp;isprofile=0&amp;basic=Nelumbo%20nucifera">
            <text:p>https://www.missouribotanicalgarden.org/PlantFinder/PlantFinderDetails.aspx?taxonid=282911&amp;isprofile=0&amp;basic=Nelumbo%20nucifer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nelumbo-nucifera.html">
            <text:p>https://www.infoflora.ch/en/flora/nelumbo-nucifera.html</text:p>
          </table:table-cell>
          <table:table-cell office:value-type="string" office:string-value="https://pfaf.org/user/Plant.aspx?LatinName=Nelumbo+nucifera">
            <text:p>https://pfaf.org/user/Plant.aspx?LatinName=Nelumbo+nucife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">
            <text:p>Hydrang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d370">
            <text:p>https://www.missouribotanicalgarden.org/PlantFinder/PlantFinderDetails.aspx?kempercode=d3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 macrophylla">
            <text:p>Hydrangea macrophylla</text:p>
          </table:table-cell>
          <table:table-cell office:value-type="string" office:string-value="https://floraveg.eu/taxon/overview/Hydrangea%20macrophylla">
            <text:p>https://floraveg.eu/taxon/overview/Hydrangea%20macrophylla</text:p>
          </table:table-cell>
          <table:table-cell office:value-type="string" office:string-value="https://www.missouribotanicalgarden.org/PlantFinder/PlantFinderDetails.aspx?taxonid=286874&amp;isprofile=0&amp;basic=Hydrangea%20macrophylla">
            <text:p>https://www.missouribotanicalgarden.org/PlantFinder/PlantFinderDetails.aspx?taxonid=286874&amp;isprofile=0&amp;basic=Hydrangea%20macrophylla</text:p>
          </table:table-cell>
          <table:table-cell office:value-type="string" office:string-value="https://www.floraweb.de/php/taxonomie.php?taxon-id=30960">
            <text:p>https://www.floraweb.de/php/taxonomie.php?taxon-id=30960</text:p>
          </table:table-cell>
          <table:table-cell office:value-type="string" office:string-value="https://www.infoflora.ch/en/flora/hydrangea-macrophylla.html">
            <text:p>https://www.infoflora.ch/en/flora/hydrangea-macrophylla.html</text:p>
          </table:table-cell>
          <table:table-cell office:value-type="string" office:string-value="https://pfaf.org/user/Plant.aspx?LatinName=Hydrangea+macrophylla">
            <text:p>https://pfaf.org/user/Plant.aspx?LatinName=Hydrangea+macrophyll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drangea arborescens">
            <text:p>Hydrangea arborescens</text:p>
          </table:table-cell>
          <table:table-cell office:value-type="string" office:string-value="https://floraveg.eu/taxon/overview/Hydrangea%20arborescens">
            <text:p>https://floraveg.eu/taxon/overview/Hydrangea%20arborescens</text:p>
          </table:table-cell>
          <table:table-cell office:value-type="string" office:string-value="https://www.missouribotanicalgarden.org/PlantFinder/PlantFinderDetails.aspx?kempercode=k520">
            <text:p>https://www.missouribotanicalgarden.org/PlantFinder/PlantFinderDetails.aspx?kempercode=k520</text:p>
          </table:table-cell>
          <table:table-cell office:value-type="string" office:string-value="https://www.floraweb.de/php/taxonomie.php?taxon-id=30958">
            <text:p>https://www.floraweb.de/php/taxonomie.php?taxon-id=30958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ydrangea+arborescens">
            <text:p>https://pfaf.org/user/Plant.aspx?LatinName=Hydrangea+arboresc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tolina chamaecyparissus">
            <text:p>Santolina chamaecyparissus</text:p>
          </table:table-cell>
          <table:table-cell office:value-type="string" office:string-value="https://floraveg.eu/taxon/overview/Santolina%20chamaecyparissus">
            <text:p>https://floraveg.eu/taxon/overview/Santolina%20chamaecyparissus</text:p>
          </table:table-cell>
          <table:table-cell office:value-type="string" office:string-value="https://www.missouribotanicalgarden.org/PlantFinder/PlantFinderDetails.aspx?taxonid=277227&amp;isprofile=0&amp;basic=Santolina%20chamaecyparissus">
            <text:p>https://www.missouribotanicalgarden.org/PlantFinder/PlantFinderDetails.aspx?taxonid=277227&amp;isprofile=0&amp;basic=Santolina%20chamaecyparissus</text:p>
          </table:table-cell>
          <table:table-cell office:value-type="string" office:string-value="https://www.floraweb.de/php/taxonomie.php?taxon-id=5237">
            <text:p>https://www.floraweb.de/php/taxonomie.php?taxon-id=5237</text:p>
          </table:table-cell>
          <table:table-cell office:value-type="string" office:string-value="https://www.infoflora.ch/en/flora/santolina-chamaecyparissus.html">
            <text:p>https://www.infoflora.ch/en/flora/santolina-chamaecyparissus.html</text:p>
          </table:table-cell>
          <table:table-cell office:value-type="string" office:string-value="https://pfaf.org/user/Plant.aspx?LatinName=Santolina+chamaecyparissus">
            <text:p>https://pfaf.org/user/Plant.aspx?LatinName=Santolina+chamaecyparis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gus sylvatica">
            <text:p>Fagus sylvatica</text:p>
          </table:table-cell>
          <table:table-cell office:value-type="string" office:string-value="https://floraveg.eu/taxon/overview/Fagus%20sylvatica">
            <text:p>https://floraveg.eu/taxon/overview/Fagus%20sylvatica</text:p>
          </table:table-cell>
          <table:table-cell office:value-type="string" office:string-value="https://www.missouribotanicalgarden.org/PlantFinder/PlantFinderDetails.aspx?taxonid=280764&amp;isprofile=0&amp;basic=Fagus%20sylvatica">
            <text:p>https://www.missouribotanicalgarden.org/PlantFinder/PlantFinderDetails.aspx?taxonid=280764&amp;isprofile=0&amp;basic=Fagus%20sylvatica</text:p>
          </table:table-cell>
          <table:table-cell office:value-type="string" office:string-value="https://www.floraweb.de/php/taxonomie.php?taxon-id=2357">
            <text:p>https://www.floraweb.de/php/taxonomie.php?taxon-id=2357</text:p>
          </table:table-cell>
          <table:table-cell office:value-type="string" office:string-value="https://www.infoflora.ch/en/flora/fagus-sylvatica.html">
            <text:p>https://www.infoflora.ch/en/flora/fagus-sylvatica.html</text:p>
          </table:table-cell>
          <table:table-cell office:value-type="string" office:string-value="https://pfaf.org/user/Plant.aspx?LatinName=Fagus+sylvatica">
            <text:p>https://pfaf.org/user/Plant.aspx?LatinName=Fagus+sylvat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gonia">
            <text:p>Beg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3129&amp;isprofile=0&amp;basic=Begonia">
            <text:p>https://www.missouribotanicalgarden.org/PlantFinder/PlantFinderDetails.aspx?taxonid=273129&amp;isprofile=0&amp;basic=Bego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anunculus">
            <text:p>Ranunc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205&amp;isprofile=0&amp;basic=Ranunculus">
            <text:p>https://www.missouribotanicalgarden.org/PlantFinder/PlantFinderDetails.aspx?taxonid=286205&amp;isprofile=0&amp;basic=Ranunc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yngonium podophyllum">
            <text:p>Syngonium podophyllum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453&amp;isprofile=0&amp;basic=Syngonium%20podophyllum">
            <text:p>https://www.missouribotanicalgarden.org/PlantFinder/PlantFinderDetails.aspx?taxonid=276453&amp;isprofile=0&amp;basic=Syngonium%20podophyll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rchidaceae">
            <text:p>Orchidaceae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orders/asparagalesweb.htm">
            <text:p>https://www.mobot.org/mobot/research/apweb/orders/asparagalesweb.ht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a">
            <text:p>Mus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778&amp;isprofile=0&amp;basic=Musa">
            <text:p>https://www.missouribotanicalgarden.org/PlantFinder/PlantFinderDetails.aspx?taxonid=282778&amp;isprofile=0&amp;basic=Mus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amioculcas zamiifolia">
            <text:p>Zamioculcas zamiifoli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468&amp;isprofile=0&amp;basic=Zamioculcas%20zamiifolia">
            <text:p>https://www.missouribotanicalgarden.org/PlantFinder/PlantFinderDetails.aspx?taxonid=276468&amp;isprofile=0&amp;basic=Zamioculcas%20zamiifolia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getes">
            <text:p>Taget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371&amp;isprofile=0&amp;basic=Tagetes">
            <text:p>https://www.missouribotanicalgarden.org/PlantFinder/PlantFinderDetails.aspx?taxonid=277371&amp;isprofile=0&amp;basic=Taget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ssiflora edulis">
            <text:p>Passiflora edulis</text:p>
          </table:table-cell>
          <table:table-cell office:value-type="string" office:string-value="https://floraveg.eu/taxon/overview/Passiflora%20edulis">
            <text:p>https://floraveg.eu/taxon/overview/Passiflora%20edulis</text:p>
          </table:table-cell>
          <table:table-cell office:value-type="string" office:string-value="https://www.missouribotanicalgarden.org/PlantFinder/PlantFinderDetails.aspx?taxonid=284893&amp;isprofile=0&amp;basic=Passiflora%20edulis">
            <text:p>https://www.missouribotanicalgarden.org/PlantFinder/PlantFinderDetails.aspx?taxonid=284893&amp;isprofile=0&amp;basic=Passiflora%20edu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assiflora+edulis">
            <text:p>https://pfaf.org/user/Plant.aspx?LatinName=Passiflora+edu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ssus rhombifolia">
            <text:p>Cissus rhombifoli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b583">
            <text:p>https://www.missouribotanicalgarden.org/PlantFinder/PlantFinderDetails.aspx?kempercode=b5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">
            <text:p>Heli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99&amp;isprofile=0&amp;basic=Helianthus">
            <text:p>https://www.missouribotanicalgarden.org/PlantFinder/PlantFinderDetails.aspx?taxonid=277199&amp;isprofile=0&amp;basic=Heli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 annuus">
            <text:p>Helianthus annuus</text:p>
          </table:table-cell>
          <table:table-cell office:value-type="string" office:string-value="https://floraveg.eu/taxon/overview/Helianthus%20annuus">
            <text:p>https://floraveg.eu/taxon/overview/Helianthus%20annuus</text:p>
          </table:table-cell>
          <table:table-cell office:value-type="string" office:string-value="https://www.missouribotanicalgarden.org/PlantFinder/PlantFinderDetails.aspx?taxonid=277199&amp;isprofile=0&amp;basic=Helianthus%20annuus">
            <text:p>https://www.missouribotanicalgarden.org/PlantFinder/PlantFinderDetails.aspx?taxonid=277199&amp;isprofile=0&amp;basic=Helianthus%20annuus</text:p>
          </table:table-cell>
          <table:table-cell office:value-type="string" office:string-value="https://www.floraweb.de/php/taxonomie.php?taxon-id=6492">
            <text:p>https://www.floraweb.de/php/taxonomie.php?taxon-id=6492</text:p>
          </table:table-cell>
          <table:table-cell office:value-type="string" office:string-value="https://www.infoflora.ch/en/flora/helianthus-annuus.html">
            <text:p>https://www.infoflora.ch/en/flora/helianthus-annuus.html</text:p>
          </table:table-cell>
          <table:table-cell office:value-type="string" office:string-value="https://pfaf.org/user/Plant.aspx?LatinName=Helianthus+annuus">
            <text:p>https://pfaf.org/user/Plant.aspx?LatinName=Helianthus+annu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us tuberosus">
            <text:p>Helianthus tuberosus</text:p>
          </table:table-cell>
          <table:table-cell office:value-type="string" office:string-value="https://floraveg.eu/taxon/overview/Helianthus%20tuberosus">
            <text:p>https://floraveg.eu/taxon/overview/Helianthus%20tuberosus</text:p>
          </table:table-cell>
          <table:table-cell office:value-type="string" office:string-value="https://www.missouribotanicalgarden.org/PlantFinder/PlantFinderDetails.aspx?taxonid=277201&amp;isprofile=0&amp;basic=Helianthus%20tuberosus">
            <text:p>https://www.missouribotanicalgarden.org/PlantFinder/PlantFinderDetails.aspx?taxonid=277201&amp;isprofile=0&amp;basic=Helianthus%20tuberosus</text:p>
          </table:table-cell>
          <table:table-cell office:value-type="string" office:string-value="https://www.floraweb.de/php/taxonomie.php?taxon-id=2785">
            <text:p>https://www.floraweb.de/php/taxonomie.php?taxon-id=2785</text:p>
          </table:table-cell>
          <table:table-cell office:value-type="string" office:string-value="https://www.infoflora.ch/en/flora/helianthus-tuberosus.html">
            <text:p>https://www.infoflora.ch/en/flora/helianthus-tuberosus.html</text:p>
          </table:table-cell>
          <table:table-cell office:value-type="string" office:string-value="https://pfaf.org/user/Plant.aspx?LatinName=Helianthus+tuberosus">
            <text:p>https://pfaf.org/user/Plant.aspx?LatinName=Helianthus+tubero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smos bipinnatus">
            <text:p>Cosmos bipinnatus</text:p>
          </table:table-cell>
          <table:table-cell office:value-type="string" office:string-value="https://floraveg.eu/taxon/overview/Cosmos%20bipinnatus">
            <text:p>https://floraveg.eu/taxon/overview/Cosmos%20bipinnatus</text:p>
          </table:table-cell>
          <table:table-cell office:value-type="string" office:string-value="https://www.missouribotanicalgarden.org/PlantFinder/PlantFinderDetails.aspx?taxonid=277181&amp;isprofile=0&amp;basic=Cosmos%20bipinnatus">
            <text:p>https://www.missouribotanicalgarden.org/PlantFinder/PlantFinderDetails.aspx?taxonid=277181&amp;isprofile=0&amp;basic=Cosmos%20bipinnatus</text:p>
          </table:table-cell>
          <table:table-cell office:value-type="string" office:string-value="https://www.floraweb.de/php/taxonomie.php?taxon-id=27359">
            <text:p>https://www.floraweb.de/php/taxonomie.php?taxon-id=27359</text:p>
          </table:table-cell>
          <table:table-cell office:value-type="string" office:string-value="https://www.infoflora.ch/en/flora/cosmos-bipinnatus.html">
            <text:p>https://www.infoflora.ch/en/flora/cosmos-bipinnatus.html</text:p>
          </table:table-cell>
          <table:table-cell office:value-type="string" office:string-value="https://pfaf.org/user/Plant.aspx?LatinName=Cosmos+bipinnatus">
            <text:p>https://pfaf.org/user/Plant.aspx?LatinName=Cosmos+bipinn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laonema">
            <text:p>Aglaone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174&amp;isprofile=0&amp;basic=Aglaonema">
            <text:p>https://www.missouribotanicalgarden.org/PlantFinder/PlantFinderDetails.aspx?taxonid=276174&amp;isprofile=0&amp;basic=Aglaonem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imula">
            <text:p>Prim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2671&amp;isprofile=0&amp;basic=Primula">
            <text:p>https://www.missouribotanicalgarden.org/PlantFinder/PlantFinderDetails.aspx?taxonid=252671&amp;isprofile=0&amp;basic=Prim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illa">
            <text:p>Scil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5856&amp;isprofile=0&amp;basic=Scilla">
            <text:p>https://www.missouribotanicalgarden.org/PlantFinder/PlantFinderDetails.aspx?taxonid=445856&amp;isprofile=0&amp;basic=Scil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arcissus">
            <text:p>Narciss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1021&amp;isprofile=0&amp;basic=Narcissus">
            <text:p>https://www.missouribotanicalgarden.org/PlantFinder/PlantFinderDetails.aspx?taxonid=251021&amp;isprofile=0&amp;basic=Narciss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">
            <text:p>Lupin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04&amp;isprofile=0&amp;basic=Lupinus">
            <text:p>https://www.missouribotanicalgarden.org/PlantFinder/PlantFinderDetails.aspx?taxonid=264504&amp;isprofile=0&amp;basic=Lupin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polyphyllus">
            <text:p>Lupinus polyphyllus</text:p>
          </table:table-cell>
          <table:table-cell office:value-type="string" office:string-value="https://floraveg.eu/taxon/overview/Lupinus%20polyphyllus">
            <text:p>https://floraveg.eu/taxon/overview/Lupinus%20polyphyllus</text:p>
          </table:table-cell>
          <table:table-cell office:value-type="string" office:string-value="https://www.missouribotanicalgarden.org/PlantFinder/PlantFinderDetails.aspx?kempercode=b764">
            <text:p>https://www.missouribotanicalgarden.org/PlantFinder/PlantFinderDetails.aspx?kempercode=b764</text:p>
          </table:table-cell>
          <table:table-cell office:value-type="string" office:string-value="https://www.floraweb.de/php/taxonomie.php?taxon-id=3524">
            <text:p>https://www.floraweb.de/php/taxonomie.php?taxon-id=3524</text:p>
          </table:table-cell>
          <table:table-cell office:value-type="string" office:string-value="https://www.infoflora.ch/en/flora/lupinus-polyphyllus.html">
            <text:p>https://www.infoflora.ch/en/flora/lupinus-polyphyllus.html</text:p>
          </table:table-cell>
          <table:table-cell office:value-type="string" office:string-value="https://pfaf.org/user/Plant.aspx?LatinName=Lupinus+polyphyllus">
            <text:p>https://pfaf.org/user/Plant.aspx?LatinName=Lupinus+polyphy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latifolius">
            <text:p>Lupinus latifolius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rivularis">
            <text:p>Lupinus rivular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ortals/0/Science%20and%20Conservation/PDFs/REU/2017/Presentation_Bergh.pdf">
            <text:p>https://www.missouribotanicalgarden.org/Portals/0/Science%20and%20Conservation/PDFs/REU/2017/Presentation_Bergh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pinus pilosus">
            <text:p>Lupinus pilosus</text:p>
          </table:table-cell>
          <table:table-cell office:value-type="string" office:string-value="https://floraveg.eu/taxon/overview/Lupinus%20pilosus">
            <text:p>https://floraveg.eu/taxon/overview/Lupinus%20pilosus</text:p>
          </table:table-cell>
          <table:table-cell office:value-type="string" office:string-value="http://www.mobot.org/mobot/bloom/2003/2003-03-21d.html">
            <text:p>http://www.mobot.org/mobot/bloom/2003/2003-03-21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uscari">
            <text:p>Muscari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388&amp;isprofile=0&amp;basic=Muscari">
            <text:p>https://www.missouribotanicalgarden.org/PlantFinder/PlantFinderDetails.aspx?taxonid=282388&amp;isprofile=0&amp;basic=Musca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largonium">
            <text:p>Pelargo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3625&amp;isprofile=0&amp;basic=Pelargonium">
            <text:p>https://www.missouribotanicalgarden.org/PlantFinder/PlantFinderDetails.aspx?taxonid=263625&amp;isprofile=0&amp;basic=Pelargo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ibrachoa">
            <text:p>Calibracho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85&amp;isprofile=0&amp;basic=Calibrachoa">
            <text:p>https://www.missouribotanicalgarden.org/PlantFinder/PlantFinderDetails.aspx?taxonid=264585&amp;isprofile=0&amp;basic=Calibracho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leus">
            <text:p>Cole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0094&amp;isprofile=0&amp;basic=Coleus">
            <text:p>https://www.missouribotanicalgarden.org/PlantFinder/PlantFinderDetails.aspx?taxonid=360094&amp;isprofile=0&amp;basic=Cole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oe">
            <text:p>Alo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719&amp;isprofile=0&amp;basic=Aloe">
            <text:p>https://www.missouribotanicalgarden.org/PlantFinder/PlantFinderDetails.aspx?taxonid=275719&amp;isprofile=0&amp;basic=Alo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elphinium">
            <text:p>Delphi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8796&amp;isprofile=0&amp;basic=Delphinium">
            <text:p>https://www.missouribotanicalgarden.org/PlantFinder/PlantFinderDetails.aspx?taxonid=298796&amp;isprofile=0&amp;basic=Delphi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runnera">
            <text:p>Brunn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3231&amp;isprofile=0&amp;basic=Brunnera">
            <text:p>https://www.missouribotanicalgarden.org/PlantFinder/PlantFinderDetails.aspx?taxonid=243231&amp;isprofile=0&amp;basic=Brunner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tula">
            <text:p>Bet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2278&amp;isprofile=0&amp;basic=Betula">
            <text:p>https://www.missouribotanicalgarden.org/PlantFinder/PlantFinderDetails.aspx?taxonid=242278&amp;isprofile=0&amp;basic=Bet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udbeckia">
            <text:p>Rudbeck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833&amp;isprofile=0&amp;basic=Rudbeckia">
            <text:p>https://www.missouribotanicalgarden.org/PlantFinder/PlantFinderDetails.aspx?taxonid=441833&amp;isprofile=0&amp;basic=Rudbeck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aurea">
            <text:p>Centaur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177&amp;isprofile=0&amp;basic=Centaurea">
            <text:p>https://www.missouribotanicalgarden.org/PlantFinder/PlantFinderDetails.aspx?taxonid=277177&amp;isprofile=0&amp;basic=Centaur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ntaurea cyanus">
            <text:p>Centaurea cyan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7177&amp;isprofile=0&amp;basic=Centaurea%20cyanus">
            <text:p>https://www.missouribotanicalgarden.org/PlantFinder/PlantFinderDetails.aspx?taxonid=277177&amp;isprofile=0&amp;basic=Centaurea%20cyanus</text:p>
          </table:table-cell>
          <table:table-cell office:value-type="string" office:string-value="https://www.floraweb.de/php/taxonomie.php?taxon-id=1344">
            <text:p>https://www.floraweb.de/php/taxonomie.php?taxon-id=1344</text:p>
          </table:table-cell>
          <table:table-cell office:value-type="string" office:string-value="https://www.infoflora.ch/en/flora/centaurea-cyanus.html">
            <text:p>https://www.infoflora.ch/en/flora/centaurea-cyanus.html</text:p>
          </table:table-cell>
          <table:table-cell office:value-type="string" office:string-value="https://pfaf.org/user/Plant.aspx?LatinName=Centaurea+cyanus">
            <text:p>https://pfaf.org/user/Plant.aspx?LatinName=Centaurea+cyan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rantia">
            <text:p>Astrant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2946&amp;isprofile=0&amp;basic=Astrantia">
            <text:p>https://www.missouribotanicalgarden.org/PlantFinder/PlantFinderDetails.aspx?taxonid=272946&amp;isprofile=0&amp;basic=Astran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">
            <text:p>Geran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8372&amp;isprofile=0&amp;basic=Geranium">
            <text:p>https://www.missouribotanicalgarden.org/PlantFinder/PlantFinderDetails.aspx?taxonid=258372&amp;isprofile=0&amp;basic=Geran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magnificum">
            <text:p>Geranium magnificum</text:p>
          </table:table-cell>
          <table:table-cell office:value-type="string" office:string-value="https://floraveg.eu/taxon/overview/Geranium%20x%20magnificum">
            <text:p>https://floraveg.eu/taxon/overview/Geranium%20x%20magnificum</text:p>
          </table:table-cell>
          <table:table-cell office:value-type="string" office:string-value="https://www.missouribotanicalgarden.org/PlantFinder/PlantFinderDetails.aspx?taxonid=249998&amp;isprofile=0&amp;pt=8">
            <text:p>https://www.missouribotanicalgarden.org/PlantFinder/PlantFinderDetails.aspx?taxonid=249998&amp;isprofile=0&amp;pt=8</text:p>
          </table:table-cell>
          <table:table-cell office:value-type="string" office:string-value="https://www.floraweb.de/php/taxonomie.php?taxon-id=30122">
            <text:p>https://www.floraweb.de/php/taxonomie.php?taxon-id=301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phaeum">
            <text:p>Geranium phaeum</text:p>
          </table:table-cell>
          <table:table-cell office:value-type="string" office:string-value="https://floraveg.eu/taxon/overview/Geranium%20phaeum">
            <text:p>https://floraveg.eu/taxon/overview/Geranium%20phaeum</text:p>
          </table:table-cell>
          <table:table-cell office:value-type="string" office:string-value="https://www.missouribotanicalgarden.org/PlantFinder/PlantFinderDetails.aspx?taxonid=280874&amp;isprofile=0&amp;basic=Geranium%20phaeum">
            <text:p>https://www.missouribotanicalgarden.org/PlantFinder/PlantFinderDetails.aspx?taxonid=280874&amp;isprofile=0&amp;basic=Geranium%20phaeum</text:p>
          </table:table-cell>
          <table:table-cell office:value-type="string" office:string-value="https://www.floraweb.de/php/taxonomie.php?taxon-id=2682">
            <text:p>https://www.floraweb.de/php/taxonomie.php?taxon-id=2682</text:p>
          </table:table-cell>
          <table:table-cell office:value-type="string" office:string-value="https://www.infoflora.ch/en/flora/geranium-phaeum.html">
            <text:p>https://www.infoflora.ch/en/flora/geranium-phae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eranium × cantabrigiense">
            <text:p>Geranium × cantabrigiense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45839&amp;isprofile=0&amp;basic=Geranium%20%C3%97%20cantabrigiense">
            <text:p>https://www.missouribotanicalgarden.org/PlantFinder/PlantFinderDetails.aspx?taxonid=245839&amp;isprofile=0&amp;basic=Geranium%20%C3%97%20cantabrigiense</text:p>
          </table:table-cell>
          <table:table-cell office:value-type="string" office:string-value="https://www.floraweb.de/php/taxonomie.php?taxon-id=33397">
            <text:p>https://www.floraweb.de/php/taxonomie.php?taxon-id=333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llis perennis">
            <text:p>Bellis perennis</text:p>
          </table:table-cell>
          <table:table-cell office:value-type="string" office:string-value="https://floraveg.eu/taxon/overview/Bellis%20perennis">
            <text:p>https://floraveg.eu/taxon/overview/Bellis%20perennis</text:p>
          </table:table-cell>
          <table:table-cell office:value-type="string" office:string-value="https://www.missouribotanicalgarden.org/PlantFinder/PlantFinderDetails.aspx?taxonid=277170&amp;isprofile=0&amp;basic=Bellis%20perennis">
            <text:p>https://www.missouribotanicalgarden.org/PlantFinder/PlantFinderDetails.aspx?taxonid=277170&amp;isprofile=0&amp;basic=Bellis%20perennis</text:p>
          </table:table-cell>
          <table:table-cell office:value-type="string" office:string-value="https://www.floraweb.de/php/taxonomie.php?taxon-id=814">
            <text:p>https://www.floraweb.de/php/taxonomie.php?taxon-id=814</text:p>
          </table:table-cell>
          <table:table-cell office:value-type="string" office:string-value="https://www.infoflora.ch/en/flora/bellis-perennis.html">
            <text:p>https://www.infoflora.ch/en/flora/bellis-perennis.html</text:p>
          </table:table-cell>
          <table:table-cell office:value-type="string" office:string-value="https://pfaf.org/user/Plant.aspx?LatinName=Bellis+perennis">
            <text:p>https://pfaf.org/user/Plant.aspx?LatinName=Bellis+perenn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procapnos spectabilis (old: Dicentra)">
            <text:p>Lamprocapnos spectabilis (old: Dicentra)</text:p>
          </table:table-cell>
          <table:table-cell office:value-type="string" office:string-value="https://floraveg.eu/taxon/overview/Lamprocapnos%20spectabilis">
            <text:p>https://floraveg.eu/taxon/overview/Lamprocapnos%20spectabi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illardia">
            <text:p>Gaillard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119&amp;isprofile=0&amp;basic=Gaillardia">
            <text:p>https://www.missouribotanicalgarden.org/PlantFinder/PlantFinderDetails.aspx?taxonid=292119&amp;isprofile=0&amp;basic=Gaillard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Galanthus">
            <text:p>Gal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842&amp;isprofile=0&amp;basic=Galanthus">
            <text:p>https://www.missouribotanicalgarden.org/PlantFinder/PlantFinderDetails.aspx?taxonid=275842&amp;isprofile=0&amp;basic=Gal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losia">
            <text:p>Celo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073&amp;isprofile=0&amp;basic=Celosia">
            <text:p>https://www.missouribotanicalgarden.org/PlantFinder/PlantFinderDetails.aspx?taxonid=441073&amp;isprofile=0&amp;basic=Celos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puntia">
            <text:p>Opunt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1479&amp;isprofile=0&amp;basic=Opuntia">
            <text:p>https://www.missouribotanicalgarden.org/PlantFinder/PlantFinderDetails.aspx?taxonid=441479&amp;isprofile=0&amp;basic=Opunt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atycodon grandiflorus">
            <text:p>Platycodon grandiflorus</text:p>
          </table:table-cell>
          <table:table-cell office:value-type="string" office:string-value="https://floraveg.eu/taxon/overview/Platycodon%20grandiflorus">
            <text:p>https://floraveg.eu/taxon/overview/Platycodon%20grandiflorus</text:p>
          </table:table-cell>
          <table:table-cell office:value-type="string" office:string-value="https://www.missouribotanicalgarden.org/PlantFinder/PlantFinderDetails.aspx?taxonid=278881&amp;isprofile=0&amp;basic=Platycodon%20grandiflorus">
            <text:p>https://www.missouribotanicalgarden.org/PlantFinder/PlantFinderDetails.aspx?taxonid=278881&amp;isprofile=0&amp;basic=Platycodon%20grandiflorus</text:p>
          </table:table-cell>
          <table:table-cell office:value-type="string" office:string-value="https://www.floraweb.de/php/taxonomie.php?taxon-id=31190">
            <text:p>https://www.floraweb.de/php/taxonomie.php?taxon-id=31190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Platycodon+grandiflorus">
            <text:p>https://pfaf.org/user/Plant.aspx?LatinName=Platycodon+grandiflor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calyptus">
            <text:p>Eucalypt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8798&amp;isprofile=0&amp;basic=Eucalyptus">
            <text:p>https://www.missouribotanicalgarden.org/PlantFinder/PlantFinderDetails.aspx?taxonid=368798&amp;isprofile=0&amp;basic=Eucalyp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Zinnia">
            <text:p>Zin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618">
            <text:p>https://www.missouribotanicalgarden.org/PlantFinder/PlantFinderDetails.aspx?kempercode=a6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rpobrotus edulis">
            <text:p>Carpobrotus edulis</text:p>
          </table:table-cell>
          <table:table-cell office:value-type="string" office:string-value="https://floraveg.eu/taxon/overview/Carpobrotus%20edulis">
            <text:p>https://floraveg.eu/taxon/overview/Carpobrotus%20edu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kile maritima">
            <text:p>Cakile maritima</text:p>
          </table:table-cell>
          <table:table-cell office:value-type="string" office:string-value="https://floraveg.eu/taxon/overview/Cakile%20maritima">
            <text:p>https://floraveg.eu/taxon/overview/Cakile%20maritima</text:p>
          </table:table-cell>
          <table:table-cell office:value-type="string" office:string-value="https://www.mobot.org/mobot/research/apweb/top/referencese_h.html">
            <text:p>https://www.mobot.org/mobot/research/apweb/top/referencese_h.html</text:p>
          </table:table-cell>
          <table:table-cell office:value-type="string" office:string-value="https://www.floraweb.de/php/taxonomie.php?taxon-id=962">
            <text:p>https://www.floraweb.de/php/taxonomie.php?taxon-id=962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kile+maritima">
            <text:p>https://pfaf.org/user/Plant.aspx?LatinName=Cakile+mariti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us">
            <text:p>Croc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050&amp;isprofile=0&amp;basic=Crocus">
            <text:p>https://www.missouribotanicalgarden.org/PlantFinder/PlantFinderDetails.aspx?taxonid=282050&amp;isprofile=0&amp;basic=Croc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us × luteus">
            <text:p>Crocus × luteus</text:p>
          </table:table-cell>
          <table:table-cell office:value-type="string" office:string-value="https://floraveg.eu/taxon/overview/Crocus%20x%20luteus">
            <text:p>https://floraveg.eu/taxon/overview/Crocus%20x%20luteus</text:p>
          </table:table-cell>
          <table:table-cell office:value-type="string" office:string-value="https://www.missouribotanicalgarden.org/PlantFinder/PlantFinderDetails.aspx?taxonid=244063">
            <text:p>https://www.missouribotanicalgarden.org/PlantFinder/PlantFinderDetails.aspx?taxonid=244063</text:p>
          </table:table-cell>
          <table:table-cell office:value-type="string" office:string-value="https://www.floraweb.de/php/taxonomie.php?taxon-id=26366">
            <text:p>https://www.floraweb.de/php/taxonomie.php?taxon-id=2636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">
            <text:p>Veronic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57103&amp;isprofile=0&amp;basic=Veronica">
            <text:p>https://www.missouribotanicalgarden.org/PlantFinder/PlantFinderDetails.aspx?taxonid=457103&amp;isprofile=0&amp;basic=Vero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 austriaca">
            <text:p>Veronica austriaca</text:p>
          </table:table-cell>
          <table:table-cell office:value-type="string" office:string-value="https://floraveg.eu/taxon/overview/Veronica%20austriaca">
            <text:p>https://floraveg.eu/taxon/overview/Veronica%20austriaca</text:p>
          </table:table-cell>
          <table:table-cell office:value-type="string" office:string-value="https://www.missouribotanicalgarden.org/PlantFinder/PlantFinderDetails.aspx?taxonid=287013&amp;isprofile=0&amp;basic=Veronica%20austriaca">
            <text:p>https://www.missouribotanicalgarden.org/PlantFinder/PlantFinderDetails.aspx?taxonid=287013&amp;isprofile=0&amp;basic=Veronica%20austriaca</text:p>
          </table:table-cell>
          <table:table-cell office:value-type="string" office:string-value="https://www.floraweb.de/php/taxonomie.php?taxon-id=13751">
            <text:p>https://www.floraweb.de/php/taxonomie.php?taxon-id=13751</text:p>
          </table:table-cell>
          <table:table-cell office:value-type="string" office:string-value="https://www.infoflora.ch/en/flora/veronica-austriaca.html">
            <text:p>https://www.infoflora.ch/en/flora/veronica-austriac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eronica spicata">
            <text:p>Veronica spicata</text:p>
          </table:table-cell>
          <table:table-cell office:value-type="string" office:string-value="https://floraveg.eu/taxon/overview/Veronica%20spicata">
            <text:p>https://floraveg.eu/taxon/overview/Veronica%20spicata</text:p>
          </table:table-cell>
          <table:table-cell office:value-type="string" office:string-value="https://www.missouribotanicalgarden.org/PlantFinder/PlantFinderDetails.aspx?taxonid=299638&amp;isprofile=0&amp;basic=Veronica%20spicata">
            <text:p>https://www.missouribotanicalgarden.org/PlantFinder/PlantFinderDetails.aspx?taxonid=299638&amp;isprofile=0&amp;basic=Veronica%20spicata</text:p>
          </table:table-cell>
          <table:table-cell office:value-type="string" office:string-value="https://www.floraweb.de/php/taxonomie.php?taxon-id=6284">
            <text:p>https://www.floraweb.de/php/taxonomie.php?taxon-id=6284</text:p>
          </table:table-cell>
          <table:table-cell office:value-type="string" office:string-value="https://www.infoflora.ch/en/flora/pseudolysimachion-spicatum.html">
            <text:p>https://www.infoflora.ch/en/flora/pseudolysimachion-spicatum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riesea">
            <text:p>Vries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203&amp;isprofile=0&amp;basic=Vriesea">
            <text:p>https://www.missouribotanicalgarden.org/PlantFinder/PlantFinderDetails.aspx?taxonid=278203&amp;isprofile=0&amp;basic=Vries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oregelia">
            <text:p>Neoregel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611&amp;isprofile=0&amp;basic=Neoregelia">
            <text:p>https://www.missouribotanicalgarden.org/PlantFinder/PlantFinderDetails.aspx?taxonid=291611&amp;isprofile=0&amp;basic=Neoregel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echmea">
            <text:p>Aechm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1289&amp;isprofile=0&amp;basic=Aechmea">
            <text:p>https://www.missouribotanicalgarden.org/PlantFinder/PlantFinderDetails.aspx?taxonid=291289&amp;isprofile=0&amp;basic=Aechme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endula">
            <text:p>Calendu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409&amp;isprofile=0&amp;basic=Calendula">
            <text:p>https://www.missouribotanicalgarden.org/PlantFinder/PlantFinderDetails.aspx?taxonid=277409&amp;isprofile=0&amp;basic=Calendu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anksia">
            <text:p>Bank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4994&amp;isprofile=0&amp;basic=Banksia">
            <text:p>https://www.missouribotanicalgarden.org/PlantFinder/PlantFinderDetails.aspx?taxonid=284994&amp;isprofile=0&amp;basic=Banks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burnum">
            <text:p>Labur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435&amp;isprofile=0&amp;basic=Laburnum">
            <text:p>https://www.missouribotanicalgarden.org/PlantFinder/PlantFinderDetails.aspx?taxonid=280435&amp;isprofile=0&amp;basic=Labur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irrhinum">
            <text:p>Antirrhi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6520&amp;isprofile=0&amp;basic=Antirrhinum">
            <text:p>https://www.missouribotanicalgarden.org/PlantFinder/PlantFinderDetails.aspx?taxonid=266520&amp;isprofile=0&amp;basic=Antirrhi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achelospermum jasminoides">
            <text:p>Trachelospermum jasminoide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6136&amp;isprofile=0&amp;basic=Trachelospermum%20jasminoides">
            <text:p>https://www.missouribotanicalgarden.org/PlantFinder/PlantFinderDetails.aspx?taxonid=276136&amp;isprofile=0&amp;basic=Trachelospermum%20jasminoid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rachelospermum+jasminoides">
            <text:p>https://pfaf.org/user/Plant.aspx?LatinName=Trachelospermum+jasmin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nicera tatarica">
            <text:p>Lonicera tatarica</text:p>
          </table:table-cell>
          <table:table-cell office:value-type="string" office:string-value="https://floraveg.eu/taxon/overview/Lonicera%20tatarica">
            <text:p>https://floraveg.eu/taxon/overview/Lonicera%20tatarica</text:p>
          </table:table-cell>
          <table:table-cell office:value-type="string" office:string-value="https://www.missouribotanicalgarden.org/PlantFinder/PlantFinderDetails.aspx?taxonid=278951&amp;isprofile=0&amp;basic=Lonicera%20tatarica">
            <text:p>https://www.missouribotanicalgarden.org/PlantFinder/PlantFinderDetails.aspx?taxonid=278951&amp;isprofile=0&amp;basic=Lonicera%20tatarica</text:p>
          </table:table-cell>
          <table:table-cell office:value-type="string" office:string-value="https://www.floraweb.de/php/taxonomie.php?taxon-id=6844">
            <text:p>https://www.floraweb.de/php/taxonomie.php?taxon-id=6844</text:p>
          </table:table-cell>
          <table:table-cell office:value-type="string" office:string-value="https://www.infoflora.ch/en/flora/lonicera-tatarica.html">
            <text:p>https://www.infoflora.ch/en/flora/lonicera-tataric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nicera × purpusii">
            <text:p>Lonicera × purpus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ophora japonica">
            <text:p>Sophora japonic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54547&amp;isprofile=0&amp;basic=Sophora%20japonica">
            <text:p>https://www.missouribotanicalgarden.org/PlantFinder/PlantFinderDetails.aspx?taxonid=254547&amp;isprofile=0&amp;basic=Sophora%20japonica</text:p>
          </table:table-cell>
          <table:table-cell office:value-type="string" office:string-value="https://www.floraweb.de/php/taxonomie.php?taxon-id=31506">
            <text:p>https://www.floraweb.de/php/taxonomie.php?taxon-id=31506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Sophora+japonica">
            <text:p>https://pfaf.org/user/Plant.aspx?LatinName=Sophora+japo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acinthus">
            <text:p>Hyaci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58">
            <text:p>https://www.missouribotanicalgarden.org/PlantFinder/PlantFinderDetails.aspx?kempercode=a4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stanea sativa">
            <text:p>Castanea sativa</text:p>
          </table:table-cell>
          <table:table-cell office:value-type="string" office:string-value="https://floraveg.eu/taxon/overview/Castanea%20sativa">
            <text:p>https://floraveg.eu/taxon/overview/Castanea%20sativa</text:p>
          </table:table-cell>
          <table:table-cell office:value-type="string" office:string-value="http://www.missouribotanicalgarden.org/plantfinder/PlantFinderDetails.aspx?taxonid=280759">
            <text:p>http://www.missouribotanicalgarden.org/plantfinder/PlantFinderDetails.aspx?taxonid=280759</text:p>
          </table:table-cell>
          <table:table-cell office:value-type="string" office:string-value="https://www.floraweb.de/php/taxonomie.php?taxon-id=1323">
            <text:p>https://www.floraweb.de/php/taxonomie.php?taxon-id=1323</text:p>
          </table:table-cell>
          <table:table-cell office:value-type="string" office:string-value="https://www.infoflora.ch/en/flora/castanea-sativa.html">
            <text:p>https://www.infoflora.ch/en/flora/castanea-sativa.html</text:p>
          </table:table-cell>
          <table:table-cell office:value-type="string" office:string-value="https://pfaf.org/user/Plant.aspx?LatinName=Castanea+sativa">
            <text:p>https://pfaf.org/user/Plant.aspx?LatinName=Castanea+sativ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stilbe">
            <text:p>Astilb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9950&amp;isprofile=0&amp;basic=Astilbe">
            <text:p>https://www.missouribotanicalgarden.org/PlantFinder/PlantFinderDetails.aspx?taxonid=269950&amp;isprofile=0&amp;basic=Astilb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rostemma">
            <text:p>Agrostemm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3607">
            <text:p>https://www.missouribotanicalgarden.org/PlantFinder/PlantFinderDetails.aspx?taxonid=29360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">
            <text:p>Trifol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pratense">
            <text:p>Trifolium pratense</text:p>
          </table:table-cell>
          <table:table-cell office:value-type="string" office:string-value="https://floraveg.eu/taxon/overview/Trifolium%20pratense">
            <text:p>https://floraveg.eu/taxon/overview/Trifolium%20pratense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57">
            <text:p>https://www.floraweb.de/php/taxonomie.php?taxon-id=6057</text:p>
          </table:table-cell>
          <table:table-cell office:value-type="string" office:string-value="https://www.infoflora.ch/en/flora/trifolium-pratense.html">
            <text:p>https://www.infoflora.ch/en/flora/trifolium-pratense.html</text:p>
          </table:table-cell>
          <table:table-cell office:value-type="string" office:string-value="https://pfaf.org/user/Plant.aspx?LatinName=Trifolium+pratense">
            <text:p>https://pfaf.org/user/Plant.aspx?LatinName=Trifolium+pratens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repens">
            <text:p>Trifolium repens</text:p>
          </table:table-cell>
          <table:table-cell office:value-type="string" office:string-value="https://floraveg.eu/taxon/overview/Trifolium%20repens">
            <text:p>https://floraveg.eu/taxon/overview/Trifolium%20repens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22">
            <text:p>https://www.floraweb.de/php/taxonomie.php?taxon-id=6022</text:p>
          </table:table-cell>
          <table:table-cell office:value-type="string" office:string-value="https://www.infoflora.ch/en/flora/trifolium-repens.html">
            <text:p>https://www.infoflora.ch/en/flora/trifolium-repens.html</text:p>
          </table:table-cell>
          <table:table-cell office:value-type="string" office:string-value="https://pfaf.org/user/Plant.aspx?LatinName=Trifolium+repens">
            <text:p>https://pfaf.org/user/Plant.aspx?LatinName=Trifolium+rep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ifolium incarnatum">
            <text:p>Trifolium incarnatum</text:p>
          </table:table-cell>
          <table:table-cell office:value-type="string" office:string-value="https://floraveg.eu/taxon/overview/Trifolium%20incarnatum">
            <text:p>https://floraveg.eu/taxon/overview/Trifolium%20incarnatum</text:p>
          </table:table-cell>
          <table:table-cell office:value-type="string" office:string-value="https://www.missouribotanicalgarden.org/PlantFinder/PlantFinderDetails.aspx?kempercode=m650">
            <text:p>https://www.missouribotanicalgarden.org/PlantFinder/PlantFinderDetails.aspx?kempercode=m650</text:p>
          </table:table-cell>
          <table:table-cell office:value-type="string" office:string-value="https://www.floraweb.de/php/taxonomie.php?taxon-id=6039">
            <text:p>https://www.floraweb.de/php/taxonomie.php?taxon-id=6039</text:p>
          </table:table-cell>
          <table:table-cell office:value-type="string" office:string-value="https://www.infoflora.ch/en/flora/trifolium-incarnatum.html">
            <text:p>https://www.infoflora.ch/en/flora/trifolium-incarnatum.html</text:p>
          </table:table-cell>
          <table:table-cell office:value-type="string" office:string-value="https://pfaf.org/user/Plant.aspx?LatinName=Trifolium+Incarnatum">
            <text:p>https://pfaf.org/user/Plant.aspx?LatinName=Trifolium+Incarn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mpervivum">
            <text:p>Semperviv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b711">
            <text:p>https://www.missouribotanicalgarden.org/PlantFinder/PlantFinderDetails.aspx?kempercode=b7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atsia">
            <text:p>Fat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6608">
            <text:p>https://www.missouribotanicalgarden.org/PlantFinder/PlantFinderDetails.aspx?taxonid=2766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chira">
            <text:p>Pachi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8906&amp;isprofile=0&amp;bt=10">
            <text:p>https://www.missouribotanicalgarden.org/PlantFinder/PlantFinderDetails.aspx?taxonid=258906&amp;isprofile=0&amp;bt=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">
            <text:p>Salv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463">
            <text:p>https://www.missouribotanicalgarden.org/PlantFinder/PlantFinderDetails.aspx?taxonid=29246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officinalis">
            <text:p>Salvia officinalis</text:p>
          </table:table-cell>
          <table:table-cell office:value-type="string" office:string-value="https://floraveg.eu/taxon/overview/Salvia%20officinalis">
            <text:p>https://floraveg.eu/taxon/overview/Salvia%20officinalis</text:p>
          </table:table-cell>
          <table:table-cell office:value-type="string" office:string-value="http://www.missouribotanicalgarden.org/plantfinder/PlantFinderDetails.aspx?taxonid=281464">
            <text:p>http://www.missouribotanicalgarden.org/plantfinder/PlantFinderDetails.aspx?taxonid=281464</text:p>
          </table:table-cell>
          <table:table-cell office:value-type="string" office:string-value="https://www.floraweb.de/php/taxonomie.php?taxon-id=5217">
            <text:p>https://www.floraweb.de/php/taxonomie.php?taxon-id=5217</text:p>
          </table:table-cell>
          <table:table-cell office:value-type="string" office:string-value="https://www.infoflora.ch/en/flora/salvia-officinalis.html">
            <text:p>https://www.infoflora.ch/en/flora/salvia-officinalis.html</text:p>
          </table:table-cell>
          <table:table-cell office:value-type="string" office:string-value="https://pfaf.org/user/Plant.aspx?LatinName=Salvia+officinalis">
            <text:p>https://pfaf.org/user/Plant.aspx?LatinName=Salvia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pratensis">
            <text:p>Salvia pratensis</text:p>
          </table:table-cell>
          <table:table-cell office:value-type="string" office:string-value="https://floraveg.eu/taxon/overview/Salvia%20pratensis">
            <text:p>https://floraveg.eu/taxon/overview/Salvia%20pratensis</text:p>
          </table:table-cell>
          <table:table-cell office:value-type="string" office:string-value="https://www.missouribotanicalgarden.org/PlantFinder/PlantFinderDetails.aspx?taxonid=281424&amp;isprofile=0&amp;basic=Salvia%20pratensis">
            <text:p>https://www.missouribotanicalgarden.org/PlantFinder/PlantFinderDetails.aspx?taxonid=281424&amp;isprofile=0&amp;basic=Salvia%20pratensis</text:p>
          </table:table-cell>
          <table:table-cell office:value-type="string" office:string-value="https://www.floraweb.de/php/taxonomie.php?taxon-id=5220">
            <text:p>https://www.floraweb.de/php/taxonomie.php?taxon-id=5220</text:p>
          </table:table-cell>
          <table:table-cell office:value-type="string" office:string-value="https://www.infoflora.ch/en/flora/salvia-pratensis.html">
            <text:p>https://www.infoflora.ch/en/flora/salvia-pratensis.html</text:p>
          </table:table-cell>
          <table:table-cell office:value-type="string" office:string-value="https://pfaf.org/user/Plant.aspx?LatinName=Salvia+pratensis">
            <text:p>https://pfaf.org/user/Plant.aspx?LatinName=Salvia+prat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farinacea">
            <text:p>Salvia farinace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a605">
            <text:p>https://www.missouribotanicalgarden.org/PlantFinder/PlantFinderDetails.aspx?kempercode=a60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rosmarinus">
            <text:p>Salvia rosmarin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44418&amp;isprofile=0&amp;basic=Salvia%20rosmarinus">
            <text:p>https://www.missouribotanicalgarden.org/PlantFinder/PlantFinderDetails.aspx?taxonid=444418&amp;isprofile=0&amp;basic=Salvia%20rosmarin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lvia nemorosa">
            <text:p>Salvia nemorosa</text:p>
          </table:table-cell>
          <table:table-cell office:value-type="string" office:string-value="https://floraveg.eu/taxon/overview/Salvia%20nemorosa">
            <text:p>https://floraveg.eu/taxon/overview/Salvia%20nemorosa</text:p>
          </table:table-cell>
          <table:table-cell office:value-type="string" office:string-value="https://www.missouribotanicalgarden.org/PlantFinder/PlantFinderDetails.aspx?taxonid=281423&amp;isprofile=0&amp;basic=Salvia%20nemorosa">
            <text:p>https://www.missouribotanicalgarden.org/PlantFinder/PlantFinderDetails.aspx?taxonid=281423&amp;isprofile=0&amp;basic=Salvia%20nemorosa</text:p>
          </table:table-cell>
          <table:table-cell office:value-type="string" office:string-value="https://www.floraweb.de/php/taxonomie.php?taxon-id=5216">
            <text:p>https://www.floraweb.de/php/taxonomie.php?taxon-id=5216</text:p>
          </table:table-cell>
          <table:table-cell office:value-type="string" office:string-value="https://www.infoflora.ch/en/flora/salvia-%C3%97sylvestris.html">
            <text:p>https://www.infoflora.ch/en/flora/salvia-%C3%97sylvestr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lectranthus">
            <text:p>Plectr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8492&amp;isprofile=0&amp;basic=Plectranthus">
            <text:p>https://www.missouribotanicalgarden.org/PlantFinder/PlantFinderDetails.aspx?taxonid=268492&amp;isprofile=0&amp;basic=Plectranth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alva">
            <text:p>Mal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618&amp;isprofile=0&amp;basic=Malva">
            <text:p>https://www.missouribotanicalgarden.org/PlantFinder/PlantFinderDetails.aspx?taxonid=282618&amp;isprofile=0&amp;basic=Mal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nus florida">
            <text:p>Cornus florida</text:p>
          </table:table-cell>
          <table:table-cell office:value-type="string" office:string-value="https://floraveg.eu/taxon/overview/Cornus%20florida">
            <text:p>https://floraveg.eu/taxon/overview/Cornus%20florida</text:p>
          </table:table-cell>
          <table:table-cell office:value-type="string" office:string-value="https://www.missouribotanicalgarden.org/PlantFinder/PlantFinderDetails.aspx?kempercode=c280">
            <text:p>https://www.missouribotanicalgarden.org/PlantFinder/PlantFinderDetails.aspx?kempercode=c2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ornus+florida">
            <text:p>https://pfaf.org/user/Plant.aspx?LatinName=Cornus+florid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nus sericea">
            <text:p>Cornus sericea</text:p>
          </table:table-cell>
          <table:table-cell office:value-type="string" office:string-value="https://floraveg.eu/taxon/overview/Cornus%20sericea">
            <text:p>https://floraveg.eu/taxon/overview/Cornus%20sericea</text:p>
          </table:table-cell>
          <table:table-cell office:value-type="string" office:string-value="http://www.missouribotanicalgarden.org/plantfinder/PlantFinderDetails.aspx?taxonid=279363">
            <text:p>http://www.missouribotanicalgarden.org/plantfinder/PlantFinderDetails.aspx?taxonid=279363</text:p>
          </table:table-cell>
          <table:table-cell office:value-type="string" office:string-value="https://www.floraweb.de/php/taxonomie.php?taxon-id=1651">
            <text:p>https://www.floraweb.de/php/taxonomie.php?taxon-id=1651</text:p>
          </table:table-cell>
          <table:table-cell office:value-type="string" office:string-value="https://www.infoflora.ch/en/flora/cornus-sericea.html">
            <text:p>https://www.infoflora.ch/en/flora/cornus-sericea.html</text:p>
          </table:table-cell>
          <table:table-cell office:value-type="string" office:string-value="https://pfaf.org/user/Plant.aspx?LatinName=Cornus+sericea">
            <text:p>https://pfaf.org/user/Plant.aspx?LatinName=Cornus+seric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dgeworthia chrysantha">
            <text:p>Edgeworthia chrysantha</text:p>
          </table:table-cell>
          <table:table-cell office:value-type="string" office:string-value="no">
            <text:p>no</text:p>
          </table:table-cell>
          <table:table-cell office:value-type="string" office:string-value="http://www.missouribotanicalgarden.org/plantfinder/PlantFinderDetails.aspx?taxonid=293415">
            <text:p>http://www.missouribotanicalgarden.org/plantfinder/PlantFinderDetails.aspx?taxonid=2934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Edgeworthia+chrysantha">
            <text:p>https://pfaf.org/user/Plant.aspx?LatinName=Edgeworthia+chrysanth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gelonia">
            <text:p>Angelon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b444">
            <text:p>http://www.missouribotanicalgarden.org/PlantFinder/PlantFinderDetails.aspx?kempercode=b4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ynara cardunculus">
            <text:p>Cynara cardunculus</text:p>
          </table:table-cell>
          <table:table-cell office:value-type="string" office:string-value="https://floraveg.eu/taxon/overview/Cynara%20cardunculus">
            <text:p>https://floraveg.eu/taxon/overview/Cynara%20cardunculus</text:p>
          </table:table-cell>
          <table:table-cell office:value-type="string" office:string-value="https://www.missouribotanicalgarden.org/PlantFinder/PlantFinderDetails.aspx?taxonid=277562&amp;isprofile=0&amp;chr=19">
            <text:p>https://www.missouribotanicalgarden.org/PlantFinder/PlantFinderDetails.aspx?taxonid=277562&amp;isprofile=0&amp;chr=19</text:p>
          </table:table-cell>
          <table:table-cell office:value-type="string" office:string-value="https://www.floraweb.de/php/taxonomie.php?taxon-id=27377">
            <text:p>https://www.floraweb.de/php/taxonomie.php?taxon-id=27377</text:p>
          </table:table-cell>
          <table:table-cell office:value-type="string" office:string-value="https://www.infoflora.ch/en/flora/cynara-cardunculus.html">
            <text:p>https://www.infoflora.ch/en/flora/cynara-cardunculus.html</text:p>
          </table:table-cell>
          <table:table-cell office:value-type="string" office:string-value="https://pfaf.org/user/Plant.aspx?LatinName=Cynara+cardunculus">
            <text:p>https://pfaf.org/user/Plant.aspx?LatinName=Cynara+carduncu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sminum polyanthum">
            <text:p>Jasminum polyanthum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1996/040596d.html">
            <text:p>http://www.mobot.org/mobot/bloom/1996/040596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anchezia">
            <text:p>Sanchezia</text:p>
          </table:table-cell>
          <table:table-cell office:value-type="string" office:string-value="">
            <text:p/>
          </table:table-cell>
          <table:table-cell office:value-type="string" office:string-value="http://www.mobot.org/mobot/bloom/1995/102795d.html">
            <text:p>http://www.mobot.org/mobot/bloom/1995/102795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geratum">
            <text:p>Agerat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57">
            <text:p>https://www.missouribotanicalgarden.org/PlantFinder/PlantFinderDetails.aspx?kempercode=a5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quilegia vulgaris">
            <text:p>Aquilegia vulgaris</text:p>
          </table:table-cell>
          <table:table-cell office:value-type="string" office:string-value="https://floraveg.eu/taxon/overview/Aquilegia%20vulgaris">
            <text:p>https://floraveg.eu/taxon/overview/Aquilegia%20vulgaris</text:p>
          </table:table-cell>
          <table:table-cell office:value-type="string" office:string-value="https://www.missouribotanicalgarden.org/PlantFinder/PlantFinderDetails.aspx?taxonid=286072">
            <text:p>https://www.missouribotanicalgarden.org/PlantFinder/PlantFinderDetails.aspx?taxonid=286072</text:p>
          </table:table-cell>
          <table:table-cell office:value-type="string" office:string-value="https://www.floraweb.de/php/taxonomie.php?taxon-id=508">
            <text:p>https://www.floraweb.de/php/taxonomie.php?taxon-id=508</text:p>
          </table:table-cell>
          <table:table-cell office:value-type="string" office:string-value="https://www.infoflora.ch/en/flora/aquilegia-vulgaris.html">
            <text:p>https://www.infoflora.ch/en/flora/aquilegia-vulgaris.html</text:p>
          </table:table-cell>
          <table:table-cell office:value-type="string" office:string-value="https://pfaf.org/user/Plant.aspx?LatinName=Aquilegia+vulgaris">
            <text:p>https://pfaf.org/user/Plant.aspx?LatinName=Aquilegi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ubrieta">
            <text:p>Aubriet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h340">
            <text:p>http://www.missouribotanicalgarden.org/PlantFinder/PlantFinderDetails.aspx?kempercode=h3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haranthus roseus">
            <text:p>Catharanthus roseus</text:p>
          </table:table-cell>
          <table:table-cell office:value-type="string" office:string-value="https://floraveg.eu/taxon/overview/Catharanthus%20roseus">
            <text:p>https://floraveg.eu/taxon/overview/Catharanthus%20roseus</text:p>
          </table:table-cell>
          <table:table-cell office:value-type="string" office:string-value="https://www.missouribotanicalgarden.org/PlantFinder/PlantFinderDetails.aspx?kempercode=a569">
            <text:p>https://www.missouribotanicalgarden.org/PlantFinder/PlantFinderDetails.aspx?kempercode=a5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atharanthus+roseus">
            <text:p>https://pfaf.org/user/Plant.aspx?LatinName=Catharanthus+rose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ittonia">
            <text:p>Fitto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3705&amp;isprofile=0&amp;basic=Fittonia">
            <text:p>https://www.missouribotanicalgarden.org/PlantFinder/PlantFinderDetails.aspx?taxonid=263705&amp;isprofile=0&amp;basic=Fitto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maria">
            <text:p>Fumar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gardens-gardening/your-garden/plant-finder/plant-details/kc/y840/corydalis-lutea.aspx">
            <text:p>http://www.missouribotanicalgarden.org/gardens-gardening/your-garden/plant-finder/plant-details/kc/y840/corydalis-lutea.asp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leborus">
            <text:p>Hellebor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48767&amp;isprofile=0&amp;basic=Helleborus">
            <text:p>https://www.missouribotanicalgarden.org/PlantFinder/PlantFinderDetails.aspx?taxonid=248767&amp;isprofile=0&amp;basic=Hellebor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leborus orientalis">
            <text:p>Helleborus orientalis</text:p>
          </table:table-cell>
          <table:table-cell office:value-type="string" office:string-value="https://floraveg.eu/taxon/overview/Helleborus%20orientalis">
            <text:p>https://floraveg.eu/taxon/overview/Helleborus%20orientalis</text:p>
          </table:table-cell>
          <table:table-cell office:value-type="string" office:string-value="https://www.missouribotanicalgarden.org/PlantFinder/PlantFinderDetails.aspx?kempercode=d100">
            <text:p>https://www.missouribotanicalgarden.org/PlantFinder/PlantFinderDetails.aspx?kempercode=d100</text:p>
          </table:table-cell>
          <table:table-cell office:value-type="string" office:string-value="https://www.floraweb.de/php/taxonomie.php?taxon-id=26163">
            <text:p>https://www.floraweb.de/php/taxonomie.php?taxon-id=26163</text:p>
          </table:table-cell>
          <table:table-cell office:value-type="string" office:string-value="https://www.infoflora.ch/en/flora/helleborus-orientalis.html">
            <text:p>https://www.infoflora.ch/en/flora/helleborus-oriental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cea">
            <text:p>Alc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j240">
            <text:p>https://www.missouribotanicalgarden.org/PlantFinder/PlantFinderDetails.aspx?kempercode=j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chorium intybus">
            <text:p>Cichorium intybus</text:p>
          </table:table-cell>
          <table:table-cell office:value-type="string" office:string-value="https://floraveg.eu/taxon/overview/Cichorium%20intybus">
            <text:p>https://floraveg.eu/taxon/overview/Cichorium%20intybus</text:p>
          </table:table-cell>
          <table:table-cell office:value-type="string" office:string-value="https://www.missouribotanicalgarden.org/PlantFinder/PlantFinderDetails.aspx?taxonid=277301&amp;isprofile=0&amp;basic=Cichorium%20Intybus">
            <text:p>https://www.missouribotanicalgarden.org/PlantFinder/PlantFinderDetails.aspx?taxonid=277301&amp;isprofile=0&amp;basic=Cichorium%20Intybus</text:p>
          </table:table-cell>
          <table:table-cell office:value-type="string" office:string-value="https://www.floraweb.de/php/taxonomie.php?taxon-id=1550">
            <text:p>https://www.floraweb.de/php/taxonomie.php?taxon-id=1550</text:p>
          </table:table-cell>
          <table:table-cell office:value-type="string" office:string-value="https://www.infoflora.ch/en/flora/cichorium-intybus.html">
            <text:p>https://www.infoflora.ch/en/flora/cichorium-intybus.html</text:p>
          </table:table-cell>
          <table:table-cell office:value-type="string" office:string-value="https://pfaf.org/user/Plant.aspx?LatinName=Cichorium+Intybus">
            <text:p>https://pfaf.org/user/Plant.aspx?LatinName=Cichorium+Intyb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ymphaea">
            <text:p>Nympha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2908">
            <text:p>https://www.missouribotanicalgarden.org/PlantFinder/PlantFinderDetails.aspx?taxonid=28290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">
            <text:p>Amaranth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 cruentus">
            <text:p>Amaranthus cruentus</text:p>
          </table:table-cell>
          <table:table-cell office:value-type="string" office:string-value="https://floraveg.eu/taxon/overview/Amaranthus%20cruentus">
            <text:p>https://floraveg.eu/taxon/overview/Amaranthus%20cruentus</text:p>
          </table:table-cell>
          <table:table-cell office:value-type="string" office:string-value="https://www.missouribotanicalgarden.org/PlantFinder/PlantFinderDetails.aspx?kempercode=a558">
            <text:p>https://www.missouribotanicalgarden.org/PlantFinder/PlantFinderDetails.aspx?kempercode=a558</text:p>
          </table:table-cell>
          <table:table-cell office:value-type="string" office:string-value="https://www.floraweb.de/php/taxonomie.php?taxon-id=365">
            <text:p>https://www.floraweb.de/php/taxonomie.php?taxon-id=365</text:p>
          </table:table-cell>
          <table:table-cell office:value-type="string" office:string-value="https://www.infoflora.ch/en/flora/amaranthus-cruentus.html">
            <text:p>https://www.infoflora.ch/en/flora/amaranthus-cruentus.html</text:p>
          </table:table-cell>
          <table:table-cell office:value-type="string" office:string-value="https://pfaf.org/user/Plant.aspx?LatinName=Amaranthus+cruentus">
            <text:p>https://pfaf.org/user/Plant.aspx?LatinName=Amaranthus+cruen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anthus hypochondriacus">
            <text:p>Amaranthus hypochondriacus</text:p>
          </table:table-cell>
          <table:table-cell office:value-type="string" office:string-value="https://floraveg.eu/taxon/overview/Amaranthus%20hypochondriacus">
            <text:p>https://floraveg.eu/taxon/overview/Amaranthus%20hypochondriacus</text:p>
          </table:table-cell>
          <table:table-cell office:value-type="string" office:string-value="http://www.mobot.org/mobot/bloom/2004/2004-08-20d.html">
            <text:p>http://www.mobot.org/mobot/bloom/2004/2004-08-20d.html</text:p>
          </table:table-cell>
          <table:table-cell office:value-type="string" office:string-value="https://www.floraweb.de/php/taxonomie.php?taxon-id=367">
            <text:p>https://www.floraweb.de/php/taxonomie.php?taxon-id=367</text:p>
          </table:table-cell>
          <table:table-cell office:value-type="string" office:string-value="https://www.infoflora.ch/en/flora/amaranthus-hypochondriacus.html">
            <text:p>https://www.infoflora.ch/en/flora/amaranthus-hypochondriacus.html</text:p>
          </table:table-cell>
          <table:table-cell office:value-type="string" office:string-value="https://pfaf.org/user/Plant.aspx?LatinName=Amaranthus+hypochondriacus">
            <text:p>https://pfaf.org/user/Plant.aspx?LatinName=Amaranthus+hypochondriac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istus albidus">
            <text:p>Cistus albidus</text:p>
          </table:table-cell>
          <table:table-cell office:value-type="string" office:string-value="https://floraveg.eu/taxon/overview/Cistus%20albidus">
            <text:p>https://floraveg.eu/taxon/overview/Cistus%20albidus</text:p>
          </table:table-cell>
          <table:table-cell office:value-type="string" office:string-value="http://www.mobot.org/mobot/bloom/2002/2002-03-29d.html">
            <text:p>http://www.mobot.org/mobot/bloom/2002/2002-03-29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istus+Albidus">
            <text:p>https://pfaf.org/user/Plant.aspx?LatinName=Cistus+Albid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eanothus impressus">
            <text:p>Ceanothus impressu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66634&amp;isprofile=0&amp;pt=2">
            <text:p>https://www.missouribotanicalgarden.org/PlantFinder/PlantFinderDetails.aspx?taxonid=266634&amp;isprofile=0&amp;pt=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Ceanothus+impressus">
            <text:p>https://pfaf.org/user/Plant.aspx?LatinName=Ceanothus+impres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onymus">
            <text:p>Euonym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k240">
            <text:p>https://www.missouribotanicalgarden.org/PlantFinder/PlantFinderDetails.aspx?kempercode=k2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">
            <text:p>Hebe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43988">
            <text:p>https://www.missouribotanicalgarden.org/PlantFinder/PlantFinderDetails.aspx?taxonid=44398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 speciosa">
            <text:p>Hebe specios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57103&amp;isprofile=1&amp;gen=Veronica">
            <text:p>https://www.missouribotanicalgarden.org/PlantFinder/PlantFinderDetails.aspx?taxonid=457103&amp;isprofile=1&amp;gen=Veronic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be+speciosa">
            <text:p>https://pfaf.org/user/Plant.aspx?LatinName=Hebe+specios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be andersonii">
            <text:p>Hebe andersonii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umara plicatilis">
            <text:p>Kumara plicatilis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ewisia cotyledon">
            <text:p>Lewisia cotyledon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441223&amp;isprofile=0&amp;pt=2">
            <text:p>https://www.missouribotanicalgarden.org/PlantFinder/PlantFinderDetails.aspx?taxonid=441223&amp;isprofile=0&amp;pt=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ulownia">
            <text:p>Paulow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035&amp;isprofile=0&amp;basic=Paulownia">
            <text:p>https://www.missouribotanicalgarden.org/PlantFinder/PlantFinderDetails.aspx?taxonid=287035&amp;isprofile=0&amp;basic=Paulown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acelia">
            <text:p>Phacel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ortals/0/staff/PDFs/yatskievych_K/Phacelia_ranunculacea2009-07-10.pdf">
            <text:p>http://www.missouribotanicalgarden.org/Portals/0/staff/PDFs/yatskievych_K/Phacelia_ranunculacea2009-07-10.p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acelia tanacetifolia">
            <text:p>Phacelia tanacetifolia</text:p>
          </table:table-cell>
          <table:table-cell office:value-type="string" office:string-value="https://floraveg.eu/taxon/overview/Phacelia%20tanacetifolia">
            <text:p>https://floraveg.eu/taxon/overview/Phacelia%20tanacetifolia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4204">
            <text:p>https://www.floraweb.de/php/taxonomie.php?taxon-id=4204</text:p>
          </table:table-cell>
          <table:table-cell office:value-type="string" office:string-value="https://www.infoflora.ch/en/flora/phacelia-tanacetifolia.html">
            <text:p>https://www.infoflora.ch/en/flora/phacelia-tanacetifolia.html</text:p>
          </table:table-cell>
          <table:table-cell office:value-type="string" office:string-value="https://pfaf.org/user/Plant.aspx?LatinName=Phacelia+tanacetifolia">
            <text:p>https://pfaf.org/user/Plant.aspx?LatinName=Phacelia+tanaceti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unus laurocerasus">
            <text:p>Prunus laurocerasus</text:p>
          </table:table-cell>
          <table:table-cell office:value-type="string" office:string-value="https://floraveg.eu/taxon/overview/Prunus%20laurocerasus">
            <text:p>https://floraveg.eu/taxon/overview/Prunus%20laurocerasus</text:p>
          </table:table-cell>
          <table:table-cell office:value-type="string" office:string-value="https://www.missouribotanicalgarden.org/PlantFinder/PlantFinderDetails.aspx?kempercode=c335">
            <text:p>https://www.missouribotanicalgarden.org/PlantFinder/PlantFinderDetails.aspx?kempercode=c335</text:p>
          </table:table-cell>
          <table:table-cell office:value-type="string" office:string-value="https://www.floraweb.de/php/taxonomie.php?taxon-id=10800">
            <text:p>https://www.floraweb.de/php/taxonomie.php?taxon-id=10800</text:p>
          </table:table-cell>
          <table:table-cell office:value-type="string" office:string-value="https://www.infoflora.ch/en/flora/prunus-laurocerasus.html">
            <text:p>https://www.infoflora.ch/en/flora/prunus-laurocerasus.html</text:p>
          </table:table-cell>
          <table:table-cell office:value-type="string" office:string-value="https://pfaf.org/user/Plant.aspx?LatinName=Prunus+laurocerasus">
            <text:p>https://pfaf.org/user/Plant.aspx?LatinName=Prunus+lauroceras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yracantha coccinea">
            <text:p>Pyracantha coccinea</text:p>
          </table:table-cell>
          <table:table-cell office:value-type="string" office:string-value="https://floraveg.eu/taxon/overview/Pyracantha%20coccinea">
            <text:p>https://floraveg.eu/taxon/overview/Pyracantha%20coccinea</text:p>
          </table:table-cell>
          <table:table-cell office:value-type="string" office:string-value="https://www.missouribotanicalgarden.org/PlantFinder/PlantFinderDetails.aspx?kempercode=e940">
            <text:p>https://www.missouribotanicalgarden.org/PlantFinder/PlantFinderDetails.aspx?kempercode=e940</text:p>
          </table:table-cell>
          <table:table-cell office:value-type="string" office:string-value="https://www.floraweb.de/php/taxonomie.php?taxon-id=4662">
            <text:p>https://www.floraweb.de/php/taxonomie.php?taxon-id=4662</text:p>
          </table:table-cell>
          <table:table-cell office:value-type="string" office:string-value="https://www.infoflora.ch/en/flora/pyracantha-coccinea.html">
            <text:p>https://www.infoflora.ch/en/flora/pyracantha-coccinea.html</text:p>
          </table:table-cell>
          <table:table-cell office:value-type="string" office:string-value="https://pfaf.org/user/Plant.aspx?LatinName=Pyracantha+coccinea">
            <text:p>https://pfaf.org/user/Plant.aspx?LatinName=Pyracantha+coccin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araxacum officinale">
            <text:p>Taraxacum officinale</text:p>
          </table:table-cell>
          <table:table-cell office:value-type="string" office:string-value="https://floraveg.eu/taxon/overview/Taraxacum%20sect.%20Taraxacum">
            <text:p>https://floraveg.eu/taxon/overview/Taraxacum%20sect.%20Taraxacum</text:p>
          </table:table-cell>
          <table:table-cell office:value-type="string" office:string-value="http://www.mobot.org/mobot/latindict/keyDetail.aspx?keyWord=officinalis">
            <text:p>http://www.mobot.org/mobot/latindict/keyDetail.aspx?keyWord=officinalis</text:p>
          </table:table-cell>
          <table:table-cell office:value-type="string" office:string-value="https://www.floraweb.de/php/taxonomie.php?taxon-id=25508">
            <text:p>https://www.floraweb.de/php/taxonomie.php?taxon-id=25508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araxacum+officinale">
            <text:p>https://pfaf.org/user/Plant.aspx?LatinName=Taraxacum+officina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urium">
            <text:p>Antur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lluna vulgaris">
            <text:p>Calluna vulgaris</text:p>
          </table:table-cell>
          <table:table-cell office:value-type="string" office:string-value="https://floraveg.eu/taxon/overview/Calluna%20vulgaris">
            <text:p>https://floraveg.eu/taxon/overview/Calluna%20vulgaris</text:p>
          </table:table-cell>
          <table:table-cell office:value-type="string" office:string-value="https://www.missouribotanicalgarden.org/PlantFinder/PlantFinderDetails.aspx?kempercode=c272">
            <text:p>https://www.missouribotanicalgarden.org/PlantFinder/PlantFinderDetails.aspx?kempercode=c272</text:p>
          </table:table-cell>
          <table:table-cell office:value-type="string" office:string-value="https://www.floraweb.de/php/taxonomie.php?taxon-id=1007">
            <text:p>https://www.floraweb.de/php/taxonomie.php?taxon-id=1007</text:p>
          </table:table-cell>
          <table:table-cell office:value-type="string" office:string-value="https://www.infoflora.ch/en/flora/calluna-vulgaris.html">
            <text:p>https://www.infoflora.ch/en/flora/calluna-vulgaris.html</text:p>
          </table:table-cell>
          <table:table-cell office:value-type="string" office:string-value="https://pfaf.org/user/Plant.aspx?LatinName=Calluna+vulgaris">
            <text:p>https://pfaf.org/user/Plant.aspx?LatinName=Callun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schscholzia californica">
            <text:p>Eschscholzia californica</text:p>
          </table:table-cell>
          <table:table-cell office:value-type="string" office:string-value="https://floraveg.eu/taxon/overview/Eschscholzia%20californica">
            <text:p>https://floraveg.eu/taxon/overview/Eschscholzia%20californica</text:p>
          </table:table-cell>
          <table:table-cell office:value-type="string" office:string-value="https://www.missouribotanicalgarden.org/PlantFinder/PlantFinderDetails.aspx?kempercode=b753">
            <text:p>https://www.missouribotanicalgarden.org/PlantFinder/PlantFinderDetails.aspx?kempercode=b753</text:p>
          </table:table-cell>
          <table:table-cell office:value-type="string" office:string-value="https://www.floraweb.de/php/taxonomie.php?taxon-id=6781">
            <text:p>https://www.floraweb.de/php/taxonomie.php?taxon-id=6781</text:p>
          </table:table-cell>
          <table:table-cell office:value-type="string" office:string-value="https://www.infoflora.ch/en/flora/eschscholzia-californica.html">
            <text:p>https://www.infoflora.ch/en/flora/eschscholzia-californica.html</text:p>
          </table:table-cell>
          <table:table-cell office:value-type="string" office:string-value="https://pfaf.org/user/Plant.aspx?LatinName=Eschscholzia+californica">
            <text:p>https://pfaf.org/user/Plant.aspx?LatinName=Eschscholzia+californic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enium autumnale">
            <text:p>Helenium autumnale</text:p>
          </table:table-cell>
          <table:table-cell office:value-type="string" office:string-value="https://floraveg.eu/taxon/overview/Helenium%20autumnale">
            <text:p>https://floraveg.eu/taxon/overview/Helenium%20autumnale</text:p>
          </table:table-cell>
          <table:table-cell office:value-type="string" office:string-value="https://www.missouribotanicalgarden.org/PlantFinder/PlantFinderDetails.aspx?taxonid=443008&amp;isprofile=1&amp;gen=Helenium">
            <text:p>https://www.missouribotanicalgarden.org/PlantFinder/PlantFinderDetails.aspx?taxonid=443008&amp;isprofile=1&amp;gen=Helenium</text:p>
          </table:table-cell>
          <table:table-cell office:value-type="string" office:string-value="https://www.floraweb.de/php/taxonomie.php?taxon-id=33025">
            <text:p>https://www.floraweb.de/php/taxonomie.php?taxon-id=33025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lenium+autumnale">
            <text:p>https://pfaf.org/user/Plant.aspx?LatinName=Helenium+autumnal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conia psittacorum">
            <text:p>Heliconia psittacorum</text:p>
          </table:table-cell>
          <table:table-cell office:value-type="string" office:string-value="no">
            <text:p>no</text:p>
          </table:table-cell>
          <table:table-cell office:value-type="string" office:string-value="https://www.mobot.org/mobot/latindict/keyDetail.aspx?keyWord=parrot">
            <text:p>https://www.mobot.org/mobot/latindict/keyDetail.aspx?keyWord=parro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alanchoe blossfeldiana">
            <text:p>Kalanchoe blossfeldian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79373">
            <text:p>https://www.missouribotanicalgarden.org/PlantFinder/PlantFinderDetails.aspx?taxonid=279373</text:p>
          </table:table-cell>
          <table:table-cell office:value-type="string" office:string-value="https://www.floraweb.de/php/taxonomie.php?taxon-id=33080">
            <text:p>https://www.floraweb.de/php/taxonomie.php?taxon-id=330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ragaria × ananassa">
            <text:p>Fragaria × ananassa</text:p>
          </table:table-cell>
          <table:table-cell office:value-type="string" office:string-value="https://floraveg.eu/taxon/overview/Fragaria%20ananassa">
            <text:p>https://floraveg.eu/taxon/overview/Fragaria%20ananassa</text:p>
          </table:table-cell>
          <table:table-cell office:value-type="string" office:string-value="https://www.missouribotanicalgarden.org/PlantFinder/PlantFinderDetails.aspx?taxonid=273892&amp;isprofile=0&amp;basic=Fragaria%20%C3%97%20ananassa">
            <text:p>https://www.missouribotanicalgarden.org/PlantFinder/PlantFinderDetails.aspx?taxonid=273892&amp;isprofile=0&amp;basic=Fragaria%20%C3%97%20ananass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fragaria-%C3%97ananassa.html">
            <text:p>https://www.infoflora.ch/en/flora/fragaria-%C3%97ananass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hlumbergera truncata">
            <text:p>Schlumbergera truncata</text:p>
          </table:table-cell>
          <table:table-cell office:value-type="string" office:string-value="https://floraveg.eu/taxon/overview/Schlumbergera%20truncata">
            <text:p>https://floraveg.eu/taxon/overview/Schlumbergera%20truncata</text:p>
          </table:table-cell>
          <table:table-cell office:value-type="string" office:string-value="https://www.missouribotanicalgarden.org/PlantFinder/PlantFinderDetails.aspx?kempercode=b669">
            <text:p>https://www.missouribotanicalgarden.org/PlantFinder/PlantFinderDetails.aspx?kempercode=b6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vallaria majalis">
            <text:p>Convallaria majalis</text:p>
          </table:table-cell>
          <table:table-cell office:value-type="string" office:string-value="https://floraveg.eu/taxon/overview/Convallaria%20majalis">
            <text:p>https://floraveg.eu/taxon/overview/Convallaria%20majalis</text:p>
          </table:table-cell>
          <table:table-cell office:value-type="string" office:string-value="https://www.missouribotanicalgarden.org/PlantFinder/PlantFinderDetails.aspx?kempercode=c250">
            <text:p>https://www.missouribotanicalgarden.org/PlantFinder/PlantFinderDetails.aspx?kempercode=c250</text:p>
          </table:table-cell>
          <table:table-cell office:value-type="string" office:string-value="https://www.floraweb.de/php/taxonomie.php?taxon-id=1630">
            <text:p>https://www.floraweb.de/php/taxonomie.php?taxon-id=1630</text:p>
          </table:table-cell>
          <table:table-cell office:value-type="string" office:string-value="https://www.infoflora.ch/en/flora/convallaria-majalis.html">
            <text:p>https://www.infoflora.ch/en/flora/convallaria-majalis.html</text:p>
          </table:table-cell>
          <table:table-cell office:value-type="string" office:string-value="https://pfaf.org/user/Plant.aspx?LatinName=Convallaria+majalis">
            <text:p>https://pfaf.org/user/Plant.aspx?LatinName=Convallaria+maj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ilene chalcedonica">
            <text:p>Silene chalcedonica</text:p>
          </table:table-cell>
          <table:table-cell office:value-type="string" office:string-value="https://floraveg.eu/taxon/overview/Silene%20chalcedonica">
            <text:p>https://floraveg.eu/taxon/overview/Silene%20chalcedonica</text:p>
          </table:table-cell>
          <table:table-cell office:value-type="string" office:string-value="https://www.missouribotanicalgarden.org/PlantFinder/PlantFinderProfileResults.aspx?gen=Lychnis">
            <text:p>https://www.missouribotanicalgarden.org/PlantFinder/PlantFinderProfileResults.aspx?gen=Lychnis</text:p>
          </table:table-cell>
          <table:table-cell office:value-type="string" office:string-value="https://www.floraweb.de/php/taxonomie.php?taxon-id=6548">
            <text:p>https://www.floraweb.de/php/taxonomie.php?taxon-id=65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Xerochrysum bracteatum">
            <text:p>Xerochrysum bracteatum</text:p>
          </table:table-cell>
          <table:table-cell office:value-type="string" office:string-value="https://floraveg.eu/taxon/overview/Xerochrysum%20bracteatum">
            <text:p>https://floraveg.eu/taxon/overview/Xerochrysum%20bracteatum</text:p>
          </table:table-cell>
          <table:table-cell office:value-type="string" office:string-value="https://www.missouribotanicalgarden.org/PlantFinder/PlantFinderDetails.aspx?taxonid=292551&amp;isprofile=0&amp;basic=Xerochrysum%20bracteatum">
            <text:p>https://www.missouribotanicalgarden.org/PlantFinder/PlantFinderDetails.aspx?taxonid=292551&amp;isprofile=0&amp;basic=Xerochrysum%20bracteatum</text:p>
          </table:table-cell>
          <table:table-cell office:value-type="string" office:string-value="https://www.floraweb.de/php/taxonomie.php?taxon-id=34392">
            <text:p>https://www.floraweb.de/php/taxonomie.php?taxon-id=3439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tirrhinum majus">
            <text:p>Antirrhinum majus</text:p>
          </table:table-cell>
          <table:table-cell office:value-type="string" office:string-value="https://floraveg.eu/taxon/overview/Antirrhinum%20majus">
            <text:p>https://floraveg.eu/taxon/overview/Antirrhinum%20majus</text:p>
          </table:table-cell>
          <table:table-cell office:value-type="string" office:string-value="https://www.missouribotanicalgarden.org/PlantFinder/PlantFinderDetails.aspx?taxonid=287001&amp;isprofile=0&amp;basic=Antirrhinum%20majus">
            <text:p>https://www.missouribotanicalgarden.org/PlantFinder/PlantFinderDetails.aspx?taxonid=287001&amp;isprofile=0&amp;basic=Antirrhinum%20majus</text:p>
          </table:table-cell>
          <table:table-cell office:value-type="string" office:string-value="https://www.floraweb.de/php/taxonomie.php?taxon-id=490">
            <text:p>https://www.floraweb.de/php/taxonomie.php?taxon-id=490</text:p>
          </table:table-cell>
          <table:table-cell office:value-type="string" office:string-value="https://www.infoflora.ch/en/flora/antirrhinum-majus.html">
            <text:p>https://www.infoflora.ch/en/flora/antirrhinum-majus.html</text:p>
          </table:table-cell>
          <table:table-cell office:value-type="string" office:string-value="https://pfaf.org/user/Plant.aspx?LatinName=Antirrhinum+majus">
            <text:p>https://pfaf.org/user/Plant.aspx?LatinName=Antirrhinum+maj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usticia carnea">
            <text:p>Justicia carne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2/2002-12-06d.html">
            <text:p>http://www.mobot.org/mobot/bloom/2002/2002-12-06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ichryson">
            <text:p>Aichryson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crassulaceaegen.html">
            <text:p>https://www.mobot.org/mobot/research/apweb/genera/crassul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riandrum sativum">
            <text:p>Coriandrum sativum</text:p>
          </table:table-cell>
          <table:table-cell office:value-type="string" office:string-value="https://floraveg.eu/taxon/overview/Coriandrum%20sativum">
            <text:p>https://floraveg.eu/taxon/overview/Coriandrum%20sativum</text:p>
          </table:table-cell>
          <table:table-cell office:value-type="string" office:string-value="https://www.missouribotanicalgarden.org/PlantFinder/PlantFinderDetails.aspx?taxonid=275984&amp;isprofile=0&amp;basic=Coriandrum%20sativum">
            <text:p>https://www.missouribotanicalgarden.org/PlantFinder/PlantFinderDetails.aspx?taxonid=275984&amp;isprofile=0&amp;basic=Coriandrum%20sativum</text:p>
          </table:table-cell>
          <table:table-cell office:value-type="string" office:string-value="https://www.floraweb.de/php/taxonomie.php?taxon-id=1640">
            <text:p>https://www.floraweb.de/php/taxonomie.php?taxon-id=1640</text:p>
          </table:table-cell>
          <table:table-cell office:value-type="string" office:string-value="https://www.infoflora.ch/en/flora/coriandrum-sativum.html">
            <text:p>https://www.infoflora.ch/en/flora/coriandrum-sativum.html</text:p>
          </table:table-cell>
          <table:table-cell office:value-type="string" office:string-value="https://pfaf.org/user/Plant.aspx?LatinName=Coriandrum+sativum">
            <text:p>https://pfaf.org/user/Plant.aspx?LatinName=Coriandrum+sativ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nca minor">
            <text:p>Vinca minor</text:p>
          </table:table-cell>
          <table:table-cell office:value-type="string" office:string-value="https://floraveg.eu/taxon/overview/Vinca%20minor">
            <text:p>https://floraveg.eu/taxon/overview/Vinca%20minor</text:p>
          </table:table-cell>
          <table:table-cell office:value-type="string" office:string-value="https://www.missouribotanicalgarden.org/PlantFinder/PlantFinderDetails.aspx?taxonid=276078">
            <text:p>https://www.missouribotanicalgarden.org/PlantFinder/PlantFinderDetails.aspx?taxonid=276078</text:p>
          </table:table-cell>
          <table:table-cell office:value-type="string" office:string-value="https://www.floraweb.de/php/taxonomie.php?taxon-id=6348">
            <text:p>https://www.floraweb.de/php/taxonomie.php?taxon-id=6348</text:p>
          </table:table-cell>
          <table:table-cell office:value-type="string" office:string-value="https://www.infoflora.ch/en/flora/vinca-minor.html">
            <text:p>https://www.infoflora.ch/en/flora/vinca-minor.html</text:p>
          </table:table-cell>
          <table:table-cell office:value-type="string" office:string-value="https://pfaf.org/user/Plant.aspx?LatinName=Vinca+minor">
            <text:p>https://pfaf.org/user/Plant.aspx?LatinName=Vinca+minor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ulsatilla">
            <text:p>Pulsatill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202&amp;isprofile=0&amp;basic=Pulsatilla">
            <text:p>https://www.missouribotanicalgarden.org/PlantFinder/PlantFinderDetails.aspx?taxonid=286202&amp;isprofile=0&amp;basic=Pulsatill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talpa">
            <text:p>Catalp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856">
            <text:p>https://www.missouribotanicalgarden.org/PlantFinder/PlantFinderDetails.aspx?kempercode=a8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assava">
            <text:p>Cassav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113&amp;isprofile=0&amp;basic=Cassava">
            <text:p>https://www.missouribotanicalgarden.org/PlantFinder/PlantFinderDetails.aspx?taxonid=280113&amp;isprofile=0&amp;basic=Cassa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edum">
            <text:p>Sed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6651&amp;isprofile=0&amp;basic=Sedum">
            <text:p>https://www.missouribotanicalgarden.org/PlantFinder/PlantFinderDetails.aspx?taxonid=256651&amp;isprofile=0&amp;basic=Sed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pathiphyllum">
            <text:p>Spathiphyll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610&amp;isprofile=0&amp;basic=Spathiphyllum">
            <text:p>https://www.missouribotanicalgarden.org/PlantFinder/PlantFinderDetails.aspx?taxonid=264610&amp;isprofile=0&amp;basic=Spathiphyll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lyssum">
            <text:p>Alyss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439297">
            <text:p>https://www.missouribotanicalgarden.org/PlantFinder/PlantFinderDetails.aspx?taxonid=43929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anthemum">
            <text:p>Helianthem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173">
            <text:p>https://www.missouribotanicalgarden.org/PlantFinder/PlantFinderDetails.aspx?taxonid=27917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trobilanthes">
            <text:p>Strobilanthe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92523&amp;isprofile=0&amp;basic=Strobilanthes">
            <text:p>https://www.missouribotanicalgarden.org/PlantFinder/PlantFinderDetails.aspx?taxonid=292523&amp;isprofile=0&amp;basic=Strobilanth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aleriana">
            <text:p>Valerian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87433">
            <text:p>http://www.missouribotanicalgarden.org/plantfinder/PlantFinderDetails.aspx?taxonid=28743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burnum">
            <text:p>Viburn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8977&amp;isprofile=0&amp;basic=Viburnum">
            <text:p>https://www.missouribotanicalgarden.org/PlantFinder/PlantFinderDetails.aspx?taxonid=278977&amp;isprofile=0&amp;basic=Viburn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Vitis vinifera">
            <text:p>Vitis vinifera</text:p>
          </table:table-cell>
          <table:table-cell office:value-type="string" office:string-value="https://floraveg.eu/taxon/overview/Vitis%20vinifera">
            <text:p>https://floraveg.eu/taxon/overview/Vitis%20vinifera</text:p>
          </table:table-cell>
          <table:table-cell office:value-type="string" office:string-value="https://www.missouribotanicalgarden.org/PlantFinder/PlantFinderDetails.aspx?taxonid=287551&amp;isprofile=0&amp;basic=Vitis%20vinifera">
            <text:p>https://www.missouribotanicalgarden.org/PlantFinder/PlantFinderDetails.aspx?taxonid=287551&amp;isprofile=0&amp;basic=Vitis%20vinifera</text:p>
          </table:table-cell>
          <table:table-cell office:value-type="string" office:string-value="https://www.floraweb.de/php/taxonomie.php?taxon-id=35272">
            <text:p>https://www.floraweb.de/php/taxonomie.php?taxon-id=35272</text:p>
          </table:table-cell>
          <table:table-cell office:value-type="string" office:string-value="https://www.infoflora.ch/en/flora/vitis-vinifera.html">
            <text:p>https://www.infoflora.ch/en/flora/vitis-vinifera.html</text:p>
          </table:table-cell>
          <table:table-cell office:value-type="string" office:string-value="https://pfaf.org/user/Plant.aspx?LatinName=Vitis+vinifera">
            <text:p>https://pfaf.org/user/Plant.aspx?LatinName=Vitis+vinifer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Whitfieldia">
            <text:p>Whitfieldia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acanthaceaegen.html">
            <text:p>https://www.mobot.org/mobot/research/apweb/genera/acanth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ethum graveolens">
            <text:p>Anethum graveolens</text:p>
          </table:table-cell>
          <table:table-cell office:value-type="string" office:string-value="https://floraveg.eu/taxon/overview/Anethum%20graveolens">
            <text:p>https://floraveg.eu/taxon/overview/Anethum%20graveolens</text:p>
          </table:table-cell>
          <table:table-cell office:value-type="string" office:string-value="https://www.missouribotanicalgarden.org/PlantFinder/PlantFinderDetails.aspx?kempercode=d682">
            <text:p>https://www.missouribotanicalgarden.org/PlantFinder/PlantFinderDetails.aspx?kempercode=d682</text:p>
          </table:table-cell>
          <table:table-cell office:value-type="string" office:string-value="https://www.floraweb.de/php/taxonomie.php?taxon-id=439">
            <text:p>https://www.floraweb.de/php/taxonomie.php?taxon-id=439</text:p>
          </table:table-cell>
          <table:table-cell office:value-type="string" office:string-value="https://www.infoflora.ch/en/flora/anethum-graveolens.html">
            <text:p>https://www.infoflora.ch/en/flora/anethum-graveolens.html</text:p>
          </table:table-cell>
          <table:table-cell office:value-type="string" office:string-value="https://pfaf.org/user/Plant.aspx?LatinName=Anethum+graveolens">
            <text:p>https://pfaf.org/user/Plant.aspx?LatinName=Anethum+graveol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auhinia">
            <text:p>Bauhi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0545">
            <text:p>https://www.missouribotanicalgarden.org/PlantFinder/PlantFinderDetails.aspx?taxonid=2805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erberis">
            <text:p>Berber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7780&amp;isprofile=0&amp;basic=Berberis">
            <text:p>https://www.missouribotanicalgarden.org/PlantFinder/PlantFinderDetails.aspx?taxonid=277780&amp;isprofile=0&amp;basic=Berbe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ocosmia">
            <text:p>Crocosm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9555&amp;isprofile=0&amp;basic=Crocosmia">
            <text:p>https://www.missouribotanicalgarden.org/PlantFinder/PlantFinderDetails.aspx?taxonid=259555&amp;isprofile=0&amp;basic=Crocosm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ucurbita pepo">
            <text:p>Cucurbita pepo</text:p>
          </table:table-cell>
          <table:table-cell office:value-type="string" office:string-value="https://floraveg.eu/taxon/overview/Cucurbita%20pepo">
            <text:p>https://floraveg.eu/taxon/overview/Cucurbita%20pepo</text:p>
          </table:table-cell>
          <table:table-cell office:value-type="string" office:string-value="https://www.missouribotanicalgarden.org/PlantFinder/PlantFinderDetails.aspx?taxonid=279566&amp;isprofile=1&amp;basic=cucurbita%20pepo">
            <text:p>https://www.missouribotanicalgarden.org/PlantFinder/PlantFinderDetails.aspx?taxonid=279566&amp;isprofile=1&amp;basic=cucurbita%20pepo</text:p>
          </table:table-cell>
          <table:table-cell office:value-type="string" office:string-value="https://www.floraweb.de/php/taxonomie.php?taxon-id=6741">
            <text:p>https://www.floraweb.de/php/taxonomie.php?taxon-id=6741</text:p>
          </table:table-cell>
          <table:table-cell office:value-type="string" office:string-value="https://www.infoflora.ch/en/flora/cucurbita-pepo.html">
            <text:p>https://www.infoflora.ch/en/flora/cucurbita-pepo.html</text:p>
          </table:table-cell>
          <table:table-cell office:value-type="string" office:string-value="https://pfaf.org/user/Plant.aspx?LatinName=Cucurbita+pepo">
            <text:p>https://pfaf.org/user/Plant.aspx?LatinName=Cucurbita+pep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yclamen">
            <text:p>Cyclamen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5539&amp;isprofile=0&amp;pt=8">
            <text:p>https://www.missouribotanicalgarden.org/PlantFinder/PlantFinderDetails.aspx?taxonid=285539&amp;isprofile=0&amp;pt=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uranta repens">
            <text:p>Duranta repens</text:p>
          </table:table-cell>
          <table:table-cell office:value-type="string" office:string-value="https://floraveg.eu/taxon/overview/Duranta%20repens">
            <text:p>https://floraveg.eu/taxon/overview/Duranta%20repens</text:p>
          </table:table-cell>
          <table:table-cell office:value-type="string" office:string-value="https://www.missouribotanicalgarden.org/PlantFinder/PlantFinderDetails.aspx?taxonid=287483">
            <text:p>https://www.missouribotanicalgarden.org/PlantFinder/PlantFinderDetails.aspx?taxonid=28748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ranthis">
            <text:p>Eranth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446">
            <text:p>https://www.missouribotanicalgarden.org/PlantFinder/PlantFinderDetails.aspx?kempercode=a44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icaria">
            <text:p>Fic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368056">
            <text:p>https://www.missouribotanicalgarden.org/PlantFinder/PlantFinderDetails.aspx?taxonid=3680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uchsia">
            <text:p>Fuchs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4595&amp;isprofile=0&amp;">
            <text:p>https://www.missouribotanicalgarden.org/PlantFinder/PlantFinderDetails.aspx?taxonid=264595&amp;isprofile=0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">
            <text:p>Heder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0699">
            <text:p>https://www.missouribotanicalgarden.org/PlantFinder/PlantFinderDetails.aspx?taxonid=26069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 rhombea">
            <text:p>Hedera rhombe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gentry/text/trop.asia/CHIBA.TXT">
            <text:p>http://www.mobot.org/mobot/gentry/text/trop.asia/CHIBA.TX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dera helix">
            <text:p>Hedera helix</text:p>
          </table:table-cell>
          <table:table-cell office:value-type="string" office:string-value="https://floraveg.eu/taxon/overview/Hedera%20helix">
            <text:p>https://floraveg.eu/taxon/overview/Hedera%20helix</text:p>
          </table:table-cell>
          <table:table-cell office:value-type="string" office:string-value="https://www.missouribotanicalgarden.org/PlantFinder/PlantFinderDetails.aspx?taxonid=276595">
            <text:p>https://www.missouribotanicalgarden.org/PlantFinder/PlantFinderDetails.aspx?taxonid=276595</text:p>
          </table:table-cell>
          <table:table-cell office:value-type="string" office:string-value="https://www.floraweb.de/php/taxonomie.php?taxon-id=2760">
            <text:p>https://www.floraweb.de/php/taxonomie.php?taxon-id=2760</text:p>
          </table:table-cell>
          <table:table-cell office:value-type="string" office:string-value="https://www.infoflora.ch/en/flora/hedera-helix.html">
            <text:p>https://www.infoflora.ch/en/flora/hedera-helix.html</text:p>
          </table:table-cell>
          <table:table-cell office:value-type="string" office:string-value="https://pfaf.org/user/Plant.aspx?LatinName=Hedera+helix">
            <text:p>https://pfaf.org/user/Plant.aspx?LatinName=Hedera+helix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pomoea">
            <text:p>Ipomoe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kempercode=a587">
            <text:p>https://www.missouribotanicalgarden.org/PlantFinder/PlantFinderDetails.aspx?kempercode=a58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Jatropha integerrima">
            <text:p>Jatropha integerrima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bloom/2001/2001-08-10d.html">
            <text:p>http://www.mobot.org/mobot/bloom/2001/2001-08-10d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Kopsia">
            <text:p>Kopsia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orobanchaceaegen.html">
            <text:p>https://www.mobot.org/mobot/research/apweb/genera/orobanch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urus nobilis">
            <text:p>Laurus nobilis</text:p>
          </table:table-cell>
          <table:table-cell office:value-type="string" office:string-value="https://floraveg.eu/taxon/overview/Laurus%20nobilis">
            <text:p>https://floraveg.eu/taxon/overview/Laurus%20nobilis</text:p>
          </table:table-cell>
          <table:table-cell office:value-type="string" office:string-value="https://www.missouribotanicalgarden.org/PlantFinder/PlantFinderDetails.aspx?kempercode=d418">
            <text:p>https://www.missouribotanicalgarden.org/PlantFinder/PlantFinderDetails.aspx?kempercode=d418</text:p>
          </table:table-cell>
          <table:table-cell office:value-type="string" office:string-value="https://www.floraweb.de/php/taxonomie.php?taxon-id=3321">
            <text:p>https://www.floraweb.de/php/taxonomie.php?taxon-id=3321</text:p>
          </table:table-cell>
          <table:table-cell office:value-type="string" office:string-value="https://www.infoflora.ch/en/flora/laurus-nobilis.html">
            <text:p>https://www.infoflora.ch/en/flora/laurus-nobilis.html</text:p>
          </table:table-cell>
          <table:table-cell office:value-type="string" office:string-value="https://pfaf.org/user/Plant.aspx?LatinName=Laurus+nobilis">
            <text:p>https://pfaf.org/user/Plant.aspx?LatinName=Laurus+nobi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llicium anisatum">
            <text:p>Illicium anisatum</text:p>
          </table:table-cell>
          <table:table-cell office:value-type="string" office:string-value="no">
            <text:p>no</text:p>
          </table:table-cell>
          <table:table-cell office:value-type="string" office:string-value="http://www.mobot.org/mobot/latindict/keyDetail.aspx?keyWord=anisatus">
            <text:p>http://www.mobot.org/mobot/latindict/keyDetail.aspx?keyWord=anisat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Illicium+anisatum">
            <text:p>https://pfaf.org/user/Plant.aspx?LatinName=Illicium+anisat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ycoris radiata">
            <text:p>Lycoris radiat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c535">
            <text:p>https://www.missouribotanicalgarden.org/PlantFinder/PlantFinderDetails.aspx?kempercode=c53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Lycoris+radiata">
            <text:p>https://pfaf.org/user/Plant.aspx?LatinName=Lycoris+radiat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Monarda didyma">
            <text:p>Monarda didyma</text:p>
          </table:table-cell>
          <table:table-cell office:value-type="string" office:string-value="https://floraveg.eu/taxon/overview/Monarda%20didyma">
            <text:p>https://floraveg.eu/taxon/overview/Monarda%20didyma</text:p>
          </table:table-cell>
          <table:table-cell office:value-type="string" office:string-value="https://www.missouribotanicalgarden.org/PlantFinder/PlantFinderDetails.aspx?kempercode=q250">
            <text:p>https://www.missouribotanicalgarden.org/PlantFinder/PlantFinderDetails.aspx?kempercode=q250</text:p>
          </table:table-cell>
          <table:table-cell office:value-type="string" office:string-value="https://www.floraweb.de/php/taxonomie.php?taxon-id=27323">
            <text:p>https://www.floraweb.de/php/taxonomie.php?taxon-id=27323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Monarda+didyma">
            <text:p>https://pfaf.org/user/Plant.aspx?LatinName=Monarda+didym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uphar lutea">
            <text:p>Nuphar lutea</text:p>
          </table:table-cell>
          <table:table-cell office:value-type="string" office:string-value="https://floraveg.eu/taxon/overview/Nuphar%20lutea">
            <text:p>https://floraveg.eu/taxon/overview/Nuphar%20lutea</text:p>
          </table:table-cell>
          <table:table-cell office:value-type="string" office:string-value="http://www.missouribotanicalgarden.org/plantfinder/PlantFinderDetails.aspx?taxonid=282915">
            <text:p>http://www.missouribotanicalgarden.org/plantfinder/PlantFinderDetails.aspx?taxonid=282915</text:p>
          </table:table-cell>
          <table:table-cell office:value-type="string" office:string-value="https://www.floraweb.de/php/taxonomie.php?taxon-id=3857">
            <text:p>https://www.floraweb.de/php/taxonomie.php?taxon-id=3857</text:p>
          </table:table-cell>
          <table:table-cell office:value-type="string" office:string-value="https://www.infoflora.ch/en/flora/nuphar-lutea.html">
            <text:p>https://www.infoflora.ch/en/flora/nuphar-lutea.html</text:p>
          </table:table-cell>
          <table:table-cell office:value-type="string" office:string-value="https://pfaf.org/user/Plant.aspx?LatinName=Nuphar+lutea">
            <text:p>https://pfaf.org/user/Plant.aspx?LatinName=Nuphar+lut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chystachys">
            <text:p>Pachystachys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taxonid=275296">
            <text:p>http://www.missouribotanicalgarden.org/PlantFinder/PlantFinderDetails.aspx?taxonid=27529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Ilex aquifolium">
            <text:p>Ilex aquifolium</text:p>
          </table:table-cell>
          <table:table-cell office:value-type="string" office:string-value="https://floraveg.eu/taxon/overview/Ilex%20aquifolium">
            <text:p>https://floraveg.eu/taxon/overview/Ilex%20aquifolium</text:p>
          </table:table-cell>
          <table:table-cell office:value-type="string" office:string-value="http://www.missouribotanicalgarden.org/PlantFinder/PlantFinderDetails.aspx?kempercode=c208">
            <text:p>http://www.missouribotanicalgarden.org/PlantFinder/PlantFinderDetails.aspx?kempercode=c208</text:p>
          </table:table-cell>
          <table:table-cell office:value-type="string" office:string-value="https://www.floraweb.de/php/taxonomie.php?taxon-id=3060">
            <text:p>https://www.floraweb.de/php/taxonomie.php?taxon-id=3060</text:p>
          </table:table-cell>
          <table:table-cell office:value-type="string" office:string-value="https://www.infoflora.ch/en/flora/ilex-aquifolium.html">
            <text:p>https://www.infoflora.ch/en/flora/ilex-aquifolium.html</text:p>
          </table:table-cell>
          <table:table-cell office:value-type="string" office:string-value="https://pfaf.org/user/Plant.aspx?LatinName=Ilex+aquifolium">
            <text:p>https://pfaf.org/user/Plant.aspx?LatinName=Ilex+aquifoli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xalis triangularis">
            <text:p>Oxalis triangular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91690&amp;isprofile=0&amp;basic=Oxalis%20triangularis">
            <text:p>https://www.missouribotanicalgarden.org/PlantFinder/PlantFinderDetails.aspx?taxonid=291690&amp;isprofile=0&amp;basic=Oxalis%20triangular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Oxalis+triangularis">
            <text:p>https://pfaf.org/user/Plant.aspx?LatinName=Oxalis+triangul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thenocissus quinquefolia">
            <text:p>Parthenocissus quinquefolia</text:p>
          </table:table-cell>
          <table:table-cell office:value-type="string" office:string-value="https://floraveg.eu/taxon/overview/Parthenocissus%20quinquefolia">
            <text:p>https://floraveg.eu/taxon/overview/Parthenocissus%20quinquefolia</text:p>
          </table:table-cell>
          <table:table-cell office:value-type="string" office:string-value="https://www.missouribotanicalgarden.org/PlantFinder/PlantFinderDetails.aspx?taxonid=287536&amp;isprofile=0&amp;basic=Parthenocissus%20quinquefolia">
            <text:p>https://www.missouribotanicalgarden.org/PlantFinder/PlantFinderDetails.aspx?taxonid=287536&amp;isprofile=0&amp;basic=Parthenocissus%20quinquefolia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https://www.infoflora.ch/en/flora/parthenocissus-quinquefolia.html">
            <text:p>https://www.infoflora.ch/en/flora/parthenocissus-quinquefolia.html</text:p>
          </table:table-cell>
          <table:table-cell office:value-type="string" office:string-value="https://pfaf.org/user/Plant.aspx?LatinName=Parthenocissus+quinquefolia">
            <text:p>https://pfaf.org/user/Plant.aspx?LatinName=Parthenocissus+quinquefol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arthenocissus vitacea">
            <text:p>Parthenocissus vitace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kempercode=l490">
            <text:p>https://www.missouribotanicalgarden.org/PlantFinder/PlantFinderDetails.aspx?kempercode=l490</text:p>
          </table:table-cell>
          <table:table-cell office:value-type="string" office:string-value="https://www.floraweb.de/php/taxonomie.php?taxon-id=4132">
            <text:p>https://www.floraweb.de/php/taxonomie.php?taxon-id=413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etrea volubilis">
            <text:p>Petrea volubilis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87450&amp;isprofile=0&amp;basic=Petrea%20volubilis">
            <text:p>https://www.missouribotanicalgarden.org/PlantFinder/PlantFinderDetails.aspx?taxonid=287450&amp;isprofile=0&amp;basic=Petrea%20volubili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dularium">
            <text:p>Nidularium</text:p>
          </table:table-cell>
          <table:table-cell office:value-type="string" office:string-value="">
            <text:p/>
          </table:table-cell>
          <table:table-cell office:value-type="string" office:string-value="https://www.mobot.org/mobot/research/apweb/genera/bromeliaceaegen.html">
            <text:p>https://www.mobot.org/mobot/research/apweb/genera/bromeliaceaegen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nvolvulus">
            <text:p>Convolvul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9298&amp;isprofile=0&amp;basic=Convolvulus">
            <text:p>https://www.missouribotanicalgarden.org/PlantFinder/PlantFinderDetails.aspx?taxonid=279298&amp;isprofile=0&amp;basic=Convolvulu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otoneaster horizontalis">
            <text:p>Cotoneaster horizontalis</text:p>
          </table:table-cell>
          <table:table-cell office:value-type="string" office:string-value="https://floraveg.eu/taxon/overview/Cotoneaster%20horizontalis">
            <text:p>https://floraveg.eu/taxon/overview/Cotoneaster%20horizontalis</text:p>
          </table:table-cell>
          <table:table-cell office:value-type="string" office:string-value="https://www.missouribotanicalgarden.org/PlantFinder/PlantFinderDetails.aspx?taxonid=286505">
            <text:p>https://www.missouribotanicalgarden.org/PlantFinder/PlantFinderDetails.aspx?taxonid=286505</text:p>
          </table:table-cell>
          <table:table-cell office:value-type="string" office:string-value="https://www.floraweb.de/php/taxonomie.php?taxon-id=1682">
            <text:p>https://www.floraweb.de/php/taxonomie.php?taxon-id=1682</text:p>
          </table:table-cell>
          <table:table-cell office:value-type="string" office:string-value="https://www.infoflora.ch/en/flora/cotoneaster-horizontalis.html">
            <text:p>https://www.infoflora.ch/en/flora/cotoneaster-horizontalis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Craspedia">
            <text:p>Craspedia</text:p>
          </table:table-cell>
          <table:table-cell office:value-type="string" office:string-value="">
            <text:p/>
          </table:table-cell>
          <table:table-cell office:value-type="string" office:string-value="http://www.missouribotanicalgarden.org/PlantFinder/PlantFinderDetails.aspx?kempercode=d278">
            <text:p>http://www.missouribotanicalgarden.org/PlantFinder/PlantFinderDetails.aspx?kempercode=d27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chinopsis oxygona">
            <text:p>Echinopsis oxygona</text:p>
          </table:table-cell>
          <table:table-cell office:value-type="string" office:string-value="https://floraveg.eu/taxon/overview/Echinopsis%20oxygona">
            <text:p>https://floraveg.eu/taxon/overview/Echinopsis%20oxygon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monium arboreum">
            <text:p>Limonium arboreum</text:p>
          </table:table-cell>
          <table:table-cell office:value-type="string" office:string-value="https://floraveg.eu/taxon/overview/Limonium%20arboreum">
            <text:p>https://floraveg.eu/taxon/overview/Limonium%20arboreum</text:p>
          </table:table-cell>
          <table:table-cell office:value-type="string" office:string-value="http://www.missouribotanicalgarden.org/Portals/0/Gardening/Gardening%20Help/Factsheets/All%20Plant%20Finder%20Plants.pdf">
            <text:p>http://www.missouribotanicalgarden.org/Portals/0/Gardening/Gardening%20Help/Factsheets/All%20Plant%20Finder%20Plants.pdf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belia cardinalis">
            <text:p>Lobelia cardinalis</text:p>
          </table:table-cell>
          <table:table-cell office:value-type="string" office:string-value="https://floraveg.eu/taxon/overview/Lobelia%20cardinalis">
            <text:p>https://floraveg.eu/taxon/overview/Lobelia%20cardinalis</text:p>
          </table:table-cell>
          <table:table-cell office:value-type="string" office:string-value="https://www.missouribotanicalgarden.org/plantfinder/PlantFinderDetails.aspx?taxonid=278870">
            <text:p>https://www.missouribotanicalgarden.org/plantfinder/PlantFinderDetails.aspx?taxonid=278870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pfaf.org/user/Plant.aspx?LatinName=Lobelia+cardinalis">
            <text:p>https://pfaf.org/user/Plant.aspx?LatinName=Lobelia+card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caevola aemula">
            <text:p>Scaevola aemula</text:p>
          </table:table-cell>
          <table:table-cell office:value-type="string" office:string-value="no">
            <text:p>no</text:p>
          </table:table-cell>
          <table:table-cell office:value-type="string" office:string-value="https://www.missouribotanicalgarden.org/PlantFinder/PlantFinderDetails.aspx?taxonid=291574">
            <text:p>https://www.missouribotanicalgarden.org/PlantFinder/PlantFinderDetails.aspx?taxonid=291574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no">
            <text:p>no</text:p>
          </table:table-cell>
          <table:table-cell office:value-type="string" office:string-value="https://www.greeninfo.ru/grassy/scaevola_aemula.html">
            <text:p>https://www.greeninfo.ru/grassy/scaevola_aemula.html</text:p>
          </table:table-cell>
        </table:table-row>
        <table:table-row>
          <table:table-cell office:value-type="string" office:string-value="Vaccinium myrtillus">
            <text:p>Vaccinium myrtillus</text:p>
          </table:table-cell>
          <table:table-cell office:value-type="string" office:string-value="https://floraveg.eu/taxon/overview/Vaccinium%20myrtillus">
            <text:p>https://floraveg.eu/taxon/overview/Vaccinium%20myrtillus</text:p>
          </table:table-cell>
          <table:table-cell office:value-type="string" office:string-value="https://www.missouribotanicalgarden.org/PlantFinder/PlantFinderDetails.aspx?taxonid=279992">
            <text:p>https://www.missouribotanicalgarden.org/PlantFinder/PlantFinderDetails.aspx?taxonid=279992</text:p>
          </table:table-cell>
          <table:table-cell office:value-type="string" office:string-value="https://www.floraweb.de/php/taxonomie.php?taxon-id=6160">
            <text:p>https://www.floraweb.de/php/taxonomie.php?taxon-id=6160</text:p>
          </table:table-cell>
          <table:table-cell office:value-type="string" office:string-value="https://www.infoflora.ch/en/flora/vaccinium-myrtillus.html">
            <text:p>https://www.infoflora.ch/en/flora/vaccinium-myrtillus.html</text:p>
          </table:table-cell>
          <table:table-cell office:value-type="string" office:string-value="https://pfaf.org/user/Plant.aspx?LatinName=Vaccinium+myrtillus">
            <text:p>https://pfaf.org/user/Plant.aspx?LatinName=Vaccinium+myrtill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rctotheca calendula">
            <text:p>Arctotheca calendula</text:p>
          </table:table-cell>
          <table:table-cell office:value-type="string" office:string-value="https://floraveg.eu/taxon/overview/Arctotheca%20calendula">
            <text:p>https://floraveg.eu/taxon/overview/Arctotheca%20calendula</text:p>
          </table:table-cell>
          <table:table-cell office:value-type="string" office:string-value="http://www.mobot.org/mobot/bloom/1999/030599d.html">
            <text:p>http://www.mobot.org/mobot/bloom/1999/030599d.html</text:p>
          </table:table-cell>
          <table:table-cell office:value-type="string" office:string-value="https://www.floraweb.de/php/taxonomie.php?taxon-id=30295">
            <text:p>https://www.floraweb.de/php/taxonomie.php?taxon-id=3029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ampranthus aureus">
            <text:p>Lampranthus aureus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racleum">
            <text:p>Heracle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75991&amp;isprofile=0&amp;basic=Heracleum">
            <text:p>https://www.missouribotanicalgarden.org/PlantFinder/PlantFinderDetails.aspx?taxonid=275991&amp;isprofile=0&amp;basic=Heracle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gelica sylvestris">
            <text:p>Angelica sylvestris</text:p>
          </table:table-cell>
          <table:table-cell office:value-type="string" office:string-value="https://floraveg.eu/taxon/overview/Angelica%20sylvestris">
            <text:p>https://floraveg.eu/taxon/overview/Angelica%20sylvestris</text:p>
          </table:table-cell>
          <table:table-cell office:value-type="string" office:string-value="http://www.mobot.org/mobot/bloom/2000/2000-08-18d.html">
            <text:p>http://www.mobot.org/mobot/bloom/2000/2000-08-18d.html</text:p>
          </table:table-cell>
          <table:table-cell office:value-type="string" office:string-value="https://www.floraweb.de/php/taxonomie.php?taxon-id=445">
            <text:p>https://www.floraweb.de/php/taxonomie.php?taxon-id=445</text:p>
          </table:table-cell>
          <table:table-cell office:value-type="string" office:string-value="https://www.infoflora.ch/en/flora/angelica-sylvestris.html">
            <text:p>https://www.infoflora.ch/en/flora/angelica-sylvestris.html</text:p>
          </table:table-cell>
          <table:table-cell office:value-type="string" office:string-value="https://pfaf.org/user/Plant.aspx?LatinName=Angelica+sylvestris">
            <text:p>https://pfaf.org/user/Plant.aspx?LatinName=Angelica+sylvest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maryllis">
            <text:p>Amarylli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5828&amp;isprofile=0&amp;hf=1">
            <text:p>https://www.missouribotanicalgarden.org/PlantFinder/PlantFinderDetails.aspx?taxonid=255828&amp;isprofile=0&amp;hf=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otinia">
            <text:p>Photin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6660">
            <text:p>https://www.missouribotanicalgarden.org/PlantFinder/PlantFinderDetails.aspx?taxonid=2866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mnanthes douglasii">
            <text:p>Limnanthes douglasii</text:p>
          </table:table-cell>
          <table:table-cell office:value-type="string" office:string-value="https://floraveg.eu/taxon/overview/Limnanthes%20douglasii">
            <text:p>https://floraveg.eu/taxon/overview/Limnanthes%20douglasii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31006">
            <text:p>https://www.floraweb.de/php/taxonomie.php?taxon-id=31006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Limnanthes+douglasii">
            <text:p>https://pfaf.org/user/Plant.aspx?LatinName=Limnanthes+douglasii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Eupatorium cannabinum">
            <text:p>Eupatorium cannabinum</text:p>
          </table:table-cell>
          <table:table-cell office:value-type="string" office:string-value="https://floraveg.eu/taxon/overview/Eupatorium%20cannabinum">
            <text:p>https://floraveg.eu/taxon/overview/Eupatorium%20cannabinum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2248">
            <text:p>https://www.floraweb.de/php/taxonomie.php?taxon-id=2248</text:p>
          </table:table-cell>
          <table:table-cell office:value-type="string" office:string-value="https://www.infoflora.ch/en/flora/eupatorium-cannabinum.html">
            <text:p>https://www.infoflora.ch/en/flora/eupatorium-cannabinum.html</text:p>
          </table:table-cell>
          <table:table-cell office:value-type="string" office:string-value="https://pfaf.org/user/Plant.aspx?LatinName=Eupatorium+cannabinum">
            <text:p>https://pfaf.org/user/Plant.aspx?LatinName=Eupatorium+cannabi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orago officinalis">
            <text:p>Borago officinalis</text:p>
          </table:table-cell>
          <table:table-cell office:value-type="string" office:string-value="https://floraveg.eu/taxon/overview/Borago%20officinalis">
            <text:p>https://floraveg.eu/taxon/overview/Borago%20officinalis</text:p>
          </table:table-cell>
          <table:table-cell office:value-type="string" office:string-value="https://www.missouribotanicalgarden.org/PlantFinder/PlantFinderDetails.aspx?taxonid=242362&amp;isprofile=0&amp;basic=Borago%20officinalis">
            <text:p>https://www.missouribotanicalgarden.org/PlantFinder/PlantFinderDetails.aspx?taxonid=242362&amp;isprofile=0&amp;basic=Borago%20officinalis</text:p>
          </table:table-cell>
          <table:table-cell office:value-type="string" office:string-value="https://www.floraweb.de/php/taxonomie.php?taxon-id=853">
            <text:p>https://www.floraweb.de/php/taxonomie.php?taxon-id=853</text:p>
          </table:table-cell>
          <table:table-cell office:value-type="string" office:string-value="https://www.infoflora.ch/en/flora/borago-officinalis.html">
            <text:p>https://www.infoflora.ch/en/flora/borago-officinalis.html</text:p>
          </table:table-cell>
          <table:table-cell office:value-type="string" office:string-value="https://pfaf.org/user/Plant.aspx?LatinName=Borago+officinalis">
            <text:p>https://pfaf.org/user/Plant.aspx?LatinName=Borago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ropaeolum majus">
            <text:p>Tropaeolum majus</text:p>
          </table:table-cell>
          <table:table-cell office:value-type="string" office:string-value="https://floraveg.eu/taxon/overview/Tropaeolum%20majus">
            <text:p>https://floraveg.eu/taxon/overview/Tropaeolum%20majus</text:p>
          </table:table-cell>
          <table:table-cell office:value-type="string" office:string-value="https://www.missouribotanicalgarden.org/PlantFinder/PlantFinderDetails.aspx?taxonid=264612">
            <text:p>https://www.missouribotanicalgarden.org/PlantFinder/PlantFinderDetails.aspx?taxonid=264612</text:p>
          </table:table-cell>
          <table:table-cell office:value-type="string" office:string-value="https://www.floraweb.de/php/taxonomie.php?taxon-id=27289">
            <text:p>https://www.floraweb.de/php/taxonomie.php?taxon-id=27289</text:p>
          </table:table-cell>
          <table:table-cell office:value-type="string" office:string-value="https://www.infoflora.ch/en/flora/tropaeolum-majus.html">
            <text:p>https://www.infoflora.ch/en/flora/tropaeolum-majus.html</text:p>
          </table:table-cell>
          <table:table-cell office:value-type="string" office:string-value="https://pfaf.org/user/Plant.aspx?LatinName=Tropaeolum+majus">
            <text:p>https://pfaf.org/user/Plant.aspx?LatinName=Tropaeolum+maj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eliotropium arborescens">
            <text:p>Heliotropium arborescens</text:p>
          </table:table-cell>
          <table:table-cell office:value-type="string" office:string-value="https://floraveg.eu/taxon/overview/Heliotropium%20arborescens">
            <text:p>https://floraveg.eu/taxon/overview/Heliotropium%20arborescens</text:p>
          </table:table-cell>
          <table:table-cell office:value-type="string" office:string-value="https://www.missouribotanicalgarden.org/PlantFinder/PlantFinderDetails.aspx?taxonid=277986&amp;isprofile=0&amp;basic=Heliotropium%20arborescens">
            <text:p>https://www.missouribotanicalgarden.org/PlantFinder/PlantFinderDetails.aspx?taxonid=277986&amp;isprofile=0&amp;basic=Heliotropium%20arborescen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Heliotropium+arborescens">
            <text:p>https://pfaf.org/user/Plant.aspx?LatinName=Heliotropium+arborescen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igella damascena">
            <text:p>Nigella damascena</text:p>
          </table:table-cell>
          <table:table-cell office:value-type="string" office:string-value="https://floraveg.eu/taxon/overview/Nigella%20damascena">
            <text:p>https://floraveg.eu/taxon/overview/Nigella%20damascena</text:p>
          </table:table-cell>
          <table:table-cell office:value-type="string" office:string-value="https://www.missouribotanicalgarden.org/PlantFinder/PlantFinderDetails.aspx?taxonid=286139&amp;isprofile=0&amp;basic=Nigella%20damascena">
            <text:p>https://www.missouribotanicalgarden.org/PlantFinder/PlantFinderDetails.aspx?taxonid=286139&amp;isprofile=0&amp;basic=Nigella%20damascena</text:p>
          </table:table-cell>
          <table:table-cell office:value-type="string" office:string-value="https://www.floraweb.de/php/taxonomie.php?taxon-id=3850">
            <text:p>https://www.floraweb.de/php/taxonomie.php?taxon-id=3850</text:p>
          </table:table-cell>
          <table:table-cell office:value-type="string" office:string-value="https://www.infoflora.ch/en/flora/nigella-damascena.html">
            <text:p>https://www.infoflora.ch/en/flora/nigella-damascena.html</text:p>
          </table:table-cell>
          <table:table-cell office:value-type="string" office:string-value="https://pfaf.org/user/Plant.aspx?LatinName=Nigella+damascena">
            <text:p>https://pfaf.org/user/Plant.aspx?LatinName=Nigella+damascen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aria">
            <text:p>Linaria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87027&amp;isprofile=0&amp;basic=Linaria">
            <text:p>https://www.missouribotanicalgarden.org/PlantFinder/PlantFinderDetails.aspx?taxonid=287027&amp;isprofile=0&amp;basic=Linari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aria maroccana">
            <text:p>Linaria maroccana</text:p>
          </table:table-cell>
          <table:table-cell office:value-type="string" office:string-value="https://floraveg.eu/taxon/overview/Linaria%20maroccana">
            <text:p>https://floraveg.eu/taxon/overview/Linaria%20maroccana</text:p>
          </table:table-cell>
          <table:table-cell office:value-type="string" office:string-value="https://www.missouribotanicalgarden.org/PlantFinder/PlantFinderDetails.aspx?taxonid=287027&amp;isprofile=0&amp;basic=Linaria%20maroccana">
            <text:p>https://www.missouribotanicalgarden.org/PlantFinder/PlantFinderDetails.aspx?taxonid=287027&amp;isprofile=0&amp;basic=Linaria%20maroccana</text:p>
          </table:table-cell>
          <table:table-cell office:value-type="string" office:string-value="https://www.floraweb.de/php/taxonomie.php?taxon-id=31009">
            <text:p>https://www.floraweb.de/php/taxonomie.php?taxon-id=31009</text:p>
          </table:table-cell>
          <table:table-cell office:value-type="string" office:string-value="https://www.infoflora.ch/en/flora/linaria-maroccana.html">
            <text:p>https://www.infoflora.ch/en/flora/linaria-maroccan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inaria purpurea">
            <text:p>Linaria purpurea</text:p>
          </table:table-cell>
          <table:table-cell office:value-type="string" office:string-value="https://floraveg.eu/taxon/overview/Linaria%20purpurea">
            <text:p>https://floraveg.eu/taxon/overview/Linaria%20purpurea</text:p>
          </table:table-cell>
          <table:table-cell office:value-type="string" office:string-value="https://www.missouribotanicalgarden.org/PlantFinder/PlantFinderDetails.aspx?taxonid=287005&amp;isprofile=0&amp;basic=Linaria%20purpurea">
            <text:p>https://www.missouribotanicalgarden.org/PlantFinder/PlantFinderDetails.aspx?taxonid=287005&amp;isprofile=0&amp;basic=Linaria%20purpurea</text:p>
          </table:table-cell>
          <table:table-cell office:value-type="string" office:string-value="https://www.floraweb.de/php/taxonomie.php?taxon-id=6615">
            <text:p>https://www.floraweb.de/php/taxonomie.php?taxon-id=6615</text:p>
          </table:table-cell>
          <table:table-cell office:value-type="string" office:string-value="https://www.infoflora.ch/en/flora/linaria-purpurea.html">
            <text:p>https://www.infoflora.ch/en/flora/linaria-purpurea.htm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unaria annua">
            <text:p>Lunaria annua</text:p>
          </table:table-cell>
          <table:table-cell office:value-type="string" office:string-value="https://floraveg.eu/taxon/overview/Lunaria%20annua">
            <text:p>https://floraveg.eu/taxon/overview/Lunaria%20annua</text:p>
          </table:table-cell>
          <table:table-cell office:value-type="string" office:string-value="https://www.missouribotanicalgarden.org/PlantFinder/PlantFinderDetails.aspx?taxonid=278072&amp;isprofile=0&amp;basic=Lunaria%20annua">
            <text:p>https://www.missouribotanicalgarden.org/PlantFinder/PlantFinderDetails.aspx?taxonid=278072&amp;isprofile=0&amp;basic=Lunaria%20annua</text:p>
          </table:table-cell>
          <table:table-cell office:value-type="string" office:string-value="https://www.floraweb.de/php/taxonomie.php?taxon-id=3518">
            <text:p>https://www.floraweb.de/php/taxonomie.php?taxon-id=3518</text:p>
          </table:table-cell>
          <table:table-cell office:value-type="string" office:string-value="https://www.infoflora.ch/en/flora/lunaria-annua.html">
            <text:p>https://www.infoflora.ch/en/flora/lunaria-annua.html</text:p>
          </table:table-cell>
          <table:table-cell office:value-type="string" office:string-value="https://pfaf.org/user/Plant.aspx?LatinName=Lunaria+annua">
            <text:p>https://pfaf.org/user/Plant.aspx?LatinName=Lunaria+annu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lotelephium">
            <text:p>Hylotelephium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66741&amp;isprofile=0&amp;basic=Hylotelephium">
            <text:p>https://www.missouribotanicalgarden.org/PlantFinder/PlantFinderDetails.aspx?taxonid=266741&amp;isprofile=0&amp;basic=Hylotelephiu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Nepeta × faassenii">
            <text:p>Nepeta × faassenii</text:p>
          </table:table-cell>
          <table:table-cell office:value-type="string" office:string-value="https://floraveg.eu/taxon/overview/Nepeta%20x%20faassenii">
            <text:p>https://floraveg.eu/taxon/overview/Nepeta%20x%20faassenii</text:p>
          </table:table-cell>
          <table:table-cell office:value-type="string" office:string-value="https://www.missouribotanicalgarden.org/PlantFinder/PlantFinderDetails.aspx?taxonid=250745&amp;isprofile=0&amp;basic=Nepeta%20%C3%97%20faassenii">
            <text:p>https://www.missouribotanicalgarden.org/PlantFinder/PlantFinderDetails.aspx?taxonid=250745&amp;isprofile=0&amp;basic=Nepeta%20%C3%97%20faassenii</text:p>
          </table:table-cell>
          <table:table-cell office:value-type="string" office:string-value="https://www.floraweb.de/php/taxonomie.php?taxon-id=26426">
            <text:p>https://www.floraweb.de/php/taxonomie.php?taxon-id=2642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psacus fullonum">
            <text:p>Dipsacus fullonum</text:p>
          </table:table-cell>
          <table:table-cell office:value-type="string" office:string-value="https://floraveg.eu/taxon/overview/Dipsacus%20fullonum">
            <text:p>https://floraveg.eu/taxon/overview/Dipsacus%20fullonum</text:p>
          </table:table-cell>
          <table:table-cell office:value-type="string" office:string-value="https://www.missouribotanicalgarden.org/PlantFinder/PlantFinderDetails.aspx?taxonid=279868&amp;isprofile=0&amp;basic=Dipsacus%20fullonum">
            <text:p>https://www.missouribotanicalgarden.org/PlantFinder/PlantFinderDetails.aspx?taxonid=279868&amp;isprofile=0&amp;basic=Dipsacus%20fullonum</text:p>
          </table:table-cell>
          <table:table-cell office:value-type="string" office:string-value="https://www.floraweb.de/php/taxonomie.php?taxon-id=1980">
            <text:p>https://www.floraweb.de/php/taxonomie.php?taxon-id=1980</text:p>
          </table:table-cell>
          <table:table-cell office:value-type="string" office:string-value="https://www.infoflora.ch/en/flora/dipsacus-fullonum.html">
            <text:p>https://www.infoflora.ch/en/flora/dipsacus-fullonum.html</text:p>
          </table:table-cell>
          <table:table-cell office:value-type="string" office:string-value="https://pfaf.org/user/Plant.aspx?LatinName=Dipsacus+fullonum">
            <text:p>https://pfaf.org/user/Plant.aspx?LatinName=Dipsacus+fullon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Lotus corniculatus">
            <text:p>Lotus corniculatus</text:p>
          </table:table-cell>
          <table:table-cell office:value-type="string" office:string-value="https://floraveg.eu/taxon/overview/Lotus%20corniculatus">
            <text:p>https://floraveg.eu/taxon/overview/Lotus%20corniculatus</text:p>
          </table:table-cell>
          <table:table-cell office:value-type="string" office:string-value="https://www.missouribotanicalgarden.org/PlantFinder/PlantFinderDetails.aspx?taxonid=439172&amp;isprofile=0&amp;basic=Lotus%20corniculatus">
            <text:p>https://www.missouribotanicalgarden.org/PlantFinder/PlantFinderDetails.aspx?taxonid=439172&amp;isprofile=0&amp;basic=Lotus%20corniculatus</text:p>
          </table:table-cell>
          <table:table-cell office:value-type="string" office:string-value="https://www.floraweb.de/php/taxonomie.php?taxon-id=3506">
            <text:p>https://www.floraweb.de/php/taxonomie.php?taxon-id=3506</text:p>
          </table:table-cell>
          <table:table-cell office:value-type="string" office:string-value="https://www.infoflora.ch/en/flora/lotus-corniculatus.html">
            <text:p>https://www.infoflora.ch/en/flora/lotus-corniculatus.html</text:p>
          </table:table-cell>
          <table:table-cell office:value-type="string" office:string-value="https://pfaf.org/user/Plant.aspx?LatinName=Lotus+corniculatus">
            <text:p>https://pfaf.org/user/Plant.aspx?LatinName=Lotus+corniculatu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Digitalis purpurea">
            <text:p>Digitalis purpurea</text:p>
          </table:table-cell>
          <table:table-cell office:value-type="string" office:string-value="https://floraveg.eu/taxon/overview/Digitalis%20purpurea">
            <text:p>https://floraveg.eu/taxon/overview/Digitalis%20purpurea</text:p>
          </table:table-cell>
          <table:table-cell office:value-type="string" office:string-value="https://www.missouribotanicalgarden.org/PlantFinder/PlantFinderDetails.aspx?taxonid=286969&amp;isprofile=0&amp;basic=Digitalis%20purpurea">
            <text:p>https://www.missouribotanicalgarden.org/PlantFinder/PlantFinderDetails.aspx?taxonid=286969&amp;isprofile=0&amp;basic=Digitalis%20purpurea</text:p>
          </table:table-cell>
          <table:table-cell office:value-type="string" office:string-value="https://www.floraweb.de/php/taxonomie.php?taxon-id=1964">
            <text:p>https://www.floraweb.de/php/taxonomie.php?taxon-id=1964</text:p>
          </table:table-cell>
          <table:table-cell office:value-type="string" office:string-value="https://www.infoflora.ch/en/flora/digitalis-purpurea.html">
            <text:p>https://www.infoflora.ch/en/flora/digitalis-purpurea.html</text:p>
          </table:table-cell>
          <table:table-cell office:value-type="string" office:string-value="https://pfaf.org/user/Plant.aspx?LatinName=Digitalis+purpurea">
            <text:p>https://pfaf.org/user/Plant.aspx?LatinName=Digitalis+purpure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runella vulgaris">
            <text:p>Prunella vulgaris</text:p>
          </table:table-cell>
          <table:table-cell office:value-type="string" office:string-value="https://floraveg.eu/taxon/overview/Prunella%20vulgaris">
            <text:p>https://floraveg.eu/taxon/overview/Prunella%20vulgaris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4579">
            <text:p>https://www.floraweb.de/php/taxonomie.php?taxon-id=4579</text:p>
          </table:table-cell>
          <table:table-cell office:value-type="string" office:string-value="https://www.infoflora.ch/en/flora/prunella-vulgaris.html">
            <text:p>https://www.infoflora.ch/en/flora/prunella-vulgaris.html</text:p>
          </table:table-cell>
          <table:table-cell office:value-type="string" office:string-value="https://pfaf.org/user/Plant.aspx?LatinName=Prunella+vulgaris">
            <text:p>https://pfaf.org/user/Plant.aspx?LatinName=Prunella+vulgar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Rubus fruticosus agg.">
            <text:p>Rubus fruticosus agg.</text:p>
          </table:table-cell>
          <table:table-cell office:value-type="string" office:string-value="no">
            <text:p>no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11351">
            <text:p>https://www.floraweb.de/php/taxonomie.php?taxon-id=113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Succisa pratensis">
            <text:p>Succisa pratensis</text:p>
          </table:table-cell>
          <table:table-cell office:value-type="string" office:string-value="https://floraveg.eu/taxon/overview/Succisa%20pratensis">
            <text:p>https://floraveg.eu/taxon/overview/Succisa%20pratensis</text:p>
          </table:table-cell>
          <table:table-cell office:value-type="string" office:string-value="">
            <text:p/>
          </table:table-cell>
          <table:table-cell office:value-type="string" office:string-value="https://www.floraweb.de/php/taxonomie.php?taxon-id=5813">
            <text:p>https://www.floraweb.de/php/taxonomie.php?taxon-id=5813</text:p>
          </table:table-cell>
          <table:table-cell office:value-type="string" office:string-value="https://www.infoflora.ch/en/flora/succisa-pratensis.html">
            <text:p>https://www.infoflora.ch/en/flora/succisa-pratensis.html</text:p>
          </table:table-cell>
          <table:table-cell office:value-type="string" office:string-value="https://pfaf.org/user/Plant.aspx?LatinName=Succisa+pratensis">
            <text:p>https://pfaf.org/user/Plant.aspx?LatinName=Succisa+pratens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ymus">
            <text:p>Thymus</text:p>
          </table:table-cell>
          <table:table-cell office:value-type="string" office:string-value="">
            <text:p/>
          </table:table-cell>
          <table:table-cell office:value-type="string" office:string-value="https://www.missouribotanicalgarden.org/PlantFinder/PlantFinderDetails.aspx?taxonid=254031">
            <text:p>https://www.missouribotanicalgarden.org/PlantFinder/PlantFinderDetails.aspx?taxonid=2540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ymus pulegioides">
            <text:p>Thymus pulegioides</text:p>
          </table:table-cell>
          <table:table-cell office:value-type="string" office:string-value="https://floraveg.eu/taxon/overview/Thymus%20pulegioides">
            <text:p>https://floraveg.eu/taxon/overview/Thymus%20pulegioides</text:p>
          </table:table-cell>
          <table:table-cell office:value-type="string" office:string-value="https://www.missouribotanicalgarden.org/PlantFinder/PlantFinderDetails.aspx?taxonid=439755&amp;isprofile=0&amp;gen=Thymus">
            <text:p>https://www.missouribotanicalgarden.org/PlantFinder/PlantFinderDetails.aspx?taxonid=439755&amp;isprofile=0&amp;gen=Thymus</text:p>
          </table:table-cell>
          <table:table-cell office:value-type="string" office:string-value="https://www.floraweb.de/php/taxonomie.php?taxon-id=5954">
            <text:p>https://www.floraweb.de/php/taxonomie.php?taxon-id=5954</text:p>
          </table:table-cell>
          <table:table-cell office:value-type="string" office:string-value="https://www.infoflora.ch/en/flora/thymus-pulegioides.html">
            <text:p>https://www.infoflora.ch/en/flora/thymus-pulegioides.html</text:p>
          </table:table-cell>
          <table:table-cell office:value-type="string" office:string-value="https://pfaf.org/user/Plant.aspx?LatinName=Thymus+pulegioides">
            <text:p>https://pfaf.org/user/Plant.aspx?LatinName=Thymus+pulegioide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Thymus serpyllum">
            <text:p>Thymus serpyllum</text:p>
          </table:table-cell>
          <table:table-cell office:value-type="string" office:string-value="https://floraveg.eu/taxon/overview/Thymus%20serpyllum">
            <text:p>https://floraveg.eu/taxon/overview/Thymus%20serpyllum</text:p>
          </table:table-cell>
          <table:table-cell office:value-type="string" office:string-value="https://www.missouribotanicalgarden.org/PlantFinder/PlantFinderDetails.aspx?kempercode=a294">
            <text:p>https://www.missouribotanicalgarden.org/PlantFinder/PlantFinderDetails.aspx?kempercode=a294</text:p>
          </table:table-cell>
          <table:table-cell office:value-type="string" office:string-value="https://www.floraweb.de/php/taxonomie.php?taxon-id=5949">
            <text:p>https://www.floraweb.de/php/taxonomie.php?taxon-id=5949</text:p>
          </table:table-cell>
          <table:table-cell office:value-type="string" office:string-value="">
            <text:p/>
          </table:table-cell>
          <table:table-cell office:value-type="string" office:string-value="https://pfaf.org/user/Plant.aspx?LatinName=Thymus+serpyllum">
            <text:p>https://pfaf.org/user/Plant.aspx?LatinName=Thymus+serpyllum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yssopus officinalis">
            <text:p>Hyssopus officinalis</text:p>
          </table:table-cell>
          <table:table-cell office:value-type="string" office:string-value="https://floraveg.eu/taxon/overview/Hyssopus%20officinalis">
            <text:p>https://floraveg.eu/taxon/overview/Hyssopus%20officinalis</text:p>
          </table:table-cell>
          <table:table-cell office:value-type="string" office:string-value="https://www.missouribotanicalgarden.org/PlantFinder/PlantFinderDetails.aspx?kempercode=b939">
            <text:p>https://www.missouribotanicalgarden.org/PlantFinder/PlantFinderDetails.aspx?kempercode=b939</text:p>
          </table:table-cell>
          <table:table-cell office:value-type="string" office:string-value="https://www.floraweb.de/php/taxonomie.php?taxon-id=3050">
            <text:p>https://www.floraweb.de/php/taxonomie.php?taxon-id=3050</text:p>
          </table:table-cell>
          <table:table-cell office:value-type="string" office:string-value="https://www.infoflora.ch/en/flora/hyssopus-officinalis.html">
            <text:p>https://www.infoflora.ch/en/flora/hyssopus-officinalis.html</text:p>
          </table:table-cell>
          <table:table-cell office:value-type="string" office:string-value="https://pfaf.org/user/Plant.aspx?LatinName=Hyssopus+officinalis">
            <text:p>https://pfaf.org/user/Plant.aspx?LatinName=Hyssopus+officinalis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Origanum vulgare">
            <text:p>Origanum vulgare</text:p>
          </table:table-cell>
          <table:table-cell office:value-type="string" office:string-value="https://floraveg.eu/taxon/overview/Origanum%20vulgare">
            <text:p>https://floraveg.eu/taxon/overview/Origanum%20vulgare</text:p>
          </table:table-cell>
          <table:table-cell office:value-type="string" office:string-value="https://www.missouribotanicalgarden.org/PlantFinder/PlantFinderDetails.aspx?taxonid=281411">
            <text:p>https://www.missouribotanicalgarden.org/PlantFinder/PlantFinderDetails.aspx?taxonid=281411</text:p>
          </table:table-cell>
          <table:table-cell office:value-type="string" office:string-value="https://www.floraweb.de/php/taxonomie.php?taxon-id=3996">
            <text:p>https://www.floraweb.de/php/taxonomie.php?taxon-id=3996</text:p>
          </table:table-cell>
          <table:table-cell office:value-type="string" office:string-value="https://www.infoflora.ch/en/flora/origanum-vulgare.html">
            <text:p>https://www.infoflora.ch/en/flora/origanum-vulgare.html</text:p>
          </table:table-cell>
          <table:table-cell office:value-type="string" office:string-value="https://pfaf.org/user/Plant.aspx?LatinName=Origanum+vulgare">
            <text:p>https://pfaf.org/user/Plant.aspx?LatinName=Origanum+vulgare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Forsythia x intermedia">
            <text:p>Forsythia x intermedia</text:p>
          </table:table-cell>
          <table:table-cell office:value-type="string" office:string-value="https://floraveg.eu/taxon/overview/Forsythia%20x%20intermedia">
            <text:p>https://floraveg.eu/taxon/overview/Forsythia%20x%20intermedia</text:p>
          </table:table-cell>
          <table:table-cell office:value-type="string" office:string-value="https://www.missouribotanicalgarden.org/PlantFinder/PlantFinderDetails.aspx?taxonid=291997&amp;isprofile=1&amp;gen=Forsythia">
            <text:p>https://www.missouribotanicalgarden.org/PlantFinder/PlantFinderDetails.aspx?taxonid=291997&amp;isprofile=1&amp;gen=Forsythia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forsythia-%C3%97intermedia.html">
            <text:p>https://www.infoflora.ch/en/flora/forsythia-%C3%97intermedia.html</text:p>
          </table:table-cell>
          <table:table-cell office:value-type="string" office:string-value="https://pfaf.org/user/Plant.aspx?LatinName=Forsythia+x+intermedia">
            <text:p>https://pfaf.org/user/Plant.aspx?LatinName=Forsythia+x+intermedia</text:p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hyllostachys Nigra">
            <text:p>Phyllostachys Nigra</text:p>
          </table:table-cell>
          <table:table-cell office:value-type="string" office:string-value="https://floraveg.eu/taxon/overview/Phyllostachys%20nigra">
            <text:p>https://floraveg.eu/taxon/overview/Phyllostachys%20nigra</text:p>
          </table:table-cell>
          <table:table-cell office:value-type="string" office:string-value="https://www.missouribotanicalgarden.org/PlantFinder/PlantFinderListResults.aspx?chr=48">
            <text:p>https://www.missouribotanicalgarden.org/PlantFinder/PlantFinderListResults.aspx?chr=48</text:p>
          </table:table-cell>
          <table:table-cell office:value-type="string" office:string-value="">
            <text:p/>
          </table:table-cell>
          <table:table-cell office:value-type="string" office:string-value="https://www.infoflora.ch/en/flora/phyllostachys-nigra.html">
            <text:p>https://www.infoflora.ch/en/flora/phyllostachys-nigra.html</text:p>
          </table:table-cell>
          <table:table-cell office:value-type="string" office:string-value="https://pfaf.org/user/Plant.aspx?LatinName=Phyllostachys+Nigra">
            <text:p>https://pfaf.org/user/Plant.aspx?LatinName=Phyllostachys+Nigra</text:p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